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fo="urn:oasis:names:tc:opendocument:xmlns:xsl-fo-compatible:1.0" xmlns:style="urn:oasis:names:tc:opendocument:xmlns:style:1.0" xmlns:dc="http://purl.org/dc/elements/1.1/" xmlns:number="urn:oasis:names:tc:opendocument:xmlns:datastyle:1.0" office:version="1.2">
  <office:automatic-styles>
    <number:date-style style:name="datestyle">
      <number:year number:style="long"/>
      <number:text>-</number:text>
      <number:month number:style="long"/>
      <number:text>-</number:text>
      <number:day/>
    </number:date-style>
  </office:automatic-styles>
  <office:body>
    <office:spreadsheet>
      <table:table table:name="baza studentow_Y1800_1939">
        <table:table-column/>
        <table:table-column/>
        <table:table-row>
          <table:table-cell>
            <text:p>АЛЕКСАНД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АСИЛ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ГРИГОР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ГНАТИЙ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КЛИМЕНТ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ЮС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ДМИТР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ГЕОРГ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ВА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ВА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НИКОЛА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АНД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ARSENJUSZ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АНД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ГЕОРГ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АНД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ГЕОРГ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НИКОЛА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WITALJUSZ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ДА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ДРИ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ИКТ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ГАВРИЛА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ЕМЕЛЬЯ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ИЛЬВЕСТ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ХЛОДВИГ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ФЁД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ХЛОДВИГ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ЁД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АТО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НТО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СИФ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КОНСТАНТИ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НИКОЛА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ОЛЕГ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ПЁТ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СТАНИСЛАВ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АДОЛЬ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ОТТОНЕ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ЬФОНС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ТО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МИХА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ЕМЁ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ГЕОРГ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ДМИТР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КОНСТАНТИ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КОНСТАНТИ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ПАВЕЛ</text:p>
          </table:table-cell>
          <table:table-cell office:value-type="float" office:value="1885">
            <text:p>1885</text:p>
          </table:table-cell>
        </table:table-row>
        <table:table-row>
          <table:table-cell>
            <text:p>КОНСТА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БОРИС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ФРИК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ЛАДИМИ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ДОРМИДОНТ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ИХАИЛ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ЕРГЕЙ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НИКОЛА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НИКОЛА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АЦЛАВ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ЯНУАР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ЯКОВ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ЯКОВ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ДРИ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ЛЕКСАНДР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ГРИГОРИЙ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КЛИМЕН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ЕМЁ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ОМА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ДРИ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ЛЕКСАНДР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ГРИГОР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АОКИМ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ГНАТ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ЛЕОПОЛЬД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ИХАИ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СИФ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ЛЕ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РИГОРИЙ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ТРОФИМ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ГРИГОР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ДАМ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ДАМ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ГНА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ГНА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ГНА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ЮЛИ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ИТА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ЯНУАР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АЛЕКСАНД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ЛАДИМИ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ПЁТ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ПЁТ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ЛЕКСАНД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ПЁТ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ЛЕ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ИКЕНТ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ИКТ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ИОСИФ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СИЛИ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РС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БОРИС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ЛАВРЕНТ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ЛАВРЕНТ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ЛАВРЕН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ЯКОВ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РЕФА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КОНСТАНТИН</text:p>
          </table:table-cell>
          <table:table-cell office:value-type="float" office:value="1885">
            <text:p>1885</text:p>
          </table:table-cell>
        </table:table-row>
        <table:table-row>
          <table:table-cell>
            <text:p>ВЛАДИМИ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ЕНРИХ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ЛЕОНИД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ДИМ</text:p>
          </table:table-cell>
          <table:table-cell office:value-type="float" office:value="1921">
            <text:p>1921</text:p>
          </table:table-cell>
        </table:table-row>
        <table:table-row>
          <table:table-cell>
            <text:p>КАР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АСИЛ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ЕВГЕН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ДОЛЬ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ЁТР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ВАСИ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ЕВГЕН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ЕВГЕН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АВСТ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ДИМ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СИФ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СТАНИСЛА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ЕЛИСЕ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ПАРФЕН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АНТО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ИКТО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АРФЕН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ПАРФЕН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ЮЛИ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ГНАТ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АВЕ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ОЗОНТ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ФЛО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ЯКОБЪ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ЯКОВ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АВЕ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ЮЛ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ЯКО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ОМА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РКАД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ЛАДИМИ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ГЕОРГ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ГНА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ЛЕ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ДИМ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АЛЛАДИЙ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ФОМ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СИЛ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ЕОРГ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ГЕОРГ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ЕВСТАФИ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ГНА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АВ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ЛО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ОМА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ЯКОВ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ЯРОСЛАВ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МАКСИМ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РОМУАЛЬД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ФАНАС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ЛЕВ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НИКОЛА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АРФЕН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ЕМЁН</text:p>
          </table:table-cell>
          <table:table-cell office:value-type="float" office:value="1896">
            <text:p>1896</text:p>
          </table:table-cell>
        </table:table-row>
        <table:table-row>
          <table:table-cell>
            <text:p>ФАВСТ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ЮЛИА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ЯКОВ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ЁДО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ЮЛИ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ЛАДИМИ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ГНАТ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ОЛА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ПАВЕЛ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ПАЛЛАДИ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ПЁТР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ФОМ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ОЗОНТЪ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ЛО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ЛАДИСЛАВ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ТОН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ПЛАТО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КОНСТАН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ГРИГОР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КОНСТАНТИ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МИХА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РОМУАЛЬД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ЕЙ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МИХАИЛ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АДОЛЬФ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ЛЕКСАНДР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ВАСИЛ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ЛАДИМИ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ЕРОНИМ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КОНСТАНТИ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КСЕНОФОНТ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МИХАИЛ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НИКОЛА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ПЛАТО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РОМ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ЭДУАРД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СТЕП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ЕРГЕ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НИКОЛА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ИКЕНТ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ДР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ИКЕНТ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ППОЛИТЪ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ѲЕОФИЛЬ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ЕВСТАФ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АНДР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В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ДЕМЬЯ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ГОРЪ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ЕРГЕ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ПОЛЛИНАР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ДАМ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АЛЕКСАНД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ЛАДИМИ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ИТРОФ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ПЁТ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ЁТ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ЛАДИМИР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ФЕЛИКС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ЁТ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РИГОР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АТОЛ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ГЕННАД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АЛЕКСЕ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ОНУФРИ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ФЁДО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ВА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В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ИКЕН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КЕН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ГНАТИ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АЛЕКСАНД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ИТАЛ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ДЕНИС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ЕМЁ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ЕМЁН</text:p>
          </table:table-cell>
          <table:table-cell office:value-type="float" office:value="1853">
            <text:p>1853</text:p>
          </table:table-cell>
        </table:table-row>
        <table:table-row>
          <table:table-cell>
            <text:p>СТЕП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РАНЦИСК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ЕОФИ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ИТАЛ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РАНЦИСК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АНДР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ВСЕВОЛОД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Яроникъ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ИЛЬГЕЛЬ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ГРИГОРИ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АСИЛ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ИТА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ЕВГЕН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АНД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БОРИС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ГНАТИ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НИКОЛАЙ</text:p>
          </table:table-cell>
          <table:table-cell office:value-type="float" office:value="1896">
            <text:p>1896</text:p>
          </table:table-cell>
        </table:table-row>
        <table:table-row>
          <table:table-cell>
            <text:p>СЕРГ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ФЁДО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ДР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ОСИФ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МИТРОФ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ЛЕОНИД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ЛЕКС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ФАВСТ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АОКИ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НТОН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ИВАН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ИОСИФ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ОСИФ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ХЛОДВИГ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СТЕПАН</text:p>
          </table:table-cell>
          <table:table-cell office:value-type="float" office:value="1844">
            <text:p>1844</text:p>
          </table:table-cell>
        </table:table-row>
        <table:table-row>
          <table:table-cell>
            <text:p>ВЛАДИСЛАВ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ВИКТО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НТО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ЮЛИ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ТА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ОНАРД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ОСИФ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ЕЛИКС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ЮЛИ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ЁДО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ДАМ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ЕРОНИМ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НИКОЛА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АСИЛ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КОНСТАНТИН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АДА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ЮЛИ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СИФ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БОГД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КОНСТАНТИ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ЯРОСЛАВ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БОГДА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НИКОЛА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СТЕП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ЯКОВ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АВЕ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РСЕН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ИКТ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ЦЛАВ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ЕВСТАФ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ЗИН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ГНАТ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ЛАРИО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КЕЛЕС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УПРИЯ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УКЬЯ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НИКАН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ПАВЕЛ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ПЁТР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РОМ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ЕМЁ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ЁДО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ЕОФ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ЮЛИ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ЕВСТАФ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ГНАТ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МИХАИЛ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ДР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РАФ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ИМИ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АВЕ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ПЁТ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ГРИГОР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КОНСТАНТИ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МИХ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СЕВОЛОДЬ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ВАЦЛАВ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ЛАДИМИР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МИХАИЛ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МАТВЕ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АВ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АВЕ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ЕРГ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ДОЛЬ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РАНЦИСК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ФРАНЦИСК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РИГОР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РИГОР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ЁДО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НТО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МИХАИЛ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РОСТИСЛАВ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ТЕП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СЕРГЕЙ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ИКТО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ГЕОРГИ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ЯКОВ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ЯКОВ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ЁД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ТОН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ВАСИЛ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ЕОРГИЙ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ЯКОВ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ЯКОВ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ЁД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ЕП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ФЕОФИЛ</text:p>
          </table:table-cell>
          <table:table-cell office:value-type="float" office:value="1834">
            <text:p>1834</text:p>
          </table:table-cell>
        </table:table-row>
        <table:table-row>
          <table:table-cell>
            <text:p>АЛЕКСАНД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ГНАТ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ЕВГЕН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ТО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ИЛЬВЕСТ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ЛАДИМИ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ДАНИІЛЪ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АНО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ТЕП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РАНЦИСК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ЕОФИЛ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ЯКОВ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ДАМ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НИКОЛА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ОСИФ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АДАМ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ЛАДИМИ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ЕВГЕНИ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ИВАН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МИХАИЛ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ФЕОФИЛ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ГЕОРГ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ДАНИЛА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САФАТ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ИМПЛИЦ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ОМА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ЕОФ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Е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НИКАНО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ПЁТ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ОМА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НТО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ЕРГЕ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ПОЛЛИНАР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КЕНТ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ФОМА</text:p>
          </table:table-cell>
          <table:table-cell office:value-type="float" office:value="1853">
            <text:p>1853</text:p>
          </table:table-cell>
        </table:table-row>
        <table:table-row>
          <table:table-cell>
            <text:p>ВИКЕНТ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АОКИМ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ОМА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РСЕН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ЛЕВ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ОМА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ДОЛЬ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АЛЕНТИ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НИКОЛА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КОНСТАНТИ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ИКЕНТ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СЛА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МИХАИЛ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Е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АСИЛ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ВИКЕНТ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ИКЕНТИЙ</text:p>
          </table:table-cell>
          <table:table-cell office:value-type="float" office:value="1844">
            <text:p>1844</text:p>
          </table:table-cell>
        </table:table-row>
        <table:table-row>
          <table:table-cell>
            <text:p>ВИКТО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ВЛАДИМИ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ЛАДИМИ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ЛАДИМИР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СТАФ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ГОРЪ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КОНСТАНТИН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ПЁТ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ЁТ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ТЕП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ЮЛ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ОМА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НОГРАДОВЪ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СОФРОН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ЛЕКСЕ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ЛЕКСЕ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ГРИГО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ЯКОВ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ОЛА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ОМ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МЁ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ЮСТИ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АНСЕЛЬ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ОНСТАНТИ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ЛАДИМИР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ОНСТАНТИ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ЕЛИЦ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ДАМ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ДАМ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ВА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ГНАТ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РОМ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ТЕПА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ЛЕОНАРД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МИХАИ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МОДЕСТ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СЕМЁ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КОНСТАН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ТИТ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РОМ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С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ДИМ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ФЁДО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ЛУКА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ВГУСТИНЪ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ЕОФ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ЛАДИСЛАВЪ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ЛАРИО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ЛАРИ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Е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АТОЛ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БОРИС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КОНСТАНТИ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МИХА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ЛАДИМИ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ГНА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ВГУСТИНЪ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ЛІМЕНТІ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МАКА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ЕРДИНАНД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ФЕДОС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ЕОФ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ППОЛО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ПОЛЛИНА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ФЁДО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АРКАД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ОСИФ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ЁДОР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ЮЛ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АНИСЛА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ГНАТИЙ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ИОСИФ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МИХАИЛ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Е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ВЛАДИМИР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ВАН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КОНСТАНТИ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ЛЕВ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ЁТ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ЁДО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ГЕОРГ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АНД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АЛЕРЬЯ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ОСИФ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НИКОЛА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ГЕОРГ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ФЁДО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АНД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ЬБИ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ОСИФ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ЛЕ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ЕОН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ИХАИ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ТЕП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ЕЛИКС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ЛЕКСАНД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СИФ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ЛЕВ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ЛЕ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ЕП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ДМИТРИ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ПАВЕЛ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ЮЛ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РСЕН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МИХАИЛ</text:p>
          </table:table-cell>
          <table:table-cell office:value-type="float" office:value="1905">
            <text:p>1905</text:p>
          </table:table-cell>
        </table:table-row>
        <table:table-row>
          <table:table-cell>
            <text:p>НИКОЛА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ВАН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ЁДО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ГНАТ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ВИКТО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ЛЕОНТ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СИЛИЙ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НИКОЛАЙ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СИДО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АРЛ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НДР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СИЛ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СИДО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МИХАИЛ</text:p>
          </table:table-cell>
          <table:table-cell office:value-type="float" office:value="1903">
            <text:p>1903</text:p>
          </table:table-cell>
        </table:table-row>
        <table:table-row>
          <table:table-cell>
            <text:p>ИЛЬДЕФОНС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ЛЬДЕФОНС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ДРЕ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ГНАТ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ЛАРИ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ППОЛИТЪ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ЭДУАРД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ЭДУАРД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ЕВ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ЛЬДЕФОНС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ЭДУАРД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ГНА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ЛЕКСАНД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АЛЕКСАНД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БОРИС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БОРИС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КОНСТАНТИ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ФЁДО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ВИКТ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АФАТ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АРКИС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ИКТО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ВА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ДАМ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СТЕП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34">
            <text:p>1834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ЛАДИМИ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ТЕП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СИФ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ЛЬЯ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СТЕП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ЮЛИ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АТОЛИ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ПАВЕЛ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АТО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АНД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НДРЕ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АНИІЛЪ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ПЁТ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ЁТ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ЕВСТАФ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ПАВЕ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21">
            <text:p>1921</text:p>
          </table:table-cell>
        </table:table-row>
        <table:table-row>
          <table:table-cell>
            <text:p>ВАЦЛАВ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ЁДО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ГЕОРГ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НИКОЛА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АН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СИЛ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ЕВСТАФ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АВЕ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ТЕП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БРОНИСЛАВ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ТАРА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ЛИБЕРТЪ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ЁТ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ПЛА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ГРИГОР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ЛА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ИКЕНТ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АЦЛАВ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МЕЛЬЯ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МИХАИ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ЛАТОН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ИВАН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СИФ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ЛЬЯ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ФАВСТ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ФЕОФ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ЛЕОНАРД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РКАД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ЮЛИ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ГНАТЬ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КОНСТАНТИН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ПЁТР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ДАМ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СИФ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ЛАДИМИР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КОНСТА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ЛЬДЕФОНС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ППОЛИТЪ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ЛЕВ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ПАВЕЛ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ФАВСТ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АУСТИ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ЮЛИ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АВЕ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РОКОФ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СИЛ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ЕМЕЛЬЯ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ЕЛЕСТИ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ОЛА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ЕМЕЛЬЯ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ЯКОВ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ОСИФ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Е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ДРЕ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МИХА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ЛАДИМИ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МИХАИЛ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МИХАИЛ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ОСИФ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ИМИР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ХЛОДВИГ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АВЕЛ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АЛЕКСАНД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ЛЕКСАНДР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ДА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ЛЕРЬЯ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ИКЕН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КТО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ИКТ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ЛАДИМИ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СЕВОЛОД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ГЕОРГ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ППОЛИТЪ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АФА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АЗИМИ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ОНГИ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ЛУКІАНЪ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АМЕРТЪ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ПАВЕ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ПАВЕЛ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СЕМЁ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ТИ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ЁД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ЕЛИКС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ФЕРДИНАНД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ФЕРДИНАНД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ЮЛИ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АДЕ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ЁДО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ЁДОР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АТОЛ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ГРИГОР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ЁТ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ЕРГЕ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АВГУСТИНЪ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ВГУСТ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ДРЕ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НТ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ЕВСТАФ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ОСИФ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КАР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ЛЕ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АРК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ФЕЛИЦИ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ХРИСАНФ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ЮЛИ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НИКОЛА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ОСИФ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3">
            <text:p>1903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ХЛОДВИГ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БОГУСЛАВЪ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ЗМ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ОСИФ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АВЕЛ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СЕМЁ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СТЕП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РАНЦИСК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ГНА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ИКТО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ИКТ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ЮСТИ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ЛЕВ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ПАВЕ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АВЕ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ФЕЛИЦ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АТВЕ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МАТВЕ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ЛЕКСЕ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ГНАТИ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ИЛЬЯ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ЗМ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ЕМЁ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СТЕП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ТЕП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ЛО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ФЁДОР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ПЁТ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ЕВГЕН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СИЛ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ИОСИФ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АОКИМ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АОКИМ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АСИЛ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ЕДОС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ГНА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ЯКОВ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ЛЬЯ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СТЕПА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ЕВСТАФ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МИХАИЛ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ЁТ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ЮС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ОНУФР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ПАЛЛАД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ЛАВР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РСЕН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НИ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СИФ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ДМИТРИЙ</text:p>
          </table:table-cell>
          <table:table-cell office:value-type="float" office:value="1887">
            <text:p>1887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МЁ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ЁД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АВРЕНТ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ЛАВРЕНТ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ПЁТ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ЦЛАВЪ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ЛЕКСАНД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ИМИ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АЛЕКСАНДР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ФЕГОНТЪ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ФОМА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ИОСИФ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КОНСТАНТИ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СТАНИСЛАВ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АНД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АНДРЕЙ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АНТОН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АНТО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ЗИНО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ЗИНОВ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ЛАРИО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СИФ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СИФ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МИХАИЛ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СТЕП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ДР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СТАФ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ПЁТ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ЕРГ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ГЕОРГ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ГЕОРГ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ЯКО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ЛАДИМИ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ВАН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ЛАРИ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ЁТР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АНДРЕ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ЛЕКСЕЙ</text:p>
          </table:table-cell>
          <table:table-cell office:value-type="float" office:value="1896">
            <text:p>1896</text:p>
          </table:table-cell>
        </table:table-row>
        <table:table-row>
          <table:table-cell>
            <text:p>АНДРЕ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АНДРЕ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ГЕОРГ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ГЕОРГ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АТВЕ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НИКОЛА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ПЛАКИД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ТЕПА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СТЕПАН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ФЕОФ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ЁДО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ЛАРИ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КОНСТАНТИН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ИОСИФ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ДМИТР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ЛОНГ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ХЛОДВИГ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АР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ЮЛИ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ЮЛИА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ОЛА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ФЁДО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МАРИ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ФЁДОР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ЗИН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ИХАИ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ГЕОРГИ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ВЛАДИМИ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ЛАДИМИ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АЦЛАВ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ИВА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ГНА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ОНТ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МЁ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ЛАДИМИ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ППОЛО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РИГОРИ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ЁДО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ЛАДИМИ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ФРАНЦИСК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РАНЦИСК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ЕСАР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СИЛЬВЕСТР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НИКОЛА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ЛЕКСАНДР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АФАНАС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ЕВГЕН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АЗИМИР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ЛЕОНИД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НИКОЛА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ЁТ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ЕРГЕ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ИТОЛЬД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НИК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ГНАТИ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НИКОЛА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МИХАИ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ЮЛИ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ЕРОНИМ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ДРЕ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НДРЕ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АНД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ЛЕКСАНД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НТ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ЛАДИМИР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ЕВГЕН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ЕМЕЛЬЯ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КУПРИЯ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ХЛОДВИГ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АНО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НИКОЛА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ЁТ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ЕВЕРИ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СЕМЁ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СТЕП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Л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Л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ЯКОВ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ЁДОР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ПАВЕЛ</text:p>
          </table:table-cell>
          <table:table-cell office:value-type="float" office:value="1903">
            <text:p>1903</text:p>
          </table:table-cell>
        </table:table-row>
        <table:table-row>
          <table:table-cell>
            <text:p>АНДРЕЙ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АНТОН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СИДО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КОНСТАНТИН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СЕРГЕ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ПЁТ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КОНСТАНТИ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АЛЕРЬЯ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ДР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РАСИ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ЕВГЕН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ЭРАЗМ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ГНАТИЙ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ОНСТАНТИ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ЁДО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РОМ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РОМ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ИКТО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ГНА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ХЛОДВИГ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АР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МИХАИ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ФЕДОСИЙ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КОНСТА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ЛЕКСАНД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АНДРЕ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НДРЕ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ЦЛАВ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АВЕ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ЮЛ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ЮЛИ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ЮСТИ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ИОСИФ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ОСИФ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ЕВГЕНИ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СИЛИ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ЕРО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МИХАИ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МИХАИЛ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ОЛА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СЕРГЕЙ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ФЕРДИНАНД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ЛЕКСАНД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ДРЕ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ЕВДОКИМ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ЮСТИ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МИХАИ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ИХАИЛ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ПЛАТО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ЮЛИ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ИТАЛ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НИКОЛА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ПЛАТОН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АЛЕКСАНД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ИКЕН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УПРИЯ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ОНИД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ПАВЕ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НИКОЛА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ЮЛ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ЯКО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ЮС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ССАРИ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ГЕРВАС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ДЕНИС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ГНАТ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СИФ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СЕРГЕ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ДАНИЛА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НИКОЛА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ОРН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ТО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ГНАТИЙ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ИЛЬЯ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ППОЛИТЪ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КАРЛ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КОРН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ИХАИ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АВЕЛ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ПЁТ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ЛАТО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СЕМЁ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СТЕП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ЛЕКСАНД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КАЛИКСТ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КОНСТАНТИ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ВИК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ГНА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САВЕР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ЕВЕР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ДА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ТОЛЬД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ГНАТ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ХЛОДВИГ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ЛЕКС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ФИЛИПП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ГРИГОР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ГЕОРГ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ГНАТ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ГНА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БОРИС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ЛАВРЕН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АВЕ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АЛЕРЬЯН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ДАНИЛА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ПЁТР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ФИЛИПП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ФИЛИПП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ФЁДО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ФИЛИПП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НТО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СЕМЁ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ЯКОВ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ЛЕКСАНД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ГНАТ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ЛЕВ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НИКОЛА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ЮЛИ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ЮЛИ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ФЁДО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ЁДО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ЭДУАРД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ЕМЁ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ДАМ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СОФРОН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ЛЕКСЕ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СЕРГЕ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АДАЛЬБЕРТ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ИКТ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ЛАДИМИР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ГНАТ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СИД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ТЕП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ЮС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ЕЛИКС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СЕВОЛОД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АТВЕ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МИХАИЛ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СЕРГЕЙ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ЛЕВ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ТЕП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ЕРГЕ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СЕМЁ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ЁДО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ВАН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ИЛАРИОН</text:p>
          </table:table-cell>
          <table:table-cell office:value-type="float" office:value="1903">
            <text:p>1903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ЗАХА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ОНИД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АТО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ОМА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КОНСТАНТИН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ФИЛИПП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ОФРОНИЙ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ГАВРИЛА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ОФРОН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ЯКОВ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АНАТО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МИХАИЛ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АНТО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НТ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ГАВРИЛА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ГНА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ЕВГЕН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МИХАИ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ГЕОРГ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ПАВЕЛ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СТЕПАН</text:p>
          </table:table-cell>
          <table:table-cell office:value-type="float" office:value="1939">
            <text:p>1939</text:p>
          </table:table-cell>
        </table:table-row>
        <table:table-row>
          <table:table-cell>
            <text:p>АНДРЕ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ИКТО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ЛЕ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АВЕ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ЕП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ТЕП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САФА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РТЕМ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ЕОРГ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ГАСПА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КОНСТАНТИ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КОНСТАНТИ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ПАВЕЛ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ПЁТ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ЕП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РОМ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ОНСТАНТИН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МИХ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МИХАИ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ПЁТР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АЛЕКСАНДР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ЛЕКСАНДР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АНТО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АСИЛИЙ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ВЛАДИМИР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ИГНАТИЙ</text:p>
          </table:table-cell>
          <table:table-cell office:value-type="float" office:value="1903">
            <text:p>1903</text:p>
          </table:table-cell>
        </table:table-row>
        <table:table-row>
          <table:table-cell>
            <text:p>КОНСТАН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ОНСТАНТИ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ЛЕОНИД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ТИХО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ВГУСТИНЪ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ЗИН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АВГУСТИНЪ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АНАТОЛИ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ВЛАДИМИР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ГЕОРГ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ДАНИЛА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ЗИН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КОНСТАНТИ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НАРКИС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ОЛА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ЕМЁ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СЕРГЕ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СЕМЁ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ЁДО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ИЛЬЯ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ОСИФ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АЛЕКСАНДР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АН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РСЕНИ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СЕВОЛОД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ГЕОРГ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ГРИГОР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КЛИМЕНТ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ОНСТАНТИ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АВЕ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ПЁТ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ФРАНЦИСК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ЭДУАРД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ЮЛИ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СЕВОЛОД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ВСЕВОЛОД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СЕРГЕ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НАПОЛЕ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КОНСТАНТИН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ОМА</text:p>
          </table:table-cell>
          <table:table-cell office:value-type="float" office:value="1939">
            <text:p>1939</text:p>
          </table:table-cell>
        </table:table-row>
        <table:table-row>
          <table:table-cell>
            <text:p>АНТО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ОМА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ЛУКА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ПАВЕ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ЁТ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ЁДО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ФОМ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ЮЛИ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ДАМ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ФАНАСИ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ЛАДИСЛАВЪ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ЕЛИКС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ИЛИПП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ИЛИПП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ЮС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РИЧАРД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В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ОСИФ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АНТОН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ВЛАДИМИ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ВЛАДИСЛАВ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АНД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НДРЕ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АЛЕРЬЯ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ИКТО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ППОЛИТЪ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ЛАРИО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МИХАИЛ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МИХ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ПАВЕ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СЕРГЕ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ПАВЕ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ЁТ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ФЁДОР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ВИКТО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НИКОЛА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ЁДО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ИТА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ЕРОНИМ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ГЕОРГ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ГЕОРГ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ЕМЁ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ППОЛИТЪ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АНТО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БОРИС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ПЛАКИД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ОМА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АНДР</text:p>
          </table:table-cell>
          <table:table-cell office:value-type="float" office:value="1939">
            <text:p>1939</text:p>
          </table:table-cell>
        </table:table-row>
        <table:table-row>
          <table:table-cell>
            <text:p>ГЕОРГ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ГНАТ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ЁТР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АЛЕКСАНД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ГЕОРГИЙ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ЕВСТАФ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ГЕОРГ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ГНАТ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ГНАТИЙ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ИОСИФ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КОНСТАН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ОНСТАНТИ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ЛЕКСАНД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АНДР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ВИКТ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ГЕОРГ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КОНСТАНТИ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КОНСТАНТИ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ЛЕОН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ЮЛИ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АНД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ВЛАДИМИ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ОСИФ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ВАЛЕРЬЯ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ХЛОДВИГ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КОНСТА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БОРИС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АСИЛ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ГЕОРГ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ЗИНОВ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ЛАКИД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ОМА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СЕМЁ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ГЕОРГИ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ВЕНИАМИ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НИКОЛА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ИОСИФ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КОНСТАНТИ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КОНСТАНТИН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ИОСИФ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ЛА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ЭДУАРД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ВЛАДИМИ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СИФ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СЕРГЕ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ГРИГО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ГЕОРГ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АР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АР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ЕМЕЛЬЯ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ЛЕОНИД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МАР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РАНЦИСК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РОХО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ДАМ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ДА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ЛЕКСАНД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СИЛ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АС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КЕНТ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ДАВЫД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ЕРОНИМ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АЗИМИ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АЗИМИ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КОНСТАНТИ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ЛЕВ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НИКОЛА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ПАВЕЛ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ПАРФЕНИ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ПЁТ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ТЕПА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ТИТ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ЛО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ЛЕКСАНД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АВЕЛ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НАТО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ЗИН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ВАН</text:p>
          </table:table-cell>
          <table:table-cell office:value-type="float" office:value="1913">
            <text:p>1913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АТОЛИ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ИКТОР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ИОСИФ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АДЕ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ПАВЕ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ТО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КТОР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НИКОДИМ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ЛАТО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ФЁД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ФЕЛИКС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КАЗИМИ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АЦЛАВ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ГРИГОР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ЁДО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ЁД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ГРИГО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ТРОФ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ОСИФ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КАЗИМИ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АВРИЛА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ЛЕКСАНД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АЛЕКСАНД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ОНСТАНТИН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МИХАИЛ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ОЛА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ОСИФ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ОНСТАН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ОМА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ЭДУАРД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ЮЛИ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ЕЛИКС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ЛЬЯ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ПЁТР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ВИКТО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ЁДО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ДРЕ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ТО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ТО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ФАНАС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ФАНАС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ВЛАДИМИ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ГАВРИІЛЪ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ГАВРИЛА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ГЕОРГ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ННОКЕНТ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АЗИМИ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КОНСТАНТИ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ЛЕВ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МИХАИЛ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ОЛА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ЁТ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ПЁТ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СТЕП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СТЕП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АВСТ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ЯКО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ЁДО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ФЁДО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ЁДО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ЯКОВ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ЛАДИМИ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Т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.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АНД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ДРЕ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ЕНЕДИКТ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ЛЕВ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ПЛА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ЛА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ЯКОВ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ВАСИЛ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ЕФОД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АВЕ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ЕОФ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ТЕП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903">
            <text:p>1903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ВАСИЛ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ДИМ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ХЛОДВИГ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КОНСТАНТИ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ФЁДО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МАР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СЛАВЪ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ГНАТ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ОСИФ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КОНСТАНТИ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ЮЛИ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АСИЛ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АЦЛАВ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АРЕСТ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ЭРАЗМ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ППОЛИТЪ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КОНКОРД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ПАВЕ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ЕЛИКС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ХРИСАН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ЮСТИ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ДА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ГНАТ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КОНСТАН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СИЛ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ЕРОНИМ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АВЕЛ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ИТА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АНД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СИЛ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КОНСТАН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АВЕ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ФАДЕ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АНИСЛАВ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ФЕЛИКС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ЕРГЕЙ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БОЛЕСЛАВ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ППОЛИТЪ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ОНУФРИЙ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ДРЕ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АЛЕНТИ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ДРЕ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ДРЕ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ЛЕНТИ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Н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ИХАИ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ОИСЕ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ЕОФ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ЛЕНТИ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АН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РИГОР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ЕНИАМИ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ДМИТР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ЯКОВ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ППОЛИТЪ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НДРЕ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ППОЛИТЪ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ОЛА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ЁТ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ЁТ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НИКОЛА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МИХАИЛ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АЛЕРЬЯ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ЛЕВ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ЕОФ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ЛАДИМИ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КОНСТАНТИ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ЕПА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ЛАДИМИ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ЛАДИМИ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ЕП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ЕОФИ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ГРИГО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ТАЛ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ФЕЛИКС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ЕЛИКС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ЛЕОНИД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КОНСТАНТИ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КОНСТАН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ОНСТАНТИ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ЛЕКСЕ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ТО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НТОН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БОРИС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АСИЛИЙ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ВЕНЕДИК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ЕНЕДИКТ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ГНАТИ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ЮС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АНОР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ЁТР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СТЕП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ЮЛИАН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ФОМА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ДАМ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ЛЕВ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ВИК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БОЛЕСЛАВ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ГНА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ГНА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ИХАИ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ЮЛИА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ЛЕКСАНД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Е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ТОН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ВАСИЛИ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ВИКТО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ГЕНРИХ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ДМИТР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ДОНАТ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ЕВГЕН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ГНАТИЙ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ИППОЛИТЪ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ЛЕ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ЮЛИА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ФЕОФИ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ЕОФ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Е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АЛЬФОНС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ИХАИЛ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ГРИГОР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ЛЬЯ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ПЁТ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ЮЛИ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АНТО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ЛАТ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ОЛИКАРП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ОНСТАН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ДАМ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АНД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АНД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КЕН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ЛАДИМИ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ДАМАСК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ГНА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КОНСТАНТИ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ЛЕ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ЕЛХИСЕДЕК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ИХА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АВЕ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ПЁТ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СТЕП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ТЕП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ТЕП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АФАТ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ЛЕВ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НИКОЛА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ТИТ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ОСИФ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АТВЕ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КОНСТАНТИ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ОЛАЙ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НИКОЛАЙ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СИЛЬВЕСТ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АС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ТРОФ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АВРЕН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ПАВ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РОМ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ОМА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ЛАДИМИР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ВЛАДИМИР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РАФ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ВАЛЕ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ЁДО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ТО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ТО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АВРЕНТ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ФОМ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СЕВОЛОД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СЕРГЕ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СТЕП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ЛЕКСАНДР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ВАСИЛ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ВАСИЛИ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ГНА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ЛАРИО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ГРИГОР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ЯКОВ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ЯКОВ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ЯКОВ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ГРИГОР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ЯКОВ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ГРИГОР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ГРИГОР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ЛАДИМИ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ДМИТР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ЛАДИМИ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ВЛАДИМИР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ИВ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ИОСИФ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СЕРГЕ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МИХАИЛ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АНТ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ЛАДИМИР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ГЕОРГ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ОНСТАНТИ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МИХАИЛ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ЕМЁ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СЕМЁ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ТО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КОНСТАНТИ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ДРЕ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МИХАИЛ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МИХАИЛ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ЦЛАВ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НИКОЛА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ЛЕКСАНД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ДРЕ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ТО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АНТО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СИЛ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ЕНЕДИКТ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АНИЛА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ВАН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КОНСТАНТИ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КОНСТАНТИН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ЛАВ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ЁТ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ПЛА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РАФАИ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САВВА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ЕМЁ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ЕМЁ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ТЕП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ТИТ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ФЕЛИКС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РАНЦИСК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РАНЦИСК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ЯКО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ЛУКА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КТ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ЛЬДЕМАР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ВИКТО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ЛАДИМИ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ДМИТРИ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В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ЛУКА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АВЕ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АВЕ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АВСТ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ФЁД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ЮЛИ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ЁДО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ЮС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ПЁТ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ОСИФ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ЛУКА</text:p>
          </table:table-cell>
          <table:table-cell office:value-type="float" office:value="1844">
            <text:p>1844</text:p>
          </table:table-cell>
        </table:table-row>
        <table:table-row>
          <table:table-cell>
            <text:p>ПАВЕЛ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ИКТО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ЛЕКСАНД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ДРЕ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ЛЕРЬЯН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ВЛАДИМИ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ОНСТАНТИН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КОНСТАНТИ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ПЁТ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СТЕП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ЮЛИ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ЛАДИМИ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ИКТОР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КОНСТАН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СЕРГЕ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ВА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ЕВГЕН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ЁДО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ЯКОВ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ВГУСТ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ЛАДИМИ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МИХАИЛ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ВИТА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ДРЕЙ</text:p>
          </table:table-cell>
          <table:table-cell office:value-type="float" office:value="1921">
            <text:p>1921</text:p>
          </table:table-cell>
        </table:table-row>
        <table:table-row>
          <table:table-cell>
            <text:p>ИВ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МАРКИАН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СТЕПАН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АНАТО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ЗИНО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ТЕОФИЛЪ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ЕЛИЦИ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ЛАДИМИР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ЛАВД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ЛЕВ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ПЁТ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ЁД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ЁДО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ЁД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Е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БОРИС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АЦЛАВ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ЛЕКС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13">
            <text:p>1913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МИХАИЛ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СЕРГ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ПАВЕЛ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ДМИТРИЙ</text:p>
          </table:table-cell>
          <table:table-cell office:value-type="float" office:value="1921">
            <text:p>1921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СТЕП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ФИЛИПП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ИЛИПП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ТЕП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ИЛИПП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ЛЕНТИ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ЮЛИАН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ФАНАС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БОРИС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ЛАДИМИР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ВЛАДИСЛАВЪ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СЕВОЛОД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РИГОР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ДАНИЛА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ЕВГЕН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ЗАХА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ЛУК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АКСИ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ОЛАЙ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ПАВЕЛ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ПЁТ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ИЛЬВЕСТ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ТЕП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СТЕП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ХРИСАНФ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ЮЛИ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ЮЛИ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ФЕОФ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АСИЛ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МАР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ДРЕ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КОНСТАНТИ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МИХАИ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ТИМОФ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ДРЕ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СИЛ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ДОМЕСТИ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ЛАДИМИ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ПАВЕЛ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КОНСТА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ДАМ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БОРИС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ДАНИЛА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ЕВГЕН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ЕВСТАФ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АНО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ЕМЁ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ТЕП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ЯКОВ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ЛЕКСЕЙ</text:p>
          </table:table-cell>
          <table:table-cell office:value-type="float" office:value="1844">
            <text:p>1844</text:p>
          </table:table-cell>
        </table:table-row>
        <table:table-row>
          <table:table-cell>
            <text:p>АЛЕКСАНДР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АЛЬБИ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ЕНЕДИКТ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ЕЛЕВФЕР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ОШЕ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КИРИЛЛ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ЛА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РУФ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ФЕДОС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ОНСТАН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ЛАТОН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ФЕДОС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ЭРАСТ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ГЕНРИХ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ГРИГОР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ГНАТ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ГНАТ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ИОСИФ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ГНАТ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ГРИГОР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ГНА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УПРИЯ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ЁД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ЕВСТАФ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ЕПАН</text:p>
          </table:table-cell>
          <table:table-cell office:value-type="float" office:value="1939">
            <text:p>1939</text:p>
          </table:table-cell>
        </table:table-row>
        <table:table-row>
          <table:table-cell>
            <text:p>ФЕОФ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Е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ВАЦЛАВ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ПАВЕ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ДМИТРИ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ЕВГЕН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ДОЛЬ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ДАМ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НТО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ВСЕВОЛОД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КУПРИЯН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НИКАНО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ЕМЁ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РСЕН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АНДИД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РАНЦИСК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КОНСТАНТИ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ИОСИФ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СИЛЬВЕСТ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КОНСТАНТИ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АСИЛ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ДАМ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ЕВГЕН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ППОЛИТЪ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АР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ИХА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АНО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РОМАН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АЛЕКСАНД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ИКЕН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ТАЛ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ИТАЛИЙ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ВЛАДИМИ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АНИЛА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ЕВГЕН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АН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ЕП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АВСТ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ЕЛИКС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Е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НИКОЛАЙ</text:p>
          </table:table-cell>
          <table:table-cell office:value-type="float" office:value="1896">
            <text:p>1896</text:p>
          </table:table-cell>
        </table:table-row>
        <table:table-row>
          <table:table-cell>
            <text:p>ФЕЛИКС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АТАПИ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РСЕН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ФАНАСИЙ</text:p>
          </table:table-cell>
          <table:table-cell office:value-type="float" office:value="1834">
            <text:p>1834</text:p>
          </table:table-cell>
        </table:table-row>
        <table:table-row>
          <table:table-cell>
            <text:p>ВИТА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АПИ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ЁД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ЁД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ЁДО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ВАСИЛИЙ</text:p>
          </table:table-cell>
          <table:table-cell office:value-type="float" office:value="1896">
            <text:p>1896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ЛЕКСАНД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ГЕОРГ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КОНСТАН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СИФ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КОНСТАНТИ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МИХАИ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ФАВСТ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СИ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ЕВГЕН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ЕВГЕН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КОНСТАНТИ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Е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АФАНАС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МАРТИ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МАТВЕ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СТЕП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КАРЛ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ЛЕВ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ЮЛ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ЮЛИ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ЕВ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ДАМ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ПАВЕЛ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КОНСТАНТИ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ЛЕ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96">
            <text:p>1896</text:p>
          </table:table-cell>
        </table:table-row>
        <table:table-row>
          <table:table-cell>
            <text:p>АЛЕКСАНД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НИКОЛА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НИКОЛА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ВСЕВОЛОД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ГРИГОР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ГРИГОР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ГРИГОР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КОНСТАНТИ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ОСИФ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ПАВЕ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АВЕ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ПАВЕ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ЕРАФИМ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ТИМ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НТО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АСИЛИ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ВЛАДИМИ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ДАНИЛА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ОНСТАНТИ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АВЕ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ТОН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МИХАИЛ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ГНАТ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МАРТИ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ДАМ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ОСИФ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КОНСТАН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ВИКТО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СТЕП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ГРИГО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ЛЕОНИД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АСИ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ДМИТР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ИКТО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ЛАДИМИ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ДМИТРИЙ</text:p>
          </table:table-cell>
          <table:table-cell office:value-type="float" office:value="1913">
            <text:p>1913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РАФ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РОМУАЛЬД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СТЕП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ОЛАЙ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ЮС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ЕВГЕН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ЕПАН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АДАМ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НИКОДИМ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ПЛАТО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ОДИМ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ЮЛИ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ЛЬЯ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КАР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ДИМ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ЛАТО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ИГНАТИЙ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ЛЕОНИД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ГНАТ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ДАМ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Т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ЛЬЯ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ИКТ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ЛАДИСЛАВЪ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ЛАДИМИ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АЛЕКСАНД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Е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ГЕОРГ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НИКОЛА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ДАМ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ПАВ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АВЕ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Е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НИКОЛА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ПАВ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ЯКО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ПЛАТО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КАЗИМИ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ЛАДИМИ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ГРИГОР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ГРИГОР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ДМИТР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ЕВСТАФ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ЕРОНИМ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АФАТ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КОНСТАНТИ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ОНСТАН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ОНСТАНТИ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КОНСТАНТИ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В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ПАВ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ЕЛИКС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ЕЛИЦИ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ЯРОСЛАВ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МАРК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ЕЛИКС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РАНЦИСК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ГАТИНЪ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КОНСТАНТИ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ЛЕОНТ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МИХАИЛ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МИХА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ФАНАС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ФАНАС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ЛЕРЬЯ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ИКЕНТ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ЛАДИМИ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ГНА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ДИМ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ЮЛИ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ЯКО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ЁТ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ФРАНЦИСК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ЁТ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ЯКОВ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ГЕРВАС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ДМИТР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ЛЕР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СЕРГ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РТЕМ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БОРИС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ЛЕНТИ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ГРИГОР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ПЁТ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ИКЕНТ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СИФ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ППОЛОН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РАНЦИСК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ВЛАДИМИ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КОНСТАНТИН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СЕНОФОНТ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ЕРГЕ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ГРИГОР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СЕВОЛОД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ОСАФА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ЛЕОНТ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ДРЕ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НТО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КОНСТАНТИ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РОМ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КАЗИМИ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ЕМЁ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ИРИЛ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ЕВАСТЬЯ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ОМА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СЕВОЛОД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НДРЕЙ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ППОЛИТЪ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ЛАДИМИ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ЛЕОНАРД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ДРЕ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ТО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РКАД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РИГОР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МИХАИЛ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СЕРГЕ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МИХАИ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МИХАИ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СЕРГЕ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ДРЕ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ТО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НТО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АЦЛАВ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ЕВГЕН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ОИЛЬ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ППОЛИТЪ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ИР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АНД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ПЛАТО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ЮС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ЯКОВ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ФРАНЦИСК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ЛЕКСАНД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ЮЛИ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ЕРГЕ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ТАРАС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ПАВЕЛ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СЕРГЕ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ФОМА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АВЕ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АВЕ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ДА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БАЛЬТАЗА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КТ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ЕНИС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Евгардъ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В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ОСАФАТ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ЛЕ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Е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ЕОНИД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ЛОНГИН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ЛУК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АР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ИХАИ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ОСИФ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ПАВЕЛ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ПАВЕЛ</text:p>
          </table:table-cell>
          <table:table-cell office:value-type="float" office:value="1896">
            <text:p>1896</text:p>
          </table:table-cell>
        </table:table-row>
        <table:table-row>
          <table:table-cell>
            <text:p>ПЁТ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ЁТ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ЯКОВ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НДРЕ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ДИМ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ПАВЕ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ДАМ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ДАМ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ЕРМ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ЕВСТАФ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ОНСТА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ПАВЕЛ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СЕРГЕ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ЮЛИ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ЕДОС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ФОМ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КОНСТАНТИ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ИКТОР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ЕОРГ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ГНА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ЛЬЯ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АР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АНИСЛАВ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ФЁДО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КОНСТАНТИН</text:p>
          </table:table-cell>
          <table:table-cell office:value-type="float" office:value="1939">
            <text:p>1939</text:p>
          </table:table-cell>
        </table:table-row>
        <table:table-row>
          <table:table-cell>
            <text:p>ЛЕОНИД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ЛАДИМИ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ГНАТ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НИКОЛА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ДОЛЬФ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ВАСИЛ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АТО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СИЛИ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ГЕННАД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ЛЕОНИД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ГЕОРГ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ТО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НТО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ГРИГОР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ЕРГЕ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СТЕП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СТЕП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ЛЕКСАНДР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НТО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НИКИФОР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НИКОЛА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ЭДУАРД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ЕДОС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913">
            <text:p>1913</text:p>
          </table:table-cell>
        </table:table-row>
        <table:table-row>
          <table:table-cell>
            <text:p>АДАМ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ИГНАТ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ГНА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ЯКОВ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ГЕОРГ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ТО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ЛАДИМИ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ИВАН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КОНСТАНТИ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ОСИФ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АНИСЛА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ТАНИСЛА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ГЕОРГ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ЕВФРЕМЪ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Е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ВЛАДИМИ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ФАДЕ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АВ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ГНА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АВЕЛ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ПАВЕЛ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ГЕОРГИ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ГНАТ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ГНАТ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ГНАТ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МИХАИЛ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ТРОФ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ТО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ИКЕНТ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ИКЕНТ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ИК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ЕМЁ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МЁ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ЯНУАР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ЕМЁ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ТО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ЮЛИ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ЕВГЕН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ГАЭТАНО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МИХАИЛ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ЛЕКСАНД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ЛЕКС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ВЛАДИМИР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ЛЕОНИД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ГНАТИЙ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ЗИНО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ГРИГО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ДОКИМ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ЛЕКСАНДР</text:p>
          </table:table-cell>
          <table:table-cell office:value-type="float" office:value="1903">
            <text:p>1903</text:p>
          </table:table-cell>
        </table:table-row>
        <table:table-row>
          <table:table-cell>
            <text:p>ВАСИЛ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921">
            <text:p>1921</text:p>
          </table:table-cell>
        </table:table-row>
        <table:table-row>
          <table:table-cell>
            <text:p>ПАВЕЛ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ИГНАТ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921">
            <text:p>1921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ЛАВРЕН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ММАНУИЛЬ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ПОРФИР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ОМА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БОРИС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АТО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СИЛИ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ДМИТРИЙ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ПЁТ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ЕРГЕЙ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ЕРГЕЙ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ТРОФИМ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ЛАРИ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АТО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АТО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КОНСТАНТИ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АЦЛАВ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СТАФ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ЕЛИСЕ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РТЕМ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ЛАДИМИ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БОГД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МЁ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АДОЛЬ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ИКТ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АКИН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АЗИМИ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КСЕНОФОНТ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КСЕНОФОНТ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ЛЕОНТ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НИКОЛА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ЕРГ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ТАНИСЛА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ЕЛИКС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ЕЛИЦ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ИЛАРЕТ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ЯРОСЛАВ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ИХАИЛ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ДМИТР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МИХАИ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АСИЛИ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ЛАДИМИ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ЕНЕДИКТ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ЕВГЕНИ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Т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ЮЛИ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НТ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ЛАДИМИ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ИГНАТ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ОСИФ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ФОМА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ОНСТАНТИ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ЮЛИАН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КЛІМЕНТІ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ПЛАТО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ФАНАС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ФАНАС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СТЕП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ДМИТР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Е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ДРЕ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АНТ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ГРИГОР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ГНА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ТЕП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ЕЛИКС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ЯКОВ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ЁДО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ПЁТ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ЕП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ТЕП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ЛЕКСАНДР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АЛЕКСАНДР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ЛЕВ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ТО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КОНСТАНТИ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ОНСТАН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ФЁДОР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ВАН</text:p>
          </table:table-cell>
          <table:table-cell office:value-type="float" office:value="1921">
            <text:p>1921</text:p>
          </table:table-cell>
        </table:table-row>
        <table:table-row>
          <table:table-cell>
            <text:p>РОСТИСЛАВ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ПЁТ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АВ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ЕМЁ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ОМ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ЁТ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ЮЛИА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АДА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АНО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ФОРТУНАТ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ИКЕНТ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ИК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ЁТР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НИКАНО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ЗБИГНЕ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ОНСТАН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ЛУКІАНЪ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ЯРОСЛА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БОЛЕСЛА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ИХАИ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ЯРОСЛА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ЗИНОВ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ЗИНОВ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ВА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ППОЛИТЪ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ЕРДИНАНД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ИЛАРЕТ</text:p>
          </table:table-cell>
          <table:table-cell office:value-type="float" office:value="1844">
            <text:p>1844</text:p>
          </table:table-cell>
        </table:table-row>
        <table:table-row>
          <table:table-cell>
            <text:p>ЭДУАРД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ННАДИ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КОНСТАНТИ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СИЛ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ПЁТ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ЛЕРЬЯ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ЗИНО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ЯКОВ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МИХАИЛ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НТО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ЛАДИМИ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ПАВЕ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ЮЛИ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ЮЛ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ЛАДИМИ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ТАЛ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ЕМЁ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ИТА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ОНСТАН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ЕМЁ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ЕП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ДАМ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АВЕ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ЕЛИЦИ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ЕЛИКС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КЕН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ЛА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АНД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ДРЕ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НТО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ГЕОРГ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ЕВСТАФИ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КУПРИЯ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УПРИЯ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ИРИЛ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КОНСТАНТИ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МАТВЕ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ОЛА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ЁТ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ПЛАТ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РОМ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АВЕ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ЕРГЕ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СТАНИСЛА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ЁДО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ЁДО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ФЁДО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ФЕОФИЛ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ФЕОФ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ИК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ЛАДИМИР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ИОСИФ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ФЕЛИКС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ЛУКА</text:p>
          </table:table-cell>
          <table:table-cell office:value-type="float" office:value="1921">
            <text:p>1921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ЛЕКСАНД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ЛЕКСЕ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ДМИТР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ГНАТИЙ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СЕНОФОНТ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ЛЕВ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ЛЕОН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ЛАТО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СЕМЁ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ЕП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ТЕП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ФЁДО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ГАВРИЛА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ГАВРИЛА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ГРИГОР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ОНСТАНТИ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АСИЛ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АНТО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ПЛАТО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СТЕП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ЛЕКСАНДР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ВЛАДИМИР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ВЛАДИМИ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НИКОЛА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АТО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ФАНАС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ЛАДИМИ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КОНСТАНТИ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МИХАИЛ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ЮЛИ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ДОЛЬ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ЁДО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РСЕНИЙ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ВЛАДИМИ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АЦЛАВ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ГРИГОР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ДМИТРИ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КАЛЛИСТРАТ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ЕМЁ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СЕМЁ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ПАВЕ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ГНАТЬ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ЮС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ЮЛИ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ЮС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ГРИГО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ЛАДИСЛАВЪ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ТАНИСЛАВ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ГНА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ГАЭТАНО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ЕВ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МИХ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АВ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ЁТ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ЛАТОН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СТЕП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ЁД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ЕВ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ИЛЬВЕСТ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ОСИФ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ГРИГОР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ЛЕВ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МИХА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АРКИС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ЯКОВ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КАР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ЛЕРЬЯ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АР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ММАНУИЛЬ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Е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ПЛА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ЯКОВ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ЁТР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ЯКОВ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ГРИГОР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ГРИГОР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44">
            <text:p>1844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МИХАИ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ФАНАСИ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ГЕОРГ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ЕМЕЛЬЯ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КОНСТАН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АТВЕ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ЕДОС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ДАНИЛ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ГНА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ДРЕЙ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ВЛАДИМИР</text:p>
          </table:table-cell>
          <table:table-cell office:value-type="float" office:value="1921">
            <text:p>1921</text:p>
          </table:table-cell>
        </table:table-row>
        <table:table-row>
          <table:table-cell>
            <text:p>ДАНИІЛЪ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ГНА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ЛЬЯ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ЛЬЯ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ЛЕВ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ПАВЕ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АВЕ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ЛАТОН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СЕРГЕ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СТЕП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ЮЛИ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ЛАДИСЛА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ДАНИЛА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ГНА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АЗИМИ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ЛЕВ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ТО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АЛЕРЬЯ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ННАД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АРКИС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СТЕП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ЛА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ЛЕКСАНД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ЛЕКСАНД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ЛЕКСАНД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НДРЕ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АНТО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АВРИЛА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ДМИТР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РИНАРХ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ПЁТ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СТЕП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ГРИГО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ВЕРИ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СЕВЕР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ОНСТАНТИ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ДАМ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БОРИС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ГНА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ЁТР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СЕВЕР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АС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ГРИГОР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АВЕ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ЛЕКСЕ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АОКИМ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ЛЕОНИД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ПЁТ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ЁТР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СЕРГЕ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ИКЕНТ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ГНАТИЙ</text:p>
          </table:table-cell>
          <table:table-cell office:value-type="float" office:value="1834">
            <text:p>1834</text:p>
          </table:table-cell>
        </table:table-row>
        <table:table-row>
          <table:table-cell>
            <text:p>ЮЛИ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ЛЕКСЕ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ДРОНИК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КЕНТ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ВИКТ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ДОМЕТИ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КАЛЛИСТРАТ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ОНИСИМ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ЁТ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РАФА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ТЕП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ЁДОР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ВИКЕН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АВЕ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МАРК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МАРК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ОРНИЛ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ОМА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ОМА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Е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НАСТАС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ПЁТ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ПЁТ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СИЛИ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ИКТО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БД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АЛЕРІАНЪ-КАЛИСАНТІ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ЛАДИСЛАВЪ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ПАВЕ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ФЁДОР</text:p>
          </table:table-cell>
          <table:table-cell office:value-type="float" office:value="1903">
            <text:p>1903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АВЕ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АВЕЛ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ВАЛЕРЬЯ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ДАНИЛА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ЁТ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МИТРОФАН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ФЁДО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НИКОЛА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ИКТ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ЛАДИМИ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ЕВГЕН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СИЛ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ДАВЫД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СТЕП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ТИХ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ЛЕКСАНДР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ВАСИЛИЙ</text:p>
          </table:table-cell>
          <table:table-cell office:value-type="float" office:value="1903">
            <text:p>1903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ЛЕОНИД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ГНІ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ТЕП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ЁТР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ЛЕКСАНДР</text:p>
          </table:table-cell>
          <table:table-cell office:value-type="float" office:value="1896">
            <text:p>1896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АСИЛИЙ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ВЛАДИМИ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ТО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ВАСИЛ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АСИЛ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СИЛЪ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ЮСТИ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КОНСТАНТИ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ЛЕВ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ЛЕОНТ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АР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НИКАНО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ОСИФ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АВЕЛ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СТЕП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ЯКОВ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ВАСИЛ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КОНСТАНТИ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ГРИГОР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ЛЕОНТИ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ЕВГЕН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ДРЕЙ</text:p>
          </table:table-cell>
          <table:table-cell office:value-type="float" office:value="1921">
            <text:p>1921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ФОМ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ЯКОВ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ЁДО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ПЁТ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ГНАТ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ЕРОНИМ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ТЕП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ВЕНЕДИКТ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СЕВОЛОД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Е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ИКТОР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ВИКТО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СИФ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ФЕОФИ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ИКЕН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ГРИГОР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ММАНУИЛЬ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ГНАТ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ГНАТ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АНО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АВЕ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ЮЛИА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НТО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РИГОР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ЛАВД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НИКИФО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ДАЛЬБЕР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ДРЕ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АЛЕРЬЯ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ММАНУИЛЬ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ЕѲСЕНІ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УПРИЯ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АСИЛ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ЁТ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АСИЛ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ОЛАЙ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ИХ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ГАВРИІЛЪ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СИЛ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ОСАФАТ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СТЕПА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ГНАТ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ОЛА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АН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ГРИГОР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РИГОР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ТАНИСЛАВ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КОНСТАНТИ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ЮЛИ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КОНСТАНТИ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ДРЕ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ДР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ГНА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ЁДО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ЛУКА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ИКТОР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АДАМ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Е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ЛАДИМИ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ВАЦЛАВ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ЕВГЕН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КАЛЛИСФЕ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АТВЕ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44">
            <text:p>1844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ПЁТ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ПЛАТ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ТАНИСЛА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ЮЛИ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ЮЛ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ИКТ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РИГОР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РОМ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РХИП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КОНСТАНТИ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КОНСТАНТИ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КОНСТАНТИ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ЮЛИ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НДРЕЙ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АНТОН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ГЕРВАС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ЕВСТАФ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КОНСТАН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ОСИФ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ЁТ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ЁТ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ЮЛ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ЛАДИМИ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ПЁТР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НИКОЛА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ЛЬЯ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ФЁДО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ТО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ЕВГЕН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ВА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КОНСТАНТИ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СТАНИСЛАВ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КОНСТАН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ОНИФА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ОНСТАНТИ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СЕРАФИМ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СТАНИСЛАВ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КЕН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ИХАИ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ТАНИСЛАВ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РАНЦИСК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ЕОФИЛ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ДАМ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ЛЕКСАНДР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ИВАН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ИСИДО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В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АВЕ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ПЁТ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ЛЕКСАНД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РХИП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СИДОР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КЛИМЕНТ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ЛЕОПОЛЬД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УКІАНЪ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МИХАИЛ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СИФ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ОСИФ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ПАВЕЛ</text:p>
          </table:table-cell>
          <table:table-cell office:value-type="float" office:value="1896">
            <text:p>1896</text:p>
          </table:table-cell>
        </table:table-row>
        <table:table-row>
          <table:table-cell>
            <text:p>ПЁТ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ФЕЛИКС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ЛУКІАНЪ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ЕРГЕЙ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ИГНАТИЙ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МИХАИЛ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ОЛА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СТЕПА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ФЕДОС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ДРЕ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ДРЕ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НДРЕ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ИХАИЛ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АСИЛИ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ВА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ГНАТИ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ДАМ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ЛЕКСАНД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ЛИМЕНТ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ОНСТАНТИ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ПЁТ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СТЕП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ЛУКЬЯ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СЕРГЕ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ЛЕОНИД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ХЛОДВИГ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АВВАТ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СТЕП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АВЕЛ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ДАМ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НТО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ГРИГОРИЙ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АР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ГНАТИЙ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МИХАИЛ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ПЛАТ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ЛАДИСЛАВЪ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НИКОЛА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ТИТ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БОЛЕСЛАВ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ТЕП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ГНІ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ТО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ЛЕКСАНД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БРОНИСЛАВ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АЗИМИ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ВАСИЛ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КОНСТАНТИН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ДМИТР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ОСИФ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МАКСИМИЛИ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АКСИМИЛИ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ОНСТАН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СЕРГЕ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ИЛАРИ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ЛАДИСЛАВЪ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ОНСТАН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ОНСТАН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ТИТ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ЯКОВ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ОНСТАНТИ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ЛЕКСАНД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Е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ИКТО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ЛАДИМИР</text:p>
          </table:table-cell>
          <table:table-cell office:value-type="float" office:value="1921">
            <text:p>1921</text:p>
          </table:table-cell>
        </table:table-row>
        <table:table-row>
          <table:table-cell>
            <text:p>ВЛАДИМИ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В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ИОСИФ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АЗИМИ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АЗИМИ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КЕЛЕСТИ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КОНСТАНТИ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ОНСТАН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ЛЕВ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АВЕЛ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ПАВЕЛ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ТИМОФЕ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ЯКОВ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ЯРОСЛАВ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ФЁДО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ДРИ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ЛЕКСАНД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АТОЛ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ДРЕ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НТО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ИКТО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ИСЛА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АПИ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ЛИМЕН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ОНСТАНТИ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КОНСТАНТИ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КОНСТАНТИ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КОНСТАНТИ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МИХАИЛ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МИХАИЛ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НИКОЛА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ОНУФР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ЛА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ТЕП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ТЕП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МИХАИЛ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АЛЕКСАНДР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ВИКТОР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АСИЛ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МАРКЕ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АНАТОЛИ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АНТО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РСЕН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СИ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ТАНИСЛАВ</text:p>
          </table:table-cell>
          <table:table-cell office:value-type="float" office:value="1939">
            <text:p>1939</text:p>
          </table:table-cell>
        </table:table-row>
        <table:table-row>
          <table:table-cell>
            <text:p>ЮЛ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ЯКОВ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Т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БОРИС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СИФ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АРКАД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ЛАДИМИ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913">
            <text:p>1913</text:p>
          </table:table-cell>
        </table:table-row>
        <table:table-row>
          <table:table-cell>
            <text:p>НИКОЛА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ПАВЕЛ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АРКАД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КОНСТАНТИ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ЁДОР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ОСИФ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ДРЕ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НДРЕ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АСИЛ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ЁТ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КОНСТА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РКАДИЙ</text:p>
          </table:table-cell>
          <table:table-cell office:value-type="float" office:value="1913">
            <text:p>1913</text:p>
          </table:table-cell>
        </table:table-row>
        <table:table-row>
          <table:table-cell>
            <text:p>ВИКТ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АНО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АНО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ЛАДИМИ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АЗИМИ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ФАНАС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ЕРГЕ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ГРИГО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КОНСТАНТИ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ЮС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ДРЕЙ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СЕМЁ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ПОЛ.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КОНСТАНТИ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СЕРГЕ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НИКОЛА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ОСИФ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ИОСИФ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ТАНИСЛА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ГНАТ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ФЕРДИНАНД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ЮЛИ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ЛЕКСАНД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АНД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ДМИТРИЙ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ФЁДОР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АЛЕКСЕ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АНДРЕ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АВЕЛ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ФЁДО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АСИЛ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ЛАДИМИ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ЛЕКСАНДР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ЛЕКСАНД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АСИЛИЙ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ВАЦЛАВ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ППОЛИТЪ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ЛА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ЮС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ЛЕКСАНД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ФАНАС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ЦЛАВ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АЦЛАВ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ГЕНРИХ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ЛЬЯ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ППОЛИТЪ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МИХАИЛ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ОЛА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ЛА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ЕМЁ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ЛЕКСАНД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СТЕП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ЭДВАРДЪ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ЮЛИ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ЮЛИ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ЛЕКСАНД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ЛАДИМИ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РИГОР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МИХАИ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СЕРГЕЙ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ИОСИФ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КОНСТАНТИ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СИ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ИК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АВ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ЯКОВ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ЯКОВ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КОНСТАН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ЛАДИМИ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ЛАР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ЛАРИО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АЛЕ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ИКТО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ЛАТО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835">
            <text:p>1835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ЛЕКСАНД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АЛЕКСЕ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ИКТОР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ВАН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ОЛИКАРП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ЛУКА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НИКОЛА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СЕМЁ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ТЕП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НИКОЛА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ЯКО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ТО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РС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ИКЕНТ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ЛАДИМИ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ЕВГЕНИ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ИГНА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ЛИМЕНТ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КЛІМЕНТІ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КОНСТАН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ОНСТАН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ЛЕВ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МИХ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ПАВЕ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ПЁТ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ТОН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ВЛАДИМИР</text:p>
          </table:table-cell>
          <table:table-cell office:value-type="float" office:value="1913">
            <text:p>1913</text:p>
          </table:table-cell>
        </table:table-row>
        <table:table-row>
          <table:table-cell>
            <text:p>РОМУАЛЬД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ЗБИГНЕВ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ЯРОСЛАВ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ЛАДИМИР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ВСЕВОЛОД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ДЕМ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ОНСТАНТИ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ЭДУАРД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АДЕ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ДАМ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ИТА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ДАМ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ЛАДИМИ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ИГНА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53">
            <text:p>1853</text:p>
          </table:table-cell>
        </table:table-row>
        <table:table-row>
          <table:table-cell>
            <text:p>МИХ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СТЕПАН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ФОМА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ПОЛЛИНАРИ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ЛЕВ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АСИЛИ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ЕВГЕН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ЮС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ЛЕВ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ЛУКА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МИХАИЛ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НИКАНО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ЕП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ФИЛИПП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НДРЕ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БОРИС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СИ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ГЕОРГ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ГЛЕБЪ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ЛЕОНИД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РСЕНИЙ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НИКОЛАЙ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ИВА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ХРИСАНФ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АЛЕКСАНД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ХРИСАНФ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ЁД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ПАВЕЛ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ПАВЕЛ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ЛЕР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ЕФОДИЙ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МИХА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АДЕ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ДРЕ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АСИЛ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ИКЕНТ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ИКТО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ГРИГОР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ЛАРИ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УКЬЯНЪ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НИКОЛА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ПЁТ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ЛОР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ФЛОР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ПАВ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ГЛЕБ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Е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ГЕОРГ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ПАВЕЛ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БОРИС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ЛЕОНИД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ВА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НИКОЛА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ЮСТИ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ЛЕКСАНД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Ъ/АНТОНІ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ФАНАСИ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КЕНТИ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ВИКЕНТ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КОНСТАНТИ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КОНСТАНТИ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ЛЕВ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ЛАТ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ЯНУАРИЙ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ФОМА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ОСИФ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МИХАИЛ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ВЛАДИМИ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НИКОЛАЙ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ГРИГОР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ЕВ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ТЕП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ТО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СИЛ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ГАВРИІЛЪ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ПАВЕ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ЛАДИМИ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МИХАИЛ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АЛЕКСАНД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ВЛАДИМИР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АЛЕКСЕ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ДАВЫД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ПАВЕЛ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САМСО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ФЁДО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АВЕ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ДАЛЬБЕРТ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НИКОЛА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ИТАЛ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ФЁДО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АЦЛАВ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АНО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ИКЕН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РКАД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ЕРГ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АОКИМ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ГНА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АОКИМ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ОНСТАНТИ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ОСИФ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ВГУСТ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ЛАДИМИР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ИОСИФ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КОНСТАН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ОНСТАНТИ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ЛАВРЕНТ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ОНУФР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ЛАТО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ФИЛИМ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ЯКОВ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ЛАДИМИ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ЛАТ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ЛАДИМИ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ЕВГЕН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ИКЕНТ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АСИЛИ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ЛАДИМИ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ГАВРИЛА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ГАВРИЛА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РИГОР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ЕПА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ЛАДИМИ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ТЕПАН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НИКОЛА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ТО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ФАНАСИЙ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АВГУСТИНЪ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АВЕ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ВГУСТИНЪ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ЛАДИМИ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ГАВРИЛА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ДМИТР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ГНАТ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ЕРОФЕ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ОРНИЛ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МИХ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ИТА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РОМ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АВСТ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В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НИКОЛА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ОНУФР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ПАВЕЛ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ОЛА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ПАВЕ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ОНУФР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ОСИФ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ЛЕВ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ЛЕОПОЛЬД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ЛЕВ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КАЗИМИ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ПОЛЛИНАР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ФАНАС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СИЛ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ЛАВРЕНТ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САМС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ЕРГЕ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СЕМЁ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СТЕП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ЮСТИ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ОМА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ИК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ГРИГОР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ППОЛ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ГРИГОР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ГНАТИЙ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МИХАИ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ЁДО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АЛЕРЬЯ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ТЕП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ВГУСТИНЪ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ДОЛЬ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РИСТРАХ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АЦЛАВ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ГЕОРГ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ЕВГЕНИ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ГЕОРГ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ЗАХА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ППОЛИТЪ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КОНСТАНТИН</text:p>
          </table:table-cell>
          <table:table-cell office:value-type="float" office:value="1844">
            <text:p>1844</text:p>
          </table:table-cell>
        </table:table-row>
        <table:table-row>
          <table:table-cell>
            <text:p>КСАВЕР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ЕП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ЁД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ОМА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ЛУКА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ЛЕОНТИ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МИХАИЛ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ОАННИК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ОСИФ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ПЛАТО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ПЛА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ГЕОРГ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ГЕОРГ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УКА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ЛУКЬЯ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ХЛОДВИГ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ЛА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ЁД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ВГУСТИНЪ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ДРЕ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РСЕНИ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ЛАДИМИ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ГЕРАСИМ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ГНАТ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КУПРИЯ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КЛИМЕНТ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КЛИМЕН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ОНСТАНТИ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ЛЕВ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МИХАИЛ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НАРКИС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НИКОЛА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РОТАС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АДЕ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ЕОФИЛ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ЛЕКСАНД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ГЕОРГ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ЛЬЯ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НДРЕЙ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ФАНАС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АСИЛ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РМА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МИТРОФ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ИТРОФ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МЁН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МИХАИ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МИХАИ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КЛИМЕН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ГРИГОР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ТИХО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ВКСЕНТ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ГРИГОР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АЦЛАВ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ГЕОРГ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ДМИТРИ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ГЕОРГИЙ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СЕРГЕЙ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КЛИМЕНТ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КОНСТАНТИН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ЮС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ЛЕРЬЯ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АЛЕР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ЕРОНИМЪ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ППОЛИТЪ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ППОЛИТ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ППОЛИТ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ЛИМЕНТ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НТЕЛЕЙМ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ЕРОНИМ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ЕЛИЗА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ЛИМЕН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АЛЕКСЕ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АДОЛЬ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АСИЛ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ЕМЁ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ИГОРЪ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СКИЛЛЪ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ЗИНОВ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КЛИМЕНТ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ОНУФР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ЕНЕДИКТ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ЕФИМ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ЛИМЕНТ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ЛЕВ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ОНУФР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ЛЕКСАНД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КТО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ИХА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ТО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ВЛАДИМИ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ЛЕКСАНД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ПАВЕ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ЮЛИ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ЕЛИКС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ЛЕВ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МИХАИЛ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СИЛЬВЕСТ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АЗИМИ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АЛЕКСАНДР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ЛЕОНИД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МАРТИ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МИХАИЛ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ФЕЛИКС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АН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ИФ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ЁТР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ЛЕВ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ПЁТ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КЕСАР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ЛЮБОМИ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ЛАДИСЛАВЪ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ГАВРИЛА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ОСИФ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ИКЕНТ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ЛАДИМИ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КАЗИМИ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КСАВЕР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АВЕ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ЛА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ЛЕОНТИ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НТОНЪ/АНТОНІ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ГОРЪ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АВЕЛ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ФАНАСИ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ВАСИЛ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ЕРМ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ЮЛИ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ОНСТАНТИ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КОНСТАНТИ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В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ТРОФАН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МИХАИЛ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НИКОЛА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ПЛА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ЕОФ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ЯКОВ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ЛИМЕНТ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ЛАТ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ЯКОВ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КЛИМЕНТ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Л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НТО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СТАФ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ПАВЕ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ГРИГОР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ТО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ЕВСТАФ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ГНАТ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КОНСТАНТИ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ЮЛИ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ЕНЕДИКТ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ЭДУАРД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МИХАИЛ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ЭДУАРД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УКЬЯ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ИХАИ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НИКОЛА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ЭДУАРД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ЁТ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ПЁТ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ДОЛЬ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НТО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ТЕП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АКА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АНДР</text:p>
          </table:table-cell>
          <table:table-cell office:value-type="float" office:value="1921">
            <text:p>1921</text:p>
          </table:table-cell>
        </table:table-row>
        <table:table-row>
          <table:table-cell>
            <text:p>ИВА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ЯКОВ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РАНЦИСК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ПАВЕЛ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ЛЕВ</text:p>
          </table:table-cell>
          <table:table-cell office:value-type="float" office:value="1844">
            <text:p>1844</text:p>
          </table:table-cell>
        </table:table-row>
        <table:table-row>
          <table:table-cell>
            <text:p>ЛЕОНТИЙ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ВИКЕНТ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ДМИТР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ЕВГЕН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ОНСТАНТИ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ЛЕВ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РОМ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АОКИМ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ИХА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ИХАИ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ТЕП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ДРЕ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СЕРГЕ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ПАВЕЛ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АДОЛЬФ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ЛОНГ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ОМА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ЛЕКС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ГРИГОР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МАР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ЛА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ЕМЁ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НТО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Т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Ъ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ВИКЕН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ГНАТ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ППОЛИТЪ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АФАТ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ОНСТАНТИ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ЛУК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ИХ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ОНУФР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АВЕ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АНТЕЛЕЙМ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ПЛАТ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ТЕПА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МИХАИ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ЁДО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ТЕП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НИКОЛАЙ</text:p>
          </table:table-cell>
          <table:table-cell office:value-type="float" office:value="1896">
            <text:p>1896</text:p>
          </table:table-cell>
        </table:table-row>
        <table:table-row>
          <table:table-cell>
            <text:p>ПЛАТО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РКАД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РОМА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ГРИГОР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ГЕОРГ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ЕРАФИМ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ИМИ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ЁТ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ГНАТ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АСИЛ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ЛАДИМИ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ЕВГЕНИЙ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ТИТ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ОЛА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ДОМИНИКЪ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РАНЦИСК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ПРОХО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СЕНОФОНТ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ВАЛЕН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АСИЛ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ВАС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РАНЦИСК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РАНЦИСК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ЕВГЕН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ЕВГЕН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ЕВАЛАМП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ВЛАДИМИ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ТЕПАН</text:p>
          </table:table-cell>
          <table:table-cell office:value-type="float" office:value="1939">
            <text:p>1939</text:p>
          </table:table-cell>
        </table:table-row>
        <table:table-row>
          <table:table-cell>
            <text:p>ЦЕЛЕСТИНЪ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ННОК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АР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ЛЕРЬЯ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АСИЛ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ЁДО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ЁД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Ю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ЮЛИ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ЮЛ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ДОЛЬФ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МОС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НТО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БОРИС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ИКЕН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ИКТО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КАЗИМИ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ЕП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ТИТ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ЁДО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ОСАФАТ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ГАВРИЛА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Т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ЛАДИМИ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ДАНИІЛЪ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ИВА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ЛАДИМИР</text:p>
          </table:table-cell>
          <table:table-cell office:value-type="float" office:value="1896">
            <text:p>1896</text:p>
          </table:table-cell>
        </table:table-row>
        <table:table-row>
          <table:table-cell>
            <text:p>СЕРГЕ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ЯКОВ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ЯКОВ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ГРИГОР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КОНСТАНТИ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ПАВЕ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КЕНТИЙ</text:p>
          </table:table-cell>
          <table:table-cell office:value-type="float" office:value="1939">
            <text:p>1939</text:p>
          </table:table-cell>
        </table:table-row>
        <table:table-row>
          <table:table-cell>
            <text:p>ФЕЛИКС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К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ГРИГОР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ПЁТ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ЛЕКСАНД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ЛЕКСЕ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СИФ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ЛЕКСАНД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ГРИГОР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ЁТ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АЛЕРЬЯ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ТЕП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ЕНЕДИКТ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ЛАДИМИ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МИХАИ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ОНУФР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ПЁТР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ПОЛИКАРП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ОЛИКАРП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ЛЕКСАНД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АС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ЛАДИМИ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ЛЬЯ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ЕЛЕСТИН</text:p>
          </table:table-cell>
          <table:table-cell office:value-type="float" office:value="1939">
            <text:p>1939</text:p>
          </table:table-cell>
        </table:table-row>
        <table:table-row>
          <table:table-cell>
            <text:p>ЛУК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АТВЕ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АВ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АВЕЛ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ПЁТР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АНДРЕ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АТВЕ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АТВЕ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ГРИГОР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ОАННИКИ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ФЛО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РАНЦИСК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ОСИФ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ППОЛИТЪ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АОКИМ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ЛАТО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ЯКОВ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ЛАДИМИ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ЯКОВ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АЛЕ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АТО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АТО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АТОЛ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ЕП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ЛАДИМИ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ВА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ПАВЕ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ГНАТ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КЛИМЕН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ЮЛИ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АЗИМИР</text:p>
          </table:table-cell>
          <table:table-cell office:value-type="float" office:value="1939">
            <text:p>1939</text:p>
          </table:table-cell>
        </table:table-row>
        <table:table-row>
          <table:table-cell>
            <text:p>КУЗЬМ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ЕМЁ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УЗЬМА</text:p>
          </table:table-cell>
          <table:table-cell office:value-type="float" office:value="1844">
            <text:p>1844</text:p>
          </table:table-cell>
        </table:table-row>
        <table:table-row>
          <table:table-cell>
            <text:p>ЗИНОВ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РАНЦИСК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ОНСТАН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АНО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КОНСТАНТИ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РАНЦИСК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АНО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ЛАТО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БОРИС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СИЛ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АЦЛАВ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ФЁДОР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Е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АНД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АНД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ЛЕКСЕ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ИГНАТ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ЯКОВ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ЛЕВ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ЛЕОНТ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СЕРГ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ИКЕНТ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КОНСТАН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МИХАИЛ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ОСИФ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КОНСТАНТИ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ЛАТО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ИКТО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ЛА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АСТАС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ЛОНГИ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СТЕП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ДАМ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ФАБИА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ЛАДИМИ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ЁТ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ЁТ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ДАМ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ДРЕ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СИЛ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ГАСПА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СИФ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САФАТ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АР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ЛИМЕНТ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ОНУФР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ЁТ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ЕРОНИ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АФА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ОЛИМП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ЛАДИМИ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АВСТ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ЛЕКСАНД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НИКОЛА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ОСИФ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Т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НТО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ГРИГОРИ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ИКТО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ЕМЕЛЬЯ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ЛЬЯ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ЁДОР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ВЛАДИМИ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ВТОНОМ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РСЕН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ЛАДИМИ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ЦЛАВ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АОКИ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АР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ИРИЛ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СИФ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ПЁТ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ЁТ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ПЛАТО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СТЕП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ЮЛИ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ДОМИНИКЪ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БОРИС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ЕПИФА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АСИЛИ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МОС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ГЕОРГ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ЁТ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АРАПІОНЪ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СИФ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ПАВЕ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ЕРАПИ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ДРЕ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АНТО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АСИЛ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В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ХЛОДВИГ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МИХАИЛ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ПЛА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РОМ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ЕМЁ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Л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УПРИЯ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НИКОЛА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МИХАИЛ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ЛАДИМИР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ИВАН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ЛОНГИ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ХЛОДВИГ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ХЛОДВИГ</text:p>
          </table:table-cell>
          <table:table-cell office:value-type="float" office:value="1939">
            <text:p>1939</text:p>
          </table:table-cell>
        </table:table-row>
        <table:table-row>
          <table:table-cell>
            <text:p>ЛУК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АВЕ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ОНГ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АСИЛ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ОМА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ПАВЕ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ВТОНОМ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ЛАДИМИ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ВАЦЛАВ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ЮЛИ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ЛАДИМИ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ЯКОВ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ЕРМИЛ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КОНСТАНТИ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СТАНИСЛАВ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ТЕП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ОНСТАНТИ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ОСИФ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ДРЕ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ТЕП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СТЕП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ПАВ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АР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ДАМ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КЛЕОНИК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ОЛА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ФАДЕ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ВИКТ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МЕЛЕ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ФАВСТ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ДРЕ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ЛЕКСАНД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ДРЕ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ДРЕ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ДАЛЬБЕРТ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ЛЕКСАНД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ЛЕКСЕ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ИКТО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ЛАДИМИ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ППОЛИТЪ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НИКОЛА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АНТО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ПАВЕЛ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СЕРГ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СИЛИЙ</text:p>
          </table:table-cell>
          <table:table-cell office:value-type="float" office:value="1939">
            <text:p>1939</text:p>
          </table:table-cell>
        </table:table-row>
        <table:table-row>
          <table:table-cell>
            <text:p>КАЗИМИ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Е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ЛАРИО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ДМИТРИ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ГРИГОР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КОНСТАН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ИХАИЛ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НИКОЛА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ДРЕ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ТЕПА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ДАМ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ГНА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АЗИМИ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ФЕЛИКС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AНИКИТА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ТЕП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ЮЛИ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СТАНИСЛАВ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АВГУСТИНЪ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ЛЕКСЕ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ЛАДИМИ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ГЕОРГ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ЛИМЕНТ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КОНСТАНТИ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МАРК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АНОР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НИКОЛА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834">
            <text:p>1834</text:p>
          </table:table-cell>
        </table:table-row>
        <table:table-row>
          <table:table-cell>
            <text:p>ПАВ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ДРЕ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ДАНИЛА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АТІ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ЛЕКСАНДР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НИКОЛА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ЛЕКСАНД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БОГУСЛАВЪ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ГЕНРИХ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СИФ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КАЛЛИСТРАТ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НИКОДИМ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ЕДОС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ПАВЕ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ИКЕНТ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ЁТ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АДЕ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ДРЕ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ГНАТ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ФАТІ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ДРЕ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ФАНАСИЙ</text:p>
          </table:table-cell>
          <table:table-cell office:value-type="float" office:value="1903">
            <text:p>1903</text:p>
          </table:table-cell>
        </table:table-row>
        <table:table-row>
          <table:table-cell>
            <text:p>АФАНАССІ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ДОРОФЕ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ФАТІ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ИЛОФЕ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ЗАХА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БОРИС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ЗАХА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ЗАХА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СИЛ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АСИЛ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ИКЕН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ВАСИЛ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ГЕРВАС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АЗИМИ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ТИТ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ЮЛИ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921">
            <text:p>1921</text:p>
          </table:table-cell>
        </table:table-row>
        <table:table-row>
          <table:table-cell>
            <text:p>КОНСТАН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ОДЕСТ</text:p>
          </table:table-cell>
          <table:table-cell office:value-type="float" office:value="1921">
            <text:p>1921</text:p>
          </table:table-cell>
        </table:table-row>
        <table:table-row>
          <table:table-cell>
            <text:p>ВАСИЛ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ГНАТ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КОНСТАН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ЛЕВ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ТИТ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ГНА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ГНА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ЛЕВ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ЛУКА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АРК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СТАНИСЛАВ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СТАНИСЛАВ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ТИТ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ДМИТРИЙ</text:p>
          </table:table-cell>
          <table:table-cell office:value-type="float" office:value="1896">
            <text:p>1896</text:p>
          </table:table-cell>
        </table:table-row>
        <table:table-row>
          <table:table-cell>
            <text:p>НИКОЛА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АНДРЕ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ЯКОВ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НДРЕЙ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899">
            <text:p>1899</text:p>
          </table:table-cell>
        </table:table-row>
      </table:table>
      <table:table table:name="patronimika_Y1800_1939">
        <table:table-column/>
        <table:table-column/>
        <table:table-row>
          <table:table-cell>
            <text:p>АВГУСТ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АВКСЕН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ВКСЕН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ДАЛЬБЕРТ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ДАМ<text:s/>АЛЕКСАНДЕ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ДА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ДАМ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ДАМ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ДАМ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ДАМ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ДАМ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ДАМ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ДАМ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ДАМ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ДАМ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ДАМ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ДАМ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ДАМ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ДАМ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АДАМ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АДАМ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ДАМ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ДАМ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ДАМ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ДАМ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ДАМ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ДАМ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ДОЛЬФ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АДРИ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ДРИАН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АИФАЛ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АЛЕКС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ЛЕКСАНД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ЛЕКСАНД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ЛЕКСАНД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ЛЕКСАНД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ЛЕКСАНД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ЛЕКСАНД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ЛЕКСАНД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ЛЕКСАНД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ЛЕКСАНД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ЛЕКСАНДР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АЛЕКСАНДР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ЛЕКСАНДР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ЛЕКСЕ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Е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Е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ЛЕКСЕЙ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ЛЕКСЕ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Е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МБРОС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МБРОС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ДРЕ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ДРЕ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ДРЕ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ДРЕ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ДРЕ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ДРЕ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ДРЕ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НДРЕ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ДРЕ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ДРЕ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НДРЕ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НДРЕ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НДРЕ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ДРЕ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ДРЕ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ДРЕ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ДРЕ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ДРЕЙ</text:p>
          </table:table-cell>
          <table:table-cell office:value-type="float" office:value="1849">
            <text:p>1849</text:p>
          </table:table-cell>
        </table:table-row>
        <table:table-row>
          <table:table-cell>
            <text:p>АНДРЕ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НДРЕ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НДРЕ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НДРЕ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НДРЕ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НДРЕ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НДРЕ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ДРЕ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ДРЕ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ДРЕ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ДРЕЙ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АНДРЕ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ДРЕ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ДРЕ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ДРЕ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ЗЕЛЬМ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НТ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НТО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НТО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НТО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НТО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ТО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ТО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НТО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НТО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НТО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Т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Т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Т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Т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Т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АНТО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АНТО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АНТО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ТОН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НТОН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НТОН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НТОН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НТОН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НТОН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ТОН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ТОН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ТОН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НТОН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ИЙ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АНТОН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НТОН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НТОН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НТОН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ТОН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ТОН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НТОН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НТОН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НТОНИЙ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НТОН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НТОНИЙ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АНТОНИЙ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АНТОНИЙ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АНТОНИЙ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АНТОН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ТОН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ТОН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ИЙ</text:p>
          </table:table-cell>
          <table:table-cell office:value-type="float" office:value="1868">
            <text:p>1868</text:p>
          </table:table-cell>
        </table:table-row>
        <table:table-row>
          <table:table-cell>
            <text:p>АПОЛИНАР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ППОЛОНИЙ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РИСТРАХ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ФАНАС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ФАНАС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ФАНАС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ФАНАС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ФАНАС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БОГУСЛА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ЛЕНТИ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АЛЕРИ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АЛЕРИ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РФОЛОМЕ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АРФОЛОМЕ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РФОЛОМЕ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РФОЛОМЕ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АСИЛ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АС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АСИЛ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АСИЛ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АСИЛ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АСИЛ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АСИЛ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СИЛИЙ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ВАСИЛ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АСИЛ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АСИЛ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АСИЛ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АСИЛ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АСИЛ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АСИЛ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АСИЛ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АСИЛ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АСИЛ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ВАСИЛ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АСИЛ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АСИЛ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АСИЛ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АСИЛ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АСИЛ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АСИЛ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АСИЛ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СИЛ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СИЛ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СИЛ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СИЛ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СИЛ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СИЛ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СИЛ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СИЛ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СИЛ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СИЛИЙ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ЕНЕДИКТ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ЕНЕДИК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ЕНЕДИКТ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ВЕНЕДИКТ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ЕНЕДИКТ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ЕНЕДИКТ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ИК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К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К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К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К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КЕНТ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ИКЕН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КЕНТ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ИКЕНТ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ИКЕНТ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ИКЕНТ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ИКЕНТ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ИКЕНТ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ИКЕНТ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ИКЕНТ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ИКЕНТ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ВИКЕН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ИКЕН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ИКЕНТ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ИКЕН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ИКЕН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ИКЕНТИЙ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ВИКЕНТ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ИКЕНТ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ИКЕН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ИКТО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ИКТО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ИКТ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КТ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КТ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КТО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ИКТОР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ВИКТОР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ВИКТ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ИКТ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ИКТ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ИЛЬГЕЛЬ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ЛАДИМИ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ВЛАДЫСЛА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ЛАДЫСЛАВ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ЛАДЫСЛАВ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ДАЛЬБЕРТ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ВОНИФАТ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СЕВОЛОД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ГАВРИ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ГАВРИ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ГАВРИИ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ГАВРИ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ГАВРИИЛ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ГАВРИ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ГАВРИ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ГАВРИИЛ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ГАВРИЛА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ГЕДЕО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ГЕОГР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ГЕОРГ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ГЕОРГ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ГЕОРГ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ГЕОРГ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ГЕОРГ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ГЕОРГ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ГЕОРГ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ГЕОРГ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ГЕОРГИЙ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ГЕОРГИЙ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ГЕОРГ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РИГОР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ГРИГОР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ГРИГОР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ГРИГОР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ГРИГОР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ГРИГОР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ГРИГОР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ГРИГОР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ГРИГОР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ГРИГОР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ГРИГОРИЙ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ГРИГОР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ГРИГОР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ГРИГОР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ГРИГОР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РИГОР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РИГОР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АВИД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АНИИ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ДАНИ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АНИ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АН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ДАНИЛА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ДАНИЛА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ДЕМЕНТ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ДЕМЕНТИЙ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ДЕМЬЯ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ИОНИС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ДМИТР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ДМИТР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ДМИТР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ДМИТР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ДМИТРИЙ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ДМИТР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ДМИТР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МИТР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МИТР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ОМИНИК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ДОМИНИК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ДОМИНИК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ДОМИНИК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ДОМИНИК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ДОМИНИК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ОМИНИК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ОМИНИК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ДОРОФЕ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ЕВГЕН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ЕВСЕ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ЕВСТАФ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ЕВСТАФ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ЕВФИМИЙ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ЕВФРЕМ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ЕГО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ЕЛЕ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ЕМИЛЯ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САМУ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ЗАХАР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АКОВ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АКОВ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АКОВ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ЯНУАР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7">
            <text:p>1837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ГНАТ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ГНАТ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ГНА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ГНА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ГНА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ГНА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ГНАТ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ГНАТ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ГНА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ГНА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ГНА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ГНАТ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ГНАТ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ГНАТ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ГНАТ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ГНАТ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ГНАТ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ГНА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ГНА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ГНА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ГНА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ГНА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ГНА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ГНА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ГНАТ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ГНАТ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ГНАТ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ГНА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ГНА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ГНА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ГНАТИЙ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ИГНАТ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ГНЕСТ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ЕРОНИМ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ЕРОНИМ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ЕРОНИМ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ЕРОНИМ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ЕРОНИМ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ЕРОНИМ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ЛАРИ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ЛЬЯ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ЛЬЯ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ЛЬЯ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ЛЬЯ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АКИМ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АКИМ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АКИМ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АКИМ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ОАКИМ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КОВ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КОВ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КОВ</text:p>
          </table:table-cell>
          <table:table-cell office:value-type="float" office:value="1868">
            <text:p>1868</text:p>
          </table:table-cell>
        </table:table-row>
        <table:table-row>
          <table:table-cell>
            <text:p>ИОАН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ОАН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ОАН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АН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АН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АН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АН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АН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АН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АН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АН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АН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АН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АН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АН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АН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АН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АН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АН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ОАН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ОАН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ОАН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ОАН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АН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АН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АН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АН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АН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АН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АН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АН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ОАН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ОАН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АН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АН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АН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ОАН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ОАН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ОАН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ОАН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ОАН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ОАН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ОАН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ОАН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АН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АН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АН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АН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АН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АН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АН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АН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АН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АН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АН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ИОАН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ИОАН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АН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АН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АН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АН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АН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АН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АН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АН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АН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АН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ОАНН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ИОАН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ИОАНН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ИОАНН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ИОАН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АН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АН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АН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АН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АН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АН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ИОАН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АСА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СА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А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АФ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ОСАФ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ОСА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АФА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АФАТ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АФАТ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ОСИФ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ОСИФ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ИОСИФ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СИФ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СИФ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ОСИФ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ОСИФ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СИФ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СИФ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ИОСИФ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СИФ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СИФ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ОСИФ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ОСИФ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ИППОЛИТ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ППОЛИТ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ППОЛИТ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СИДО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СИДО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УЛИ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УЛИ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УЛИ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УЛИА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УЛИ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УЛИ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УЛИ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УСТИ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УСТИ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УСТИ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ИУСТИ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УСТИ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УСТИН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ИУС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УС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УС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УС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УС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УС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ЙАКИМ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АЗИМИ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АЗИМИ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КАЗИМИ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КАЗИМИР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КАЗИМИ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АЗИМИ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АЗИМИ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АЗИМИ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КАЗИМИР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КАЗИМИР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КАР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КАР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АРЛ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КАРЛ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КАР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АР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КАР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АР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АРП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КАРП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КИПРИ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КИПРИ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ИПРИА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КИПРИ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КИПРИ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ИРИЛ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ИРИЛ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ИРИЛ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ИРИЛ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ИРИЛ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ИРИЛЛ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КИРИЛ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КЛИМЕНТ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КЛИМЕНТ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КЛИМЕНТ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КЛИМЕНТ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ЛИМЕН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ЛИТ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КОЗЬМА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КОНДРАТ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КОНСТАН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ОНСТАНТИ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КОНСТАНТИ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КОНСТАН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КОНСТАНТИ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ОНСТАНТИ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КОНСТАН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ОНСТАН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ОНСТАНТИН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КОНСТАНТИ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КОНСТАНТИН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КОНСТАНТИН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КОНСТАНТИН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КОНСТАНТИ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КСЕНОФОНТ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АВРЕНТ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ЛАВРЕНТ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ЛАВРЕН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ЕВ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ЛЕ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ЛЕВ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ЛЕ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ЕВ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ЛЕВ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ЛЕВ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ЛЕВ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ЛЕВ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ЛЕВ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ЛЕВ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ЛЕВ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ЛЕВ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ЛЕВ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В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В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В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В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В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ЛЕВ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ЛЕОНТ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ЛЕОНАРД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ЛЕОНТ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ЛЕОНТ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ЛЕОН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ЛУДВИК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УДОВИК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ЛУДОВИК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ЛУКА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ЛУКА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ЛУКА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ЛУКА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ЛУКА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ЛУКА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ЛУКА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ЛУКА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УКЬЯН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ЛЮДВИК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ЛЮДВИК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ХЛОДВИГ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ХЛОДВИГ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МАКАР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АКСИМ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МАКСИМ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АКСИМ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АКСИМ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АКСИМИЛИА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МАКСИМИЛИ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АКСИМИЛИА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МАРТИ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МАРТИ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МАРТИ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МАРТИ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МАРТИ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АРТИ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АРТИ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МАР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АРТИН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МАРТИН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МАР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АТВЕ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АТВЕ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АТВЕ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АТВЕ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АТВЕ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АТВЕ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АТВЕ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МАТВЕ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АТВЕ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АТВЕ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МАТВЕ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ЕЛЕНТ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МЕФОД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ТРОФ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МИХАИ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МИХ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МИХА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МИХА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МИХА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МИХА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МИХАИЛ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МИХАИЛ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МИХА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ИХАИ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МИХАИ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МИХАИ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МИХАИЛ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МИХАИЛ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МИХ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МИХАИЛ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МИХАИ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ИХАИЛ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МИХАИЛ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МИХАИЛ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МИХАИЛ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МИХАИЛ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МОИСЕ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ЕСТО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ЕСТОР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НИКАНО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АНО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ИТА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ИТА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ДИМ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НИКОДИМ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НИКОЛА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НИКОЛА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НИКОЛА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НИКОЛА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НИКОЛА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НИКОЛА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НИКОЛА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НИКОЛА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НИКОЛА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ОЛАЙ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НИКОЛА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НИКОЛА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ОЛАЙ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ОЛИМПИЙ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ОНУФР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ОНУФР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ОНУФР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ОНУФР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ОСИП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ОСИП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ОСИП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ОСИП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ОСИП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ОСИП</text:p>
          </table:table-cell>
          <table:table-cell office:value-type="float" office:value="1849">
            <text:p>1849</text:p>
          </table:table-cell>
        </table:table-row>
        <table:table-row>
          <table:table-cell>
            <text:p>ОСИП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ОСИП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ОСИП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ОСИП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ОСИП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ОСИП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ОСИП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ОСИП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ОСИП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ОСИП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ОСИП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ОСИП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ОСИП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ОСИП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ОСИП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ОСИП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ОСИП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ОСИП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ОСИП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ОСИП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ОСИП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ПАВ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АВЕ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АВЕ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АВЕ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АВЕЛ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ПАВЕ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АВЕ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АВЕ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АВЕ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АВЕЛ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ПАВЕ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АВЕ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ПАВЕ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АВЕ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АВЕ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АВЕЛ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ПАВЕ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ПАВЕ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ПАВЕ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ПАВЕ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ПАВЕ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ПАНТЕЛЕИМ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РФЕН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ПЕТ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ЕТ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ЕТ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ЕТ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ЕТ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ЕТ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ЕТР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ПЕТ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ЕТ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ЕТ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ЕТ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ПЕТ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ЕТ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ЕТ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ЕТ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ПЕТ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ПЕТ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ПЕТ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ЕТ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ПЕТ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ПЕТ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ЕТ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ЕТ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ЕТ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ЕТ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ЕТ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ЕТ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ПЕТ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ПЕТР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ПЕТ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ПЕТР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ПЕТ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ЕТ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ЕТ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ЕТ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ЕТ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ЕТ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ЕТР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ПЕТ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ПЕТ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ПЕТ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ПЛАКИД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ПЛАТО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ЛАТ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ЛАТО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ПЛАТО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ПОЛИКАРП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ПОРФИР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РАФА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РАФА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РОМ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РОМ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РОМ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РОМ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РОМ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РОМ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РОМУАЛЬД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РОМУАЛЬД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РОМУАЛЬД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САВВА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АВВА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САМСО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АМУ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ЕВАСТИ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ЕМЕ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ЕМЕ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СЕМЕ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СЕМЕ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СЕМЕ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ЕМЕ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СЕМЕ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СЕМЕ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ЕМЕ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ЕМЕ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ЕМЕ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ЕРАФИМ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СИЛЬВЕСТ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ИЛЬВЕСТ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ИЛЬВЕСТ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СИЛЬВЕСТ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ИЛЬВЕСТ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ИЛЬВЕСТР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СИЛЬВЕСТР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СИМЕ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ИМЕ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ИМЕО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ИМЕО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СИМЕ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ИМЕ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ИМЕО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СИМЕО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СИМЕ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СИМЕ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СИМЕ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СИМЕ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СИМЕ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ИМЕ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ИМЕО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СИМЕО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СИМЕОН</text:p>
          </table:table-cell>
          <table:table-cell office:value-type="float" office:value="1849">
            <text:p>1849</text:p>
          </table:table-cell>
        </table:table-row>
        <table:table-row>
          <table:table-cell>
            <text:p>СИМЕ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ИМЕ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ИМЕО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СИМЕ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ИМЕ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ИМЕ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ОФРОН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ТАНИСЛА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АНИСЛА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АНИСЛА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АНИСЛАВ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ТАНИСЛАВ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ТАНИСЛА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ТАНИСЛАВ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СТАНИСЛАВ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ТАНИСЛАВ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СТАНИСЛАВ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СТАНИСЛАВ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СТАНИСЛАВ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ТАНИСЛАВ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ТАНИСЛАВ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ТЕП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СТЕП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СТЕП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ТЕП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ТЕПА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СТЕП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СТЕП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СТЕП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СТЕП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ТЕП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СТЕПАН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СТЕП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ЕП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ЕПАН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СТЕПА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СТЕФ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СТЕФ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СТЕФ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ЕФ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ЕФ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ЕФ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ЕФ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ТЕФ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ТЕФ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ТЕФА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СТЕФА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СТЕФ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ТЕФ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ТЕФ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СТЕФ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СТЕФ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СТЕФ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СТЕФ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СТЕФ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ТЕФ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ТЕФ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ТЕФ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ТЕФ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СТЕФ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ТЕФ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СТЕФАН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СТЕФ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ЕФ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ЕФ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ЕФ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ТЕФА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СТЕФ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ТЕЛЕСФО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ТИМОФЕ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ТИТ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ТИТ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ФАБИА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ФАВСТ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АВСТ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АВСТ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ФАВСТ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ФАВСТИ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ФАДЕ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АДЕ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АДЕ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АДЕ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ФАДЕ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АДЕ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АДЕ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АДЕ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АДЕ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АДЕ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АДЕ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АДЕЙ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ФАДЕ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АДЕ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ФАДЕ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ЕДОС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ЕЛИКС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ЕЛИКС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ЕЛИКС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ЕЛИКС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ЕЛИКС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ЕЛИКС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ЕЛИКС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ФЕЛИКС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ЕЛИЦ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ЕЛИЦИ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ЕОДОР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ФЕОДО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ЕОДО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ЕОД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ЕОД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ЕОД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ЕОДО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ЕОДОР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ФЕОД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ЕОД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ЕОД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ЕОДО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ЕОДО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ЕОДО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ФЕОДО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ФЕОДО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ЕОДО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ЕОДО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ЕОДО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ФЕОДО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ФЕОДО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ФЕОДО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ЕОДО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ФЕОДО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ФЕОДОР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ФЕОДОР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ФЕОДОР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ФЕОДО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ЕОДО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ЕОДО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ЕОДОР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ФЕОД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ЕОД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ЕОД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ЕОД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ЕОДОС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ЕОФ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ЕОФИ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ЕОФИ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ФЕОФИЛ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ФЕОФ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ЕОФ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ЕРДИНАНД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ИЛИПП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ИЛИПП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ФИЛИПП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ФИЛИПП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ИЛИПП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ФИЛИПП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ИЛИПП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ФЛ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ЛОР</text:p>
          </table:table-cell>
          <table:table-cell office:value-type="float" office:value="1849">
            <text:p>1849</text:p>
          </table:table-cell>
        </table:table-row>
        <table:table-row>
          <table:table-cell>
            <text:p>ФЛО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ФЛО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Л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Л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Л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ЛОРИ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ЛОРИ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ОМА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ОМА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ОМА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ФОМ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ОМ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ОМА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ОМА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ОМА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ФОМА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ФОМА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ФОМА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ФОМА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ОМА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ОМА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ОМА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РАНТИШЕК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РАНЦ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РАНЦ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РАНЦ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ФРАНЦ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РАНЦ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РАНЦ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РАНЦ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РАНЦ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РАНЦ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РАНЦ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ФРАНЦ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РАНЦ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РАНЦ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РАНЦ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РАНЦ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РАНЦ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РАНЦ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РАНЦИСК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ЭДУАРД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ЮЛИ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ЮЛИ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ЮЛИ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ЮЛИАН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ЮР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ЮС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ЮС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ЮС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ЮСТИ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ЮСТИН</text:p>
          </table:table-cell>
          <table:table-cell office:value-type="float" office:value="1849">
            <text:p>1849</text:p>
          </table:table-cell>
        </table:table-row>
        <table:table-row>
          <table:table-cell>
            <text:p>ЮС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АКИН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ЯКОВ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ЯКО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ЯКОВ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ЯКОВ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ЯКОВ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ЯКО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ЯКОВ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ЯКОВ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ЯКОВ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ЯКОВ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ЯКОВ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ЯКОВ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ЯКОВ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ЯКОВ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ЯКОВ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ЯКОВ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ЯКОВ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ЯКОВ</text:p>
          </table:table-cell>
          <table:table-cell office:value-type="float" office:value="1902">
            <text:p>1902</text:p>
          </table:table-cell>
        </table:table-row>
      </table:table>
      <table:table table:name="together_Y1800_1939">
        <table:table-column/>
        <table:table-column/>
        <table:table-row>
          <table:table-cell>
            <text:p>АЛЕКСАНД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АСИЛ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ГРИГОР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ГНАТИЙ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КЛИМЕНТ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ЮС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ДМИТР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ГЕОРГ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ВА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ВА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НИКОЛА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АНД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ARSENJUSZ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АНД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ГЕОРГ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АНД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ГЕОРГ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НИКОЛА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WITALJUSZ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ДА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ДРИ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ИКТ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ГАВРИЛА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ЕМЕЛЬЯ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ИЛЬВЕСТ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ХЛОДВИГ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ФЁД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ХЛОДВИГ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ЁД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АТО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НТО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СИФ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КОНСТАНТИ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НИКОЛА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ОЛЕГ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ПЁТ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СТАНИСЛАВ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АДОЛЬ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ОТТОНЕ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ЬФОНС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ТО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МИХА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ЕМЁ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ГЕОРГ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ДМИТР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КОНСТАНТИ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КОНСТАНТИ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ПАВЕЛ</text:p>
          </table:table-cell>
          <table:table-cell office:value-type="float" office:value="1885">
            <text:p>1885</text:p>
          </table:table-cell>
        </table:table-row>
        <table:table-row>
          <table:table-cell>
            <text:p>КОНСТА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БОРИС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ФРИК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ЛАДИМИ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ДОРМИДОНТ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ИХАИЛ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ЕРГЕЙ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НИКОЛА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НИКОЛА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АЦЛАВ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ЯНУАР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ЯКОВ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ЯКОВ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ДРИ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ЛЕКСАНДР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ГРИГОРИЙ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КЛИМЕН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ЕМЁ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ОМА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ДРИ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ЛЕКСАНДР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ГРИГОР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АОКИМ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ГНАТ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ЛЕОПОЛЬД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ИХАИ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СИФ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ЛЕ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РИГОРИЙ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ТРОФИМ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ГРИГОР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ДАМ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ДАМ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ГНА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ГНА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ГНА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ЮЛИ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ИТА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ЯНУАР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АЛЕКСАНД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ЛАДИМИ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ПЁТ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ПЁТ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ЛЕКСАНД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ПЁТ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ЛЕ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ИКЕНТ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ИКТ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ИОСИФ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СИЛИ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РС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БОРИС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ЛАВРЕНТ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ЛАВРЕНТ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ЛАВРЕН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ЯКОВ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РЕФА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КОНСТАНТИН</text:p>
          </table:table-cell>
          <table:table-cell office:value-type="float" office:value="1885">
            <text:p>1885</text:p>
          </table:table-cell>
        </table:table-row>
        <table:table-row>
          <table:table-cell>
            <text:p>ВЛАДИМИ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ЕНРИХ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ЛЕОНИД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ДИМ</text:p>
          </table:table-cell>
          <table:table-cell office:value-type="float" office:value="1921">
            <text:p>1921</text:p>
          </table:table-cell>
        </table:table-row>
        <table:table-row>
          <table:table-cell>
            <text:p>КАР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АСИЛ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ЕВГЕН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ДОЛЬ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ЁТР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ВАСИ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ЕВГЕН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ЕВГЕН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АВСТ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ДИМ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СИФ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СТАНИСЛА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ЕЛИСЕ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ПАРФЕН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АНТО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ИКТО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АРФЕН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ПАРФЕН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ЮЛИ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ГНАТ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АВЕ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ОЗОНТ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ФЛО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ЯКОБЪ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ЯКОВ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АВЕ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ЮЛ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ЯКО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ОМА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РКАД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ЛАДИМИ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ГЕОРГ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ГНА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ЛЕ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ДИМ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АЛЛАДИЙ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ФОМ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СИЛ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ЕОРГ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ГЕОРГ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ЕВСТАФИ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ГНА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АВ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ЛО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ОМА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ЯКОВ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ЯРОСЛАВ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МАКСИМ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РОМУАЛЬД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ФАНАС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ЛЕВ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НИКОЛА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АРФЕН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ЕМЁН</text:p>
          </table:table-cell>
          <table:table-cell office:value-type="float" office:value="1896">
            <text:p>1896</text:p>
          </table:table-cell>
        </table:table-row>
        <table:table-row>
          <table:table-cell>
            <text:p>ФАВСТ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ЮЛИА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ЯКОВ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ЁДО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ЮЛИ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ЛАДИМИ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ГНАТ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ОЛА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ПАВЕЛ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ПАЛЛАДИ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ПЁТР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ФОМ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ОЗОНТЪ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ЛО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ЛАДИСЛАВ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ТОН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ПЛАТО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КОНСТАН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ГРИГОР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КОНСТАНТИ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МИХА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РОМУАЛЬД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ЕЙ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МИХАИЛ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АДОЛЬФ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ЛЕКСАНДР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ВАСИЛ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ЛАДИМИ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ЕРОНИМ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КОНСТАНТИ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КСЕНОФОНТ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МИХАИЛ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НИКОЛА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ПЛАТО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РОМ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ЭДУАРД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СТЕП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ЕРГЕ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НИКОЛА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ИКЕНТ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ДР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ИКЕНТ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ППОЛИТЪ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ѲЕОФИЛЬ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ЕВСТАФ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АНДР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В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ДЕМЬЯ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ГОРЪ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ЕРГЕ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ПОЛЛИНАР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ДАМ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АЛЕКСАНД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ЛАДИМИ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ИТРОФ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ПЁТ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ЁТ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ЛАДИМИР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ФЕЛИКС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ЁТ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РИГОР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АТОЛ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ГЕННАД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АЛЕКСЕ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ОНУФРИ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ФЁДО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ВА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В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ИКЕН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КЕН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ГНАТИ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АЛЕКСАНД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ИТАЛ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ДЕНИС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ЕМЁ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ЕМЁН</text:p>
          </table:table-cell>
          <table:table-cell office:value-type="float" office:value="1853">
            <text:p>1853</text:p>
          </table:table-cell>
        </table:table-row>
        <table:table-row>
          <table:table-cell>
            <text:p>СТЕП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РАНЦИСК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ЕОФИ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ИТАЛ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РАНЦИСК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АНДР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ВСЕВОЛОД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Яроникъ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ИЛЬГЕЛЬ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ГРИГОРИ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АСИЛ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ИТА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ЕВГЕН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АНД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БОРИС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ГНАТИ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НИКОЛАЙ</text:p>
          </table:table-cell>
          <table:table-cell office:value-type="float" office:value="1896">
            <text:p>1896</text:p>
          </table:table-cell>
        </table:table-row>
        <table:table-row>
          <table:table-cell>
            <text:p>СЕРГ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ФЁДО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ДР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ОСИФ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МИТРОФ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ЛЕОНИД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ЛЕКС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ФАВСТ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АОКИ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НТОН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ИВАН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ИОСИФ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ОСИФ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ХЛОДВИГ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СТЕПАН</text:p>
          </table:table-cell>
          <table:table-cell office:value-type="float" office:value="1844">
            <text:p>1844</text:p>
          </table:table-cell>
        </table:table-row>
        <table:table-row>
          <table:table-cell>
            <text:p>ВЛАДИСЛАВ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ВИКТО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НТО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ЮЛИ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ТА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ОНАРД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ОСИФ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ЕЛИКС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ЮЛИ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ЁДО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ДАМ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ЕРОНИМ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НИКОЛА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АСИЛ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КОНСТАНТИН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АДА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ЮЛИ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СИФ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БОГД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КОНСТАНТИ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ЯРОСЛАВ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БОГДА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НИКОЛА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СТЕП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ЯКОВ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АВЕ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РСЕН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ИКТ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ЦЛАВ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ЕВСТАФ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ЗИН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ГНАТ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ЛАРИО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КЕЛЕС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УПРИЯ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УКЬЯ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НИКАН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ПАВЕЛ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ПЁТР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РОМ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ЕМЁ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ЁДО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ЕОФ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ЮЛИ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ЕВСТАФ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ГНАТ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МИХАИЛ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ДР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РАФ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ИМИ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АВЕ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ПЁТ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ГРИГОР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КОНСТАНТИ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МИХ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СЕВОЛОДЬ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ВАЦЛАВ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ЛАДИМИР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МИХАИЛ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МАТВЕ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АВ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АВЕ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ЕРГ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ДОЛЬ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РАНЦИСК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ФРАНЦИСК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РИГОР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РИГОР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ЁДО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НТО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МИХАИЛ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РОСТИСЛАВ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ТЕП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СЕРГЕЙ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ИКТО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ГЕОРГИ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ЯКОВ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ЯКОВ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ЁД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ТОН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ВАСИЛ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ЕОРГИЙ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ЯКОВ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ЯКОВ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ЁД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ЕП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ФЕОФИЛ</text:p>
          </table:table-cell>
          <table:table-cell office:value-type="float" office:value="1834">
            <text:p>1834</text:p>
          </table:table-cell>
        </table:table-row>
        <table:table-row>
          <table:table-cell>
            <text:p>АЛЕКСАНД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ГНАТ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ЕВГЕН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ТО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ИЛЬВЕСТ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ЛАДИМИ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ДАНИІЛЪ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АНО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ТЕП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РАНЦИСК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ЕОФИЛ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ЯКОВ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ДАМ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НИКОЛА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ОСИФ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АДАМ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ЛАДИМИ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ЕВГЕНИ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ИВАН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МИХАИЛ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ФЕОФИЛ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ГЕОРГ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ДАНИЛА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САФАТ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ИМПЛИЦ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ОМА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ЕОФ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Е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НИКАНО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ПЁТ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ОМА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НТО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ЕРГЕ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ПОЛЛИНАР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КЕНТ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ФОМА</text:p>
          </table:table-cell>
          <table:table-cell office:value-type="float" office:value="1853">
            <text:p>1853</text:p>
          </table:table-cell>
        </table:table-row>
        <table:table-row>
          <table:table-cell>
            <text:p>ВИКЕНТ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АОКИМ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ОМА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РСЕН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ЛЕВ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ОМА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ДОЛЬ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АЛЕНТИ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НИКОЛА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КОНСТАНТИ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ИКЕНТ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СЛА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МИХАИЛ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Е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АСИЛ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ВИКЕНТ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ИКЕНТИЙ</text:p>
          </table:table-cell>
          <table:table-cell office:value-type="float" office:value="1844">
            <text:p>1844</text:p>
          </table:table-cell>
        </table:table-row>
        <table:table-row>
          <table:table-cell>
            <text:p>ВИКТО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ВЛАДИМИ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ЛАДИМИ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ЛАДИМИР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СТАФ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ГОРЪ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КОНСТАНТИН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ПЁТ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ЁТ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ТЕП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ЮЛ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ОМА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НОГРАДОВЪ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СОФРОН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ЛЕКСЕ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ЛЕКСЕ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ГРИГО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ЯКОВ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ОЛА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ОМ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МЁ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ЮСТИ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АНСЕЛЬ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ОНСТАНТИ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ЛАДИМИР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ОНСТАНТИ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ЕЛИЦ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ДАМ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ДАМ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ВА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ГНАТ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РОМ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ТЕПА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ЛЕОНАРД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МИХАИ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МОДЕСТ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СЕМЁ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КОНСТАН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ТИТ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РОМ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С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ДИМ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ФЁДО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ЛУКА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ВГУСТИНЪ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ЕОФ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ЛАДИСЛАВЪ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ЛАРИО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ЛАРИ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Е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АТОЛ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БОРИС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КОНСТАНТИ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МИХА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ЛАДИМИ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ГНА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ВГУСТИНЪ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ЛІМЕНТІ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МАКА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ЕРДИНАНД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ФЕДОС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ЕОФ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ППОЛО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ПОЛЛИНА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ФЁДО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АРКАД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ОСИФ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ЁДОР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ЮЛ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АНИСЛА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ГНАТИЙ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ИОСИФ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МИХАИЛ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Е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ВЛАДИМИР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ВАН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КОНСТАНТИ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ЛЕВ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ЁТ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ЁДО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ГЕОРГ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АНД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АЛЕРЬЯ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ОСИФ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НИКОЛА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ГЕОРГ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ФЁДО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АНД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ЬБИ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ОСИФ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ЛЕ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ЕОН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ИХАИ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ТЕП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ЕЛИКС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ЛЕКСАНД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СИФ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ЛЕВ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ЛЕ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ЕП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ДМИТРИ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ПАВЕЛ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ЮЛ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РСЕН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МИХАИЛ</text:p>
          </table:table-cell>
          <table:table-cell office:value-type="float" office:value="1905">
            <text:p>1905</text:p>
          </table:table-cell>
        </table:table-row>
        <table:table-row>
          <table:table-cell>
            <text:p>НИКОЛА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ВАН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ЁДО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ГНАТ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ВИКТО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ЛЕОНТ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СИЛИЙ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НИКОЛАЙ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СИДО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АРЛ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НДР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СИЛ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СИДО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МИХАИЛ</text:p>
          </table:table-cell>
          <table:table-cell office:value-type="float" office:value="1903">
            <text:p>1903</text:p>
          </table:table-cell>
        </table:table-row>
        <table:table-row>
          <table:table-cell>
            <text:p>ИЛЬДЕФОНС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ЛЬДЕФОНС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ДРЕ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ГНАТ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ЛАРИ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ППОЛИТЪ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ЭДУАРД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ЭДУАРД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ЕВ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ЛЬДЕФОНС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ЭДУАРД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ГНА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ЛЕКСАНД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АЛЕКСАНД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БОРИС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БОРИС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КОНСТАНТИ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ФЁДО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ВИКТ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АФАТ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АРКИС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ИКТО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ВА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ДАМ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СТЕП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34">
            <text:p>1834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ЛАДИМИ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ТЕП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СИФ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ЛЬЯ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СТЕП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ЮЛИ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АТОЛИ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ПАВЕЛ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АТО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АНД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НДРЕ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АНИІЛЪ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ПЁТ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ЁТ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ЕВСТАФ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ПАВЕ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21">
            <text:p>1921</text:p>
          </table:table-cell>
        </table:table-row>
        <table:table-row>
          <table:table-cell>
            <text:p>ВАЦЛАВ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ЁДО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ГЕОРГ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НИКОЛА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АН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СИЛ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ЕВСТАФ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АВЕ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ТЕП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БРОНИСЛАВ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ТАРА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ЛИБЕРТЪ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ЁТ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ПЛА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ГРИГОР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ЛА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ИКЕНТ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АЦЛАВ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МЕЛЬЯ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МИХАИ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ЛАТОН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ИВАН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СИФ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ЛЬЯ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ФАВСТ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ФЕОФ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ЛЕОНАРД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РКАД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ЮЛИ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ГНАТЬ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КОНСТАНТИН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ПЁТР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ДАМ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СИФ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ЛАДИМИР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КОНСТА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ЛЬДЕФОНС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ППОЛИТЪ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ЛЕВ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ПАВЕЛ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ФАВСТ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АУСТИ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ЮЛИ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АВЕ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РОКОФ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СИЛ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ЕМЕЛЬЯ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ЕЛЕСТИ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ОЛА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ЕМЕЛЬЯ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ЯКОВ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ОСИФ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Е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ДРЕ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МИХА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ЛАДИМИ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МИХАИЛ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МИХАИЛ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ОСИФ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ИМИР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ХЛОДВИГ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АВЕЛ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АЛЕКСАНД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ЛЕКСАНДР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ДА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ЛЕРЬЯ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ИКЕН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КТО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ИКТ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ЛАДИМИ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СЕВОЛОД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ГЕОРГ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ППОЛИТЪ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АФА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АЗИМИ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ОНГИ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ЛУКІАНЪ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АМЕРТЪ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ПАВЕ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ПАВЕЛ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СЕМЁ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ТИ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ЁД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ЕЛИКС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ФЕРДИНАНД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ФЕРДИНАНД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ЮЛИ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АДЕ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ЁДО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ЁДОР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АТОЛ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ГРИГОР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ЁТ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ЕРГЕ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АВГУСТИНЪ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ВГУСТ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ДРЕ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НТ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ЕВСТАФ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ОСИФ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КАР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ЛЕ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АРК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ФЕЛИЦИ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ХРИСАНФ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ЮЛИ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НИКОЛА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ОСИФ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3">
            <text:p>1903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ХЛОДВИГ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БОГУСЛАВЪ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ЗМ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ОСИФ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АВЕЛ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СЕМЁ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СТЕП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РАНЦИСК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ГНА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ИКТО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ИКТ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ЮСТИ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ЛЕВ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ПАВЕ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АВЕ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ФЕЛИЦ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АТВЕ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МАТВЕ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ЛЕКСЕ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ГНАТИ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ИЛЬЯ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ЗМ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ЕМЁ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СТЕП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ТЕП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ЛО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ФЁДОР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ПЁТ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ЕВГЕН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СИЛ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ИОСИФ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АОКИМ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АОКИМ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АСИЛ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ЕДОС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ГНА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ЯКОВ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ЛЬЯ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СТЕПА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ЕВСТАФ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МИХАИЛ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ЁТ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ЮС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ОНУФР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ПАЛЛАД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ЛАВР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РСЕН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НИ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СИФ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ДМИТРИЙ</text:p>
          </table:table-cell>
          <table:table-cell office:value-type="float" office:value="1887">
            <text:p>1887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МЁ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ЁД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АВРЕНТ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ЛАВРЕНТ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ПЁТ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ЦЛАВЪ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ЛЕКСАНД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ИМИ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АЛЕКСАНДР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ФЕГОНТЪ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ФОМА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ИОСИФ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КОНСТАНТИ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СТАНИСЛАВ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АНД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АНДРЕЙ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АНТОН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АНТО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ЗИНО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ЗИНОВ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ЛАРИО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СИФ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СИФ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МИХАИЛ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СТЕП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ДР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СТАФ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ПЁТ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ЕРГ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ГЕОРГ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ГЕОРГ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ЯКО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ЛАДИМИ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ВАН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ЛАРИ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ЁТР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АНДРЕ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ЛЕКСЕЙ</text:p>
          </table:table-cell>
          <table:table-cell office:value-type="float" office:value="1896">
            <text:p>1896</text:p>
          </table:table-cell>
        </table:table-row>
        <table:table-row>
          <table:table-cell>
            <text:p>АНДРЕ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АНДРЕ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ГЕОРГ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ГЕОРГ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АТВЕ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НИКОЛА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ПЛАКИД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ТЕПА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СТЕПАН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ФЕОФ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ЁДО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ЛАРИ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КОНСТАНТИН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ИОСИФ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ДМИТР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ЛОНГ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ХЛОДВИГ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АР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ЮЛИ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ЮЛИА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ОЛА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ФЁДО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МАРИ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ФЁДОР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ЗИН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ИХАИ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ГЕОРГИ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ВЛАДИМИ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ЛАДИМИ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АЦЛАВ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ИВА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ГНА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ОНТ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МЁ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ЛАДИМИ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ППОЛО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РИГОРИ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ЁДО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ЛАДИМИ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ФРАНЦИСК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РАНЦИСК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ЕСАР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СИЛЬВЕСТР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НИКОЛА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ЛЕКСАНДР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АФАНАС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ЕВГЕН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АЗИМИР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ЛЕОНИД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НИКОЛА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ЁТ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ЕРГЕ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ИТОЛЬД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НИК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ГНАТИ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НИКОЛА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МИХАИ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ЮЛИ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ЕРОНИМ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ДРЕ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НДРЕ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АНД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ЛЕКСАНД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НТ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ЛАДИМИР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ЕВГЕН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ЕМЕЛЬЯ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КУПРИЯ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ХЛОДВИГ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АНО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НИКОЛА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ЁТ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ЕВЕРИ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СЕМЁ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СТЕП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Л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Л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ЯКОВ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ЁДОР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ПАВЕЛ</text:p>
          </table:table-cell>
          <table:table-cell office:value-type="float" office:value="1903">
            <text:p>1903</text:p>
          </table:table-cell>
        </table:table-row>
        <table:table-row>
          <table:table-cell>
            <text:p>АНДРЕЙ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АНТОН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СИДО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КОНСТАНТИН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СЕРГЕ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ПЁТ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КОНСТАНТИ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АЛЕРЬЯ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ДР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РАСИ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ЕВГЕН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ЭРАЗМ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ГНАТИЙ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ОНСТАНТИ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ЁДО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РОМ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РОМ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ИКТО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ГНА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ХЛОДВИГ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АР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МИХАИ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ФЕДОСИЙ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КОНСТА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ЛЕКСАНД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АНДРЕ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НДРЕ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ЦЛАВ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АВЕ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ЮЛ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ЮЛИ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ЮСТИ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ИОСИФ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ОСИФ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ЕВГЕНИ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СИЛИ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ЕРО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МИХАИ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МИХАИЛ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ОЛА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СЕРГЕЙ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ФЕРДИНАНД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ЛЕКСАНД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ДРЕ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ЕВДОКИМ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ЮСТИ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МИХАИ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ИХАИЛ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ПЛАТО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ЮЛИ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ИТАЛ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НИКОЛА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ПЛАТОН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АЛЕКСАНД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ИКЕН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УПРИЯ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ОНИД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ПАВЕ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НИКОЛА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ЮЛ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ЯКО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ЮС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ССАРИ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ГЕРВАС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ДЕНИС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ГНАТ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СИФ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СЕРГЕ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ДАНИЛА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НИКОЛА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ОРН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ТО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ГНАТИЙ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ИЛЬЯ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ППОЛИТЪ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КАРЛ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КОРН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ИХАИ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АВЕЛ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ПЁТ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ЛАТО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СЕМЁ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СТЕП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ЛЕКСАНД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КАЛИКСТ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КОНСТАНТИ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ВИК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ГНА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САВЕР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ЕВЕР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ДА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ТОЛЬД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ГНАТ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ХЛОДВИГ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ЛЕКС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ФИЛИПП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ГРИГОР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ГЕОРГ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ГНАТ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ГНА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БОРИС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ЛАВРЕН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АВЕ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АЛЕРЬЯН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ДАНИЛА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ПЁТР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ФИЛИПП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ФИЛИПП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ФЁДО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ФИЛИПП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НТО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СЕМЁ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ЯКОВ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ЛЕКСАНД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ГНАТ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ЛЕВ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НИКОЛА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ЮЛИ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ЮЛИ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ФЁДО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ЁДО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ЭДУАРД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ЕМЁ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ДАМ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СОФРОН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ЛЕКСЕ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СЕРГЕ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АДАЛЬБЕРТ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ИКТ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ЛАДИМИР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ГНАТ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СИД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ТЕП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ЮС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ЕЛИКС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СЕВОЛОД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АТВЕ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МИХАИЛ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СЕРГЕЙ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ЛЕВ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ТЕП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ЕРГЕ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СЕМЁ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ЁДО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ВАН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ИЛАРИОН</text:p>
          </table:table-cell>
          <table:table-cell office:value-type="float" office:value="1903">
            <text:p>1903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ЗАХА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ОНИД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АТО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ОМА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КОНСТАНТИН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ФИЛИПП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ОФРОНИЙ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ГАВРИЛА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ОФРОН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ЯКОВ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АНАТО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МИХАИЛ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АНТО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НТ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ГАВРИЛА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ГНА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ЕВГЕН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МИХАИ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ГЕОРГ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ПАВЕЛ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СТЕПАН</text:p>
          </table:table-cell>
          <table:table-cell office:value-type="float" office:value="1939">
            <text:p>1939</text:p>
          </table:table-cell>
        </table:table-row>
        <table:table-row>
          <table:table-cell>
            <text:p>АНДРЕ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ИКТО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ЛЕ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АВЕ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ЕП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ТЕП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САФА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РТЕМ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ЕОРГ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ГАСПА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КОНСТАНТИ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КОНСТАНТИ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ПАВЕЛ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ПЁТ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ЕП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РОМ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ОНСТАНТИН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МИХ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МИХАИ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ПЁТР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АЛЕКСАНДР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ЛЕКСАНДР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АНТО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АСИЛИЙ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ВЛАДИМИР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ИГНАТИЙ</text:p>
          </table:table-cell>
          <table:table-cell office:value-type="float" office:value="1903">
            <text:p>1903</text:p>
          </table:table-cell>
        </table:table-row>
        <table:table-row>
          <table:table-cell>
            <text:p>КОНСТАН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ОНСТАНТИ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ЛЕОНИД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ТИХО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ВГУСТИНЪ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ЗИН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АВГУСТИНЪ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АНАТОЛИ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ВЛАДИМИР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ГЕОРГ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ДАНИЛА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ЗИН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КОНСТАНТИ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НАРКИС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ОЛА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ЕМЁ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СЕРГЕ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СЕМЁ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ЁДО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ИЛЬЯ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ОСИФ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АЛЕКСАНДР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АН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РСЕНИ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СЕВОЛОД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ГЕОРГ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ГРИГОР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КЛИМЕНТ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ОНСТАНТИ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АВЕ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ПЁТ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ФРАНЦИСК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ЭДУАРД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ЮЛИ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СЕВОЛОД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ВСЕВОЛОД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СЕРГЕ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НАПОЛЕ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КОНСТАНТИН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ОМА</text:p>
          </table:table-cell>
          <table:table-cell office:value-type="float" office:value="1939">
            <text:p>1939</text:p>
          </table:table-cell>
        </table:table-row>
        <table:table-row>
          <table:table-cell>
            <text:p>АНТО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ОМА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ЛУКА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ПАВЕ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ЁТ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ЁДО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ФОМ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ЮЛИ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ДАМ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ФАНАСИ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ЛАДИСЛАВЪ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ЕЛИКС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ИЛИПП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ИЛИПП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ЮС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РИЧАРД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В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ОСИФ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АНТОН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ВЛАДИМИ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ВЛАДИСЛАВ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АНД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НДРЕ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АЛЕРЬЯ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ИКТО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ППОЛИТЪ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ЛАРИО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МИХАИЛ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МИХ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ПАВЕ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СЕРГЕ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ПАВЕ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ЁТ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ФЁДОР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ВИКТО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НИКОЛА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ЁДО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ИТА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ЕРОНИМ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ГЕОРГ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ГЕОРГ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ЕМЁ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ППОЛИТЪ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АНТО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БОРИС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ПЛАКИД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ОМА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АНДР</text:p>
          </table:table-cell>
          <table:table-cell office:value-type="float" office:value="1939">
            <text:p>1939</text:p>
          </table:table-cell>
        </table:table-row>
        <table:table-row>
          <table:table-cell>
            <text:p>ГЕОРГ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ГНАТ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ЁТР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АЛЕКСАНД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ГЕОРГИЙ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ЕВСТАФ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ГЕОРГ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ГНАТ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ГНАТИЙ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ИОСИФ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КОНСТАН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ОНСТАНТИ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ЛЕКСАНД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АНДР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ВИКТ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ГЕОРГ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КОНСТАНТИ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КОНСТАНТИ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ЛЕОН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ЮЛИ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АНД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ВЛАДИМИ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ОСИФ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ВАЛЕРЬЯ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ХЛОДВИГ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КОНСТА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БОРИС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АСИЛ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ГЕОРГ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ЗИНОВ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ЛАКИД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ОМА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СЕМЁ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ГЕОРГИ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ВЕНИАМИ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НИКОЛА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ИОСИФ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КОНСТАНТИ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КОНСТАНТИН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ИОСИФ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ЛА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ЭДУАРД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ВЛАДИМИ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СИФ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СЕРГЕ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ГРИГО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ГЕОРГ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АР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АР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ЕМЕЛЬЯ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ЛЕОНИД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МАР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РАНЦИСК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РОХО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ДАМ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ДА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ЛЕКСАНД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СИЛ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АС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КЕНТ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ДАВЫД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ЕРОНИМ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АЗИМИ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АЗИМИ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КОНСТАНТИ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ЛЕВ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НИКОЛА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ПАВЕЛ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ПАРФЕНИ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ПЁТ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ТЕПА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ТИТ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ЛО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ЛЕКСАНД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АВЕЛ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НАТО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ЗИН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ВАН</text:p>
          </table:table-cell>
          <table:table-cell office:value-type="float" office:value="1913">
            <text:p>1913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АТОЛИ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ИКТОР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ИОСИФ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АДЕ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ПАВЕ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ТО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КТОР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НИКОДИМ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ЛАТО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ФЁД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ФЕЛИКС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КАЗИМИ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АЦЛАВ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ГРИГОР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ЁДО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ЁД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ГРИГО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ТРОФ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ОСИФ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КАЗИМИ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АВРИЛА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ЛЕКСАНД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АЛЕКСАНД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ОНСТАНТИН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МИХАИЛ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ОЛА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ОСИФ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ОНСТАН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ОМА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ЭДУАРД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ЮЛИ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ЕЛИКС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ЛЬЯ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ПЁТР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ВИКТО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ЁДО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ДРЕ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ТО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ТО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ФАНАС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ФАНАС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ВЛАДИМИ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ГАВРИІЛЪ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ГАВРИЛА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ГЕОРГ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ННОКЕНТ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АЗИМИ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КОНСТАНТИ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ЛЕВ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МИХАИЛ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ОЛА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ЁТ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ПЁТ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СТЕП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СТЕП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АВСТ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ЯКО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ЁДО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ФЁДО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ЁДО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ЯКОВ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ЛАДИМИ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Т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.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АНД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ДРЕ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ЕНЕДИКТ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ЛЕВ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ПЛА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ЛА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ЯКОВ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ВАСИЛ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ЕФОД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АВЕ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ЕОФ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ТЕП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903">
            <text:p>1903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ВАСИЛ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ДИМ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ХЛОДВИГ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КОНСТАНТИ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ФЁДО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МАР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СЛАВЪ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ГНАТ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ОСИФ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КОНСТАНТИ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ЮЛИ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АСИЛ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АЦЛАВ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АРЕСТ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ЭРАЗМ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ППОЛИТЪ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КОНКОРД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ПАВЕ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ЕЛИКС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ХРИСАН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ЮСТИ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ДА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ГНАТ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КОНСТАН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СИЛ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ЕРОНИМ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АВЕЛ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ИТА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АНД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СИЛ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КОНСТАН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АВЕ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ФАДЕ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АНИСЛАВ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ФЕЛИКС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ЕРГЕЙ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БОЛЕСЛАВ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ППОЛИТЪ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ОНУФРИЙ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ДРЕ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АЛЕНТИ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ДРЕ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ДРЕ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ЛЕНТИ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Н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ИХАИ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ОИСЕ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ЕОФ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ЛЕНТИ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АН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РИГОР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ЕНИАМИ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ДМИТР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ЯКОВ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ППОЛИТЪ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НДРЕ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ППОЛИТЪ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ОЛА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ЁТ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ЁТ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НИКОЛА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МИХАИЛ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АЛЕРЬЯ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ЛЕВ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ЕОФ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ЛАДИМИ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КОНСТАНТИ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ЕПА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ЛАДИМИ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ЛАДИМИ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ЕП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ЕОФИ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ГРИГО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ТАЛ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ФЕЛИКС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ЕЛИКС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ЛЕОНИД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КОНСТАНТИ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КОНСТАН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ОНСТАНТИ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ЛЕКСЕ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ТО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НТОН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БОРИС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АСИЛИЙ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ВЕНЕДИК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ЕНЕДИКТ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ГНАТИ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ЮС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АНОР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ЁТР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СТЕП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ЮЛИАН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ФОМА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ДАМ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ЛЕВ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ВИК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БОЛЕСЛАВ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ГНА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ГНА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ИХАИ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ЮЛИА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ЛЕКСАНД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Е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ТОН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ВАСИЛИ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ВИКТО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ГЕНРИХ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ДМИТР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ДОНАТ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ЕВГЕН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ГНАТИЙ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ИППОЛИТЪ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ЛЕ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ЮЛИА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ФЕОФИ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ЕОФ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Е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АЛЬФОНС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ИХАИЛ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ГРИГОР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ЛЬЯ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ПЁТ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ЮЛИ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АНТО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ЛАТ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ОЛИКАРП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ОНСТАН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ДАМ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АНД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АНД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КЕН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ЛАДИМИ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ДАМАСК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ГНА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КОНСТАНТИ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ЛЕ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ЕЛХИСЕДЕК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ИХА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АВЕ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ПЁТ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СТЕП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ТЕП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ТЕП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АФАТ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ЛЕВ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НИКОЛА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ТИТ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ОСИФ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АТВЕ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КОНСТАНТИ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ОЛАЙ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НИКОЛАЙ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СИЛЬВЕСТ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АС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ТРОФ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АВРЕН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ПАВ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РОМ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ОМА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ЛАДИМИР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ВЛАДИМИР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РАФ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ВАЛЕ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ЁДО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ТО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ТО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АВРЕНТ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ФОМ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СЕВОЛОД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СЕРГЕ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СТЕП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ЛЕКСАНДР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ВАСИЛ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ВАСИЛИ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ГНА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ЛАРИО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ГРИГОР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ЯКОВ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ЯКОВ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ЯКОВ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ГРИГОР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ЯКОВ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ГРИГОР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ГРИГОР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ЛАДИМИ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ДМИТР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ЛАДИМИ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ВЛАДИМИР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ИВ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ИОСИФ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СЕРГЕ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МИХАИЛ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АНТ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ЛАДИМИР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ГЕОРГ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ОНСТАНТИ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МИХАИЛ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ЕМЁ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СЕМЁ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ТО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КОНСТАНТИ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ДРЕ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МИХАИЛ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МИХАИЛ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ЦЛАВ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НИКОЛА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ЛЕКСАНД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ДРЕ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ТО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АНТО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СИЛ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ЕНЕДИКТ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АНИЛА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ВАН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КОНСТАНТИ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КОНСТАНТИН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ЛАВ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ЁТ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ПЛА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РАФАИ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САВВА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ЕМЁ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ЕМЁ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ТЕП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ТИТ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ФЕЛИКС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РАНЦИСК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РАНЦИСК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ЯКО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ЛУКА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КТ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ЛЬДЕМАР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ВИКТО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ЛАДИМИ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ДМИТРИ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В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ЛУКА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АВЕ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АВЕ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АВСТ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ФЁД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ЮЛИ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ЁДО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ЮС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ПЁТ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ОСИФ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ЛУКА</text:p>
          </table:table-cell>
          <table:table-cell office:value-type="float" office:value="1844">
            <text:p>1844</text:p>
          </table:table-cell>
        </table:table-row>
        <table:table-row>
          <table:table-cell>
            <text:p>ПАВЕЛ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ИКТО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ЛЕКСАНД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ДРЕ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ЛЕРЬЯН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ВЛАДИМИ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ОНСТАНТИН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КОНСТАНТИ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ПЁТ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СТЕП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ЮЛИ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ЛАДИМИ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ИКТОР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КОНСТАН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СЕРГЕ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ВА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ЕВГЕН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ЁДО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ЯКОВ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ВГУСТ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ЛАДИМИ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МИХАИЛ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ВИТА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ДРЕЙ</text:p>
          </table:table-cell>
          <table:table-cell office:value-type="float" office:value="1921">
            <text:p>1921</text:p>
          </table:table-cell>
        </table:table-row>
        <table:table-row>
          <table:table-cell>
            <text:p>ИВ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МАРКИАН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СТЕПАН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АНАТО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ЗИНО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ТЕОФИЛЪ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ЕЛИЦИ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ЛАДИМИР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ЛАВД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ЛЕВ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ПЁТ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ЁД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ЁДО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ЁД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Е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БОРИС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АЦЛАВ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ЛЕКС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13">
            <text:p>1913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МИХАИЛ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СЕРГ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ПАВЕЛ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ДМИТРИЙ</text:p>
          </table:table-cell>
          <table:table-cell office:value-type="float" office:value="1921">
            <text:p>1921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СТЕП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ФИЛИПП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ИЛИПП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ТЕП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ИЛИПП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ЛЕНТИ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ЮЛИАН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ФАНАС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БОРИС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ЛАДИМИР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ВЛАДИСЛАВЪ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СЕВОЛОД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РИГОР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ДАНИЛА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ЕВГЕН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ЗАХА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ЛУК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АКСИ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ОЛАЙ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ПАВЕЛ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ПЁТ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ИЛЬВЕСТ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ТЕП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СТЕП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ХРИСАНФ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ЮЛИ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ЮЛИ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ФЕОФ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АСИЛ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МАР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ДРЕ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КОНСТАНТИ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МИХАИ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ТИМОФ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ДРЕ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СИЛ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ДОМЕСТИ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ЛАДИМИ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ПАВЕЛ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КОНСТА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ДАМ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БОРИС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ДАНИЛА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ЕВГЕН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ЕВСТАФ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АНО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ЕМЁ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ТЕП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ЯКОВ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ЛЕКСЕЙ</text:p>
          </table:table-cell>
          <table:table-cell office:value-type="float" office:value="1844">
            <text:p>1844</text:p>
          </table:table-cell>
        </table:table-row>
        <table:table-row>
          <table:table-cell>
            <text:p>АЛЕКСАНДР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АЛЬБИ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ЕНЕДИКТ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ЕЛЕВФЕР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ОШЕ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КИРИЛЛ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ЛА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РУФ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ФЕДОС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ОНСТАН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ЛАТОН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ФЕДОС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ЭРАСТ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ГЕНРИХ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ГРИГОР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ГНАТ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ГНАТ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ИОСИФ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ГНАТ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ГРИГОР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ГНА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УПРИЯ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ЁД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ЕВСТАФ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ЕПАН</text:p>
          </table:table-cell>
          <table:table-cell office:value-type="float" office:value="1939">
            <text:p>1939</text:p>
          </table:table-cell>
        </table:table-row>
        <table:table-row>
          <table:table-cell>
            <text:p>ФЕОФ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Е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ВАЦЛАВ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ПАВЕ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ДМИТРИ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ЕВГЕН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ДОЛЬ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ДАМ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НТО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ВСЕВОЛОД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КУПРИЯН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НИКАНО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ЕМЁ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РСЕН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АНДИД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РАНЦИСК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КОНСТАНТИ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ИОСИФ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СИЛЬВЕСТ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КОНСТАНТИ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АСИЛ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ДАМ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ЕВГЕН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ППОЛИТЪ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АР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ИХА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АНО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РОМАН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АЛЕКСАНД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ИКЕН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ТАЛ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ИТАЛИЙ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ВЛАДИМИ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АНИЛА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ЕВГЕН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АН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ЕП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АВСТ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ЕЛИКС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Е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НИКОЛАЙ</text:p>
          </table:table-cell>
          <table:table-cell office:value-type="float" office:value="1896">
            <text:p>1896</text:p>
          </table:table-cell>
        </table:table-row>
        <table:table-row>
          <table:table-cell>
            <text:p>ФЕЛИКС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АТАПИ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РСЕН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ФАНАСИЙ</text:p>
          </table:table-cell>
          <table:table-cell office:value-type="float" office:value="1834">
            <text:p>1834</text:p>
          </table:table-cell>
        </table:table-row>
        <table:table-row>
          <table:table-cell>
            <text:p>ВИТА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АПИ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ЁД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ЁД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ЁДО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ВАСИЛИЙ</text:p>
          </table:table-cell>
          <table:table-cell office:value-type="float" office:value="1896">
            <text:p>1896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ЛЕКСАНД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ГЕОРГ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КОНСТАН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СИФ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КОНСТАНТИ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МИХАИ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ФАВСТ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СИ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ЕВГЕН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ЕВГЕН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КОНСТАНТИ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Е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АФАНАС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МАРТИ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МАТВЕ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СТЕП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КАРЛ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ЛЕВ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ЮЛ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ЮЛИ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ЕВ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ДАМ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ПАВЕЛ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КОНСТАНТИ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ЛЕ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96">
            <text:p>1896</text:p>
          </table:table-cell>
        </table:table-row>
        <table:table-row>
          <table:table-cell>
            <text:p>АЛЕКСАНД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НИКОЛА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НИКОЛА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ВСЕВОЛОД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ГРИГОР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ГРИГОР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ГРИГОР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КОНСТАНТИ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ОСИФ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ПАВЕ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АВЕ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ПАВЕ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ЕРАФИМ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ТИМ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НТО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АСИЛИ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ВЛАДИМИ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ДАНИЛА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ОНСТАНТИ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АВЕ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ТОН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МИХАИЛ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ГНАТ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МАРТИ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ДАМ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ОСИФ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КОНСТАН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ВИКТО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СТЕП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ГРИГО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ЛЕОНИД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АСИ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ДМИТР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ИКТО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ЛАДИМИ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ДМИТРИЙ</text:p>
          </table:table-cell>
          <table:table-cell office:value-type="float" office:value="1913">
            <text:p>1913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РАФ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РОМУАЛЬД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СТЕП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ОЛАЙ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ЮС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ЕВГЕН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ЕПАН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АДАМ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НИКОДИМ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ПЛАТО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ОДИМ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ЮЛИ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ЛЬЯ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КАР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ДИМ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ЛАТО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ИГНАТИЙ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ЛЕОНИД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ГНАТ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ДАМ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Т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ЛЬЯ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ИКТ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ЛАДИСЛАВЪ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ЛАДИМИ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АЛЕКСАНД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Е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ГЕОРГ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НИКОЛА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ДАМ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ПАВ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АВЕ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Е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НИКОЛА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ПАВ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ЯКО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ПЛАТО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КАЗИМИ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ЛАДИМИ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ГРИГОР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ГРИГОР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ДМИТР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ЕВСТАФ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ЕРОНИМ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АФАТ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КОНСТАНТИ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ОНСТАН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ОНСТАНТИ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КОНСТАНТИ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В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ПАВ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ЕЛИКС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ЕЛИЦИ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ЯРОСЛАВ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МАРК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ЕЛИКС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РАНЦИСК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ГАТИНЪ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КОНСТАНТИ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ЛЕОНТ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МИХАИЛ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МИХА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ФАНАС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ФАНАС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ЛЕРЬЯ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ИКЕНТ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ЛАДИМИ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ГНА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ДИМ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ЮЛИ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ЯКО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ЁТ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ФРАНЦИСК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ЁТ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ЯКОВ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ГЕРВАС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ДМИТР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ЛЕР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СЕРГ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РТЕМ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БОРИС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ЛЕНТИ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ГРИГОР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ПЁТ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ИКЕНТ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СИФ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ППОЛОН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РАНЦИСК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ВЛАДИМИ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КОНСТАНТИН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СЕНОФОНТ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ЕРГЕ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ГРИГОР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СЕВОЛОД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ОСАФА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ЛЕОНТ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ДРЕ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НТО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КОНСТАНТИ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РОМ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КАЗИМИ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ЕМЁ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ИРИЛ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ЕВАСТЬЯ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ОМА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СЕВОЛОД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НДРЕЙ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ППОЛИТЪ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ЛАДИМИ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ЛЕОНАРД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ДРЕ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ТО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РКАД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РИГОР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МИХАИЛ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СЕРГЕ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МИХАИ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МИХАИ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СЕРГЕ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ДРЕ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ТО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НТО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АЦЛАВ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ЕВГЕН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ОИЛЬ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ППОЛИТЪ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ИР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АНД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ПЛАТО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ЮС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ЯКОВ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ФРАНЦИСК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ЛЕКСАНД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ЮЛИ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ЕРГЕ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ТАРАС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ПАВЕЛ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СЕРГЕ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ФОМА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АВЕ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АВЕ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ДА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БАЛЬТАЗА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КТ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ЕНИС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Евгардъ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В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ОСАФАТ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ЛЕ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Е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ЕОНИД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ЛОНГИН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ЛУК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АР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ИХАИ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ОСИФ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ПАВЕЛ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ПАВЕЛ</text:p>
          </table:table-cell>
          <table:table-cell office:value-type="float" office:value="1896">
            <text:p>1896</text:p>
          </table:table-cell>
        </table:table-row>
        <table:table-row>
          <table:table-cell>
            <text:p>ПЁТ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ЁТ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ЯКОВ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НДРЕ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ДИМ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ПАВЕ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ДАМ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ДАМ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ЕРМ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ЕВСТАФ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ОНСТА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ПАВЕЛ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СЕРГЕ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ЮЛИ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ЕДОС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ФОМ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КОНСТАНТИ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ИКТОР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ЕОРГ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ГНА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ЛЬЯ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АР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АНИСЛАВ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ФЁДО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КОНСТАНТИН</text:p>
          </table:table-cell>
          <table:table-cell office:value-type="float" office:value="1939">
            <text:p>1939</text:p>
          </table:table-cell>
        </table:table-row>
        <table:table-row>
          <table:table-cell>
            <text:p>ЛЕОНИД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ЛАДИМИ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ГНАТ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НИКОЛА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ДОЛЬФ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ВАСИЛ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АТО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СИЛИ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ГЕННАД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ЛЕОНИД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ГЕОРГ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ТО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НТО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ГРИГОР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ЕРГЕ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СТЕП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СТЕП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ЛЕКСАНДР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НТО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НИКИФОР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НИКОЛА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ЭДУАРД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ЕДОС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913">
            <text:p>1913</text:p>
          </table:table-cell>
        </table:table-row>
        <table:table-row>
          <table:table-cell>
            <text:p>АДАМ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ИГНАТ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ГНА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ЯКОВ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ГЕОРГ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ТО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ЛАДИМИ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ИВАН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КОНСТАНТИ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ОСИФ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АНИСЛА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ТАНИСЛА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ГЕОРГ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ЕВФРЕМЪ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Е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ВЛАДИМИ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ФАДЕ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АВ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ГНА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АВЕЛ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ПАВЕЛ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ГЕОРГИ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ГНАТ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ГНАТ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ГНАТ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МИХАИЛ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ТРОФ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ТО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ИКЕНТ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ИКЕНТ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ИК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ЕМЁ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МЁ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ЯНУАР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ЕМЁ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ТО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ЮЛИ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ЕВГЕН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ГАЭТАНО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МИХАИЛ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ЛЕКСАНД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ЛЕКС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ВЛАДИМИР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ЛЕОНИД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ГНАТИЙ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ЗИНО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ГРИГО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ДОКИМ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ЛЕКСАНДР</text:p>
          </table:table-cell>
          <table:table-cell office:value-type="float" office:value="1903">
            <text:p>1903</text:p>
          </table:table-cell>
        </table:table-row>
        <table:table-row>
          <table:table-cell>
            <text:p>ВАСИЛ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921">
            <text:p>1921</text:p>
          </table:table-cell>
        </table:table-row>
        <table:table-row>
          <table:table-cell>
            <text:p>ПАВЕЛ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ИГНАТ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921">
            <text:p>1921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ЛАВРЕН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ММАНУИЛЬ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ПОРФИР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ОМА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БОРИС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АТО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СИЛИ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ДМИТРИЙ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ПЁТ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ЕРГЕЙ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ЕРГЕЙ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ТРОФИМ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ЛАРИ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АТО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АТО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КОНСТАНТИ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АЦЛАВ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СТАФ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ЕЛИСЕ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РТЕМ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ЛАДИМИ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БОГД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МЁ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АДОЛЬ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ИКТ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АКИН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АЗИМИ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КСЕНОФОНТ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КСЕНОФОНТ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ЛЕОНТ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НИКОЛА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ЕРГ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ТАНИСЛА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ЕЛИКС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ЕЛИЦ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ИЛАРЕТ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ЯРОСЛАВ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ИХАИЛ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ДМИТР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МИХАИ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АСИЛИ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ЛАДИМИ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ЕНЕДИКТ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ЕВГЕНИ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Т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ЮЛИ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НТ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ЛАДИМИ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ИГНАТ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ОСИФ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ФОМА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ОНСТАНТИ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ЮЛИАН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КЛІМЕНТІ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ПЛАТО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ФАНАС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ФАНАС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СТЕП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ДМИТР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Е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ДРЕ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АНТ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ГРИГОР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ГНА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ТЕП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ЕЛИКС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ЯКОВ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ЁДО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ПЁТ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ЕП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ТЕП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ЛЕКСАНДР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АЛЕКСАНДР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ЛЕВ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ТО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КОНСТАНТИ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ОНСТАН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ФЁДОР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ВАН</text:p>
          </table:table-cell>
          <table:table-cell office:value-type="float" office:value="1921">
            <text:p>1921</text:p>
          </table:table-cell>
        </table:table-row>
        <table:table-row>
          <table:table-cell>
            <text:p>РОСТИСЛАВ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ПЁТ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АВ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ЕМЁ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ОМ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ЁТ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ЮЛИА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АДА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АНО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ФОРТУНАТ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ИКЕНТ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ИК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ЁТР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НИКАНО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ЗБИГНЕ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ОНСТАН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ЛУКІАНЪ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ЯРОСЛА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БОЛЕСЛА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ИХАИ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ЯРОСЛА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ЗИНОВ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ЗИНОВ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ВА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ППОЛИТЪ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ЕРДИНАНД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ИЛАРЕТ</text:p>
          </table:table-cell>
          <table:table-cell office:value-type="float" office:value="1844">
            <text:p>1844</text:p>
          </table:table-cell>
        </table:table-row>
        <table:table-row>
          <table:table-cell>
            <text:p>ЭДУАРД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ННАДИ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КОНСТАНТИ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СИЛ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ПЁТ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ЛЕРЬЯ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ЗИНО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ЯКОВ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МИХАИЛ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НТО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ЛАДИМИ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ПАВЕ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ЮЛИ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ЮЛ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ЛАДИМИ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ТАЛ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ЕМЁ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ИТА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ОНСТАН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ЕМЁ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ЕП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ДАМ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АВЕ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ЕЛИЦИ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ЕЛИКС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КЕН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ЛА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АНД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ДРЕ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НТО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ГЕОРГ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ЕВСТАФИ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КУПРИЯ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УПРИЯ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ИРИЛ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КОНСТАНТИ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МАТВЕ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ОЛА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ЁТ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ПЛАТ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РОМ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АВЕ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ЕРГЕ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СТАНИСЛА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ЁДО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ЁДО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ФЁДО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ФЕОФИЛ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ФЕОФ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ИК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ЛАДИМИР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ИОСИФ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ФЕЛИКС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ЛУКА</text:p>
          </table:table-cell>
          <table:table-cell office:value-type="float" office:value="1921">
            <text:p>1921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ЛЕКСАНД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ЛЕКСЕ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ДМИТР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ГНАТИЙ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СЕНОФОНТ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ЛЕВ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ЛЕОН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ЛАТО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СЕМЁ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ЕП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ТЕП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ФЁДО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ГАВРИЛА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ГАВРИЛА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ГРИГОР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ОНСТАНТИ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АСИЛ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АНТО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ПЛАТО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СТЕП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ЛЕКСАНДР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ВЛАДИМИР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ВЛАДИМИ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НИКОЛА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АТО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ФАНАС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ЛАДИМИ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КОНСТАНТИ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МИХАИЛ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ЮЛИ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ДОЛЬ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ЁДО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РСЕНИЙ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ВЛАДИМИ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АЦЛАВ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ГРИГОР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ДМИТРИ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КАЛЛИСТРАТ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ЕМЁ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СЕМЁ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ПАВЕ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ГНАТЬ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ЮС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ЮЛИ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ЮС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ГРИГО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ЛАДИСЛАВЪ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ТАНИСЛАВ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ГНА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ГАЭТАНО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ЕВ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МИХ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АВ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ЁТ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ЛАТОН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СТЕП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ЁД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ЕВ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ИЛЬВЕСТ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ОСИФ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ГРИГОР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ЛЕВ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МИХА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АРКИС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ЯКОВ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КАР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ЛЕРЬЯ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АР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ММАНУИЛЬ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Е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ПЛА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ЯКОВ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ЁТР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ЯКОВ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ГРИГОР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ГРИГОР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44">
            <text:p>1844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МИХАИ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ФАНАСИ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ГЕОРГ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ЕМЕЛЬЯ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КОНСТАН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АТВЕ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ЕДОС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ДАНИЛ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ГНА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ДРЕЙ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ВЛАДИМИР</text:p>
          </table:table-cell>
          <table:table-cell office:value-type="float" office:value="1921">
            <text:p>1921</text:p>
          </table:table-cell>
        </table:table-row>
        <table:table-row>
          <table:table-cell>
            <text:p>ДАНИІЛЪ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ГНА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ЛЬЯ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ЛЬЯ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ЛЕВ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ПАВЕ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АВЕ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ЛАТОН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СЕРГЕ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СТЕП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ЮЛИ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ЛАДИСЛА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ДАНИЛА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ГНА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АЗИМИ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ЛЕВ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ТО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АЛЕРЬЯ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ННАД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АРКИС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СТЕП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ЛА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ЛЕКСАНД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ЛЕКСАНД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ЛЕКСАНД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НДРЕ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АНТО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АВРИЛА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ДМИТР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РИНАРХ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ПЁТ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СТЕП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ГРИГО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ВЕРИ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СЕВЕР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ОНСТАНТИ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ДАМ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БОРИС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ГНА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ЁТР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СЕВЕР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АС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ГРИГОР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АВЕ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ЛЕКСЕ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АОКИМ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ЛЕОНИД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ПЁТ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ЁТР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СЕРГЕ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ИКЕНТ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ГНАТИЙ</text:p>
          </table:table-cell>
          <table:table-cell office:value-type="float" office:value="1834">
            <text:p>1834</text:p>
          </table:table-cell>
        </table:table-row>
        <table:table-row>
          <table:table-cell>
            <text:p>ЮЛИ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ЛЕКСЕ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ДРОНИК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КЕНТ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ВИКТ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ДОМЕТИ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КАЛЛИСТРАТ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ОНИСИМ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ЁТ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РАФА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ТЕП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ЁДОР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ВИКЕН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АВЕ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МАРК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МАРК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ОРНИЛ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ОМА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ОМА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Е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НАСТАС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ПЁТ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ПЁТ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СИЛИ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ИКТО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БД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АЛЕРІАНЪ-КАЛИСАНТІ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ЛАДИСЛАВЪ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ПАВЕ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ФЁДОР</text:p>
          </table:table-cell>
          <table:table-cell office:value-type="float" office:value="1903">
            <text:p>1903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АВЕ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АВЕЛ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ВАЛЕРЬЯ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ДАНИЛА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ЁТ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МИТРОФАН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ФЁДО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НИКОЛА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ИКТ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ЛАДИМИ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ЕВГЕН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СИЛ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ДАВЫД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СТЕП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ТИХ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ЛЕКСАНДР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ВАСИЛИЙ</text:p>
          </table:table-cell>
          <table:table-cell office:value-type="float" office:value="1903">
            <text:p>1903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ЛЕОНИД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ГНІ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ТЕП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ЁТР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ЛЕКСАНДР</text:p>
          </table:table-cell>
          <table:table-cell office:value-type="float" office:value="1896">
            <text:p>1896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АСИЛИЙ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ВЛАДИМИ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ТО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ВАСИЛ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АСИЛ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СИЛЪ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ЮСТИ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КОНСТАНТИ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ЛЕВ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ЛЕОНТ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АР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НИКАНО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ОСИФ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АВЕЛ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СТЕП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ЯКОВ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ВАСИЛ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КОНСТАНТИ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ГРИГОР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ЛЕОНТИ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ЕВГЕН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ДРЕЙ</text:p>
          </table:table-cell>
          <table:table-cell office:value-type="float" office:value="1921">
            <text:p>1921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ФОМ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ЯКОВ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ЁДО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ПЁТ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ГНАТ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ЕРОНИМ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ТЕП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ВЕНЕДИКТ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СЕВОЛОД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Е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ИКТОР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ВИКТО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СИФ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ФЕОФИ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ИКЕН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ГРИГОР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ММАНУИЛЬ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ГНАТ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ГНАТ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АНО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АВЕ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ЮЛИА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НТО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РИГОР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ЛАВД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НИКИФО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ДАЛЬБЕР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ДРЕ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АЛЕРЬЯ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ММАНУИЛЬ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ЕѲСЕНІ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УПРИЯ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АСИЛ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ЁТ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АСИЛ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ОЛАЙ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ИХ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ГАВРИІЛЪ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СИЛ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ОСАФАТ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СТЕПА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ГНАТ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ОЛА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АН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ГРИГОР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РИГОР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ТАНИСЛАВ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КОНСТАНТИ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ЮЛИ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КОНСТАНТИ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ДРЕ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ДР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ГНА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ЁДО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ЛУКА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ИКТОР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АДАМ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Е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ЛАДИМИ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ВАЦЛАВ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ЕВГЕН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КАЛЛИСФЕ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АТВЕ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44">
            <text:p>1844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ПЁТ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ПЛАТ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ТАНИСЛА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ЮЛИ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ЮЛ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ИКТ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РИГОР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РОМ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РХИП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КОНСТАНТИ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КОНСТАНТИ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КОНСТАНТИ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ЮЛИ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НДРЕЙ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АНТОН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ГЕРВАС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ЕВСТАФ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КОНСТАН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ОСИФ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ЁТ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ЁТ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ЮЛ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ЛАДИМИ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ПЁТР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НИКОЛА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ЛЬЯ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ФЁДО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ТО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ЕВГЕН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ВА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КОНСТАНТИ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СТАНИСЛАВ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КОНСТАН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ОНИФА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ОНСТАНТИ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СЕРАФИМ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СТАНИСЛАВ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КЕН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ИХАИ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ТАНИСЛАВ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РАНЦИСК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ЕОФИЛ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ДАМ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ЛЕКСАНДР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ИВАН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ИСИДО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В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АВЕ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ПЁТ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ЛЕКСАНД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РХИП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СИДОР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КЛИМЕНТ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ЛЕОПОЛЬД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УКІАНЪ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МИХАИЛ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СИФ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ОСИФ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ПАВЕЛ</text:p>
          </table:table-cell>
          <table:table-cell office:value-type="float" office:value="1896">
            <text:p>1896</text:p>
          </table:table-cell>
        </table:table-row>
        <table:table-row>
          <table:table-cell>
            <text:p>ПЁТ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ФЕЛИКС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ЛУКІАНЪ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ЕРГЕЙ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ИГНАТИЙ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МИХАИЛ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ОЛА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СТЕПА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ФЕДОС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ДРЕ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ДРЕ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НДРЕ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ИХАИЛ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АСИЛИ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ВА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ГНАТИ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ДАМ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ЛЕКСАНД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ЛИМЕНТ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ОНСТАНТИ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ПЁТ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СТЕП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ЛУКЬЯ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СЕРГЕ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ЛЕОНИД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ХЛОДВИГ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АВВАТ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СТЕП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АВЕЛ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ДАМ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НТО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ГРИГОРИЙ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АР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ГНАТИЙ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МИХАИЛ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ПЛАТ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ЛАДИСЛАВЪ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НИКОЛА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ТИТ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БОЛЕСЛАВ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ТЕП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ГНІ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ТО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ЛЕКСАНД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БРОНИСЛАВ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АЗИМИ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ВАСИЛ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КОНСТАНТИН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ДМИТР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ОСИФ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МАКСИМИЛИ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АКСИМИЛИ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ОНСТАН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СЕРГЕ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ИЛАРИ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ЛАДИСЛАВЪ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ОНСТАН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ОНСТАН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ТИТ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ЯКОВ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ОНСТАНТИ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ЛЕКСАНД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Е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ИКТО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ЛАДИМИР</text:p>
          </table:table-cell>
          <table:table-cell office:value-type="float" office:value="1921">
            <text:p>1921</text:p>
          </table:table-cell>
        </table:table-row>
        <table:table-row>
          <table:table-cell>
            <text:p>ВЛАДИМИ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В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ИОСИФ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АЗИМИ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АЗИМИ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КЕЛЕСТИ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КОНСТАНТИ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ОНСТАН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ЛЕВ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АВЕЛ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ПАВЕЛ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ТИМОФЕ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ЯКОВ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ЯРОСЛАВ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ФЁДО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ДРИ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ЛЕКСАНД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АТОЛ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ДРЕ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НТО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ИКТО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ИСЛА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АПИ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ЛИМЕН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ОНСТАНТИ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КОНСТАНТИ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КОНСТАНТИ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КОНСТАНТИ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МИХАИЛ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МИХАИЛ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НИКОЛА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ОНУФР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ЛА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ТЕП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ТЕП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МИХАИЛ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АЛЕКСАНДР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ВИКТОР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АСИЛ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МАРКЕ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АНАТОЛИ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АНТО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РСЕН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СИ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ТАНИСЛАВ</text:p>
          </table:table-cell>
          <table:table-cell office:value-type="float" office:value="1939">
            <text:p>1939</text:p>
          </table:table-cell>
        </table:table-row>
        <table:table-row>
          <table:table-cell>
            <text:p>ЮЛ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ЯКОВ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Т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БОРИС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СИФ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АРКАД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ЛАДИМИ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913">
            <text:p>1913</text:p>
          </table:table-cell>
        </table:table-row>
        <table:table-row>
          <table:table-cell>
            <text:p>НИКОЛА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ПАВЕЛ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АРКАД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КОНСТАНТИ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ЁДОР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ОСИФ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ДРЕ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НДРЕ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АСИЛ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ЁТ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КОНСТА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РКАДИЙ</text:p>
          </table:table-cell>
          <table:table-cell office:value-type="float" office:value="1913">
            <text:p>1913</text:p>
          </table:table-cell>
        </table:table-row>
        <table:table-row>
          <table:table-cell>
            <text:p>ВИКТ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АНО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АНО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ЛАДИМИ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АЗИМИ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ФАНАС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ЕРГЕ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ГРИГО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КОНСТАНТИ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ЮС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ДРЕЙ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СЕМЁ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ПОЛ.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КОНСТАНТИ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СЕРГЕ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НИКОЛА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ОСИФ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ИОСИФ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ТАНИСЛА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ГНАТ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ФЕРДИНАНД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ЮЛИ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ЛЕКСАНД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АНД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ДМИТРИЙ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ФЁДОР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АЛЕКСЕ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АНДРЕ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АВЕЛ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ФЁДО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АСИЛ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ЛАДИМИ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ЛЕКСАНДР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ЛЕКСАНД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АСИЛИЙ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ВАЦЛАВ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ППОЛИТЪ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ЛА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ЮС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ЛЕКСАНД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ФАНАС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ЦЛАВ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АЦЛАВ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ГЕНРИХ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ЛЬЯ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ППОЛИТЪ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МИХАИЛ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ОЛА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ЛА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ЕМЁ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ЛЕКСАНД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СТЕП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ЭДВАРДЪ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ЮЛИ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ЮЛИ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ЛЕКСАНД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ЛАДИМИ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РИГОР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МИХАИ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СЕРГЕЙ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ИОСИФ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КОНСТАНТИ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СИ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ИК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АВ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ЯКОВ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ЯКОВ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КОНСТАН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ЛАДИМИ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ЛАР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ЛАРИО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АЛЕ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ИКТО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ЛАТО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835">
            <text:p>1835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ЛЕКСАНД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АЛЕКСЕ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ИКТОР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ВАН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ОЛИКАРП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ЛУКА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НИКОЛА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СЕМЁ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ТЕП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НИКОЛА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ЯКО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ТО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РС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ИКЕНТ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ЛАДИМИ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ЕВГЕНИ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ИГНА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ЛИМЕНТ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КЛІМЕНТІ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КОНСТАН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ОНСТАН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ЛЕВ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МИХ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ПАВЕ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ПЁТ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ТОН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ВЛАДИМИР</text:p>
          </table:table-cell>
          <table:table-cell office:value-type="float" office:value="1913">
            <text:p>1913</text:p>
          </table:table-cell>
        </table:table-row>
        <table:table-row>
          <table:table-cell>
            <text:p>РОМУАЛЬД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ЗБИГНЕВ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ЯРОСЛАВ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ЛАДИМИР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ВСЕВОЛОД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ДЕМ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ОНСТАНТИ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ЭДУАРД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АДЕ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ДАМ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ИТА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ДАМ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ЛАДИМИ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ИГНА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53">
            <text:p>1853</text:p>
          </table:table-cell>
        </table:table-row>
        <table:table-row>
          <table:table-cell>
            <text:p>МИХ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СТЕПАН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ФОМА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ПОЛЛИНАРИ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ЛЕВ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АСИЛИ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ЕВГЕН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ЮС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ЛЕВ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ЛУКА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МИХАИЛ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НИКАНО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ЕП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ФИЛИПП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НДРЕ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БОРИС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СИ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ГЕОРГ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ГЛЕБЪ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ЛЕОНИД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РСЕНИЙ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НИКОЛАЙ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ИВА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ХРИСАНФ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АЛЕКСАНД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ХРИСАНФ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ЁД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ПАВЕЛ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ПАВЕЛ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ЛЕР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ЕФОДИЙ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МИХА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АДЕ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ДРЕ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АСИЛ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ИКЕНТ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ИКТО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ГРИГОР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ЛАРИ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УКЬЯНЪ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НИКОЛА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ПЁТ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ЛОР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ФЛОР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ПАВ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ГЛЕБ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Е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ГЕОРГ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ПАВЕЛ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БОРИС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ЛЕОНИД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ВА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НИКОЛА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ЮСТИ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ЛЕКСАНД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Ъ/АНТОНІ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ФАНАСИ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КЕНТИ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ВИКЕНТ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КОНСТАНТИ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КОНСТАНТИ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ЛЕВ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ЛАТ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ЯНУАРИЙ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ФОМА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ОСИФ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МИХАИЛ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ВЛАДИМИ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НИКОЛАЙ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ГРИГОР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ЕВ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ТЕП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ТО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СИЛ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ГАВРИІЛЪ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ПАВЕ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ЛАДИМИ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МИХАИЛ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АЛЕКСАНД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ВЛАДИМИР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АЛЕКСЕ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ДАВЫД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ПАВЕЛ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САМСО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ФЁДО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АВЕ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ДАЛЬБЕРТ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НИКОЛА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ИТАЛ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ФЁДО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АЦЛАВ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АНО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ИКЕН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РКАД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ЕРГ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АОКИМ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ГНА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АОКИМ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ОНСТАНТИ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ОСИФ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ВГУСТ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ЛАДИМИР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ИОСИФ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КОНСТАН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ОНСТАНТИ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ЛАВРЕНТ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ОНУФР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ЛАТО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ФИЛИМ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ЯКОВ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ЛАДИМИ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ЛАТ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ЛАДИМИ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ЕВГЕН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ИКЕНТ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АСИЛИ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ЛАДИМИ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ГАВРИЛА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ГАВРИЛА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РИГОР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ЕПА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ЛАДИМИ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ТЕПАН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НИКОЛА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ТО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ФАНАСИЙ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АВГУСТИНЪ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АВЕ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ВГУСТИНЪ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ЛАДИМИ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ГАВРИЛА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ДМИТР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ГНАТ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ЕРОФЕ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ОРНИЛ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МИХ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ИТА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РОМ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АВСТ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В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НИКОЛА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ОНУФР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ПАВЕЛ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ОЛА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ПАВЕ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ОНУФР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ОСИФ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ЛЕВ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ЛЕОПОЛЬД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ЛЕВ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КАЗИМИ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ПОЛЛИНАР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ФАНАС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СИЛ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ЛАВРЕНТ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САМС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ЕРГЕ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СЕМЁ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СТЕП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ЮСТИ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ОМА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ИК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ГРИГОР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ППОЛ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ГРИГОР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ГНАТИЙ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МИХАИ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ЁДО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АЛЕРЬЯ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ТЕП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ВГУСТИНЪ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ДОЛЬ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РИСТРАХ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АЦЛАВ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ГЕОРГ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ЕВГЕНИ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ГЕОРГ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ЗАХА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ППОЛИТЪ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КОНСТАНТИН</text:p>
          </table:table-cell>
          <table:table-cell office:value-type="float" office:value="1844">
            <text:p>1844</text:p>
          </table:table-cell>
        </table:table-row>
        <table:table-row>
          <table:table-cell>
            <text:p>КСАВЕР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ЕП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ЁД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ОМА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ЛУКА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ЛЕОНТИ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МИХАИЛ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ОАННИК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ОСИФ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ПЛАТО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ПЛА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ГЕОРГ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ГЕОРГ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УКА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ЛУКЬЯ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ХЛОДВИГ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ЛА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ЁД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ВГУСТИНЪ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ДРЕ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РСЕНИ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ЛАДИМИ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ГЕРАСИМ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ГНАТ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КУПРИЯ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КЛИМЕНТ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КЛИМЕН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ОНСТАНТИ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ЛЕВ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МИХАИЛ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НАРКИС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НИКОЛА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РОТАС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АДЕ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ЕОФИЛ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ЛЕКСАНД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ГЕОРГ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ЛЬЯ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НДРЕЙ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ФАНАС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АСИЛ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РМА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МИТРОФ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ИТРОФ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МЁН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МИХАИ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МИХАИ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КЛИМЕН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ГРИГОР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ТИХО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ВКСЕНТ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ГРИГОР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АЦЛАВ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ГЕОРГ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ДМИТРИ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ГЕОРГИЙ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СЕРГЕЙ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КЛИМЕНТ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КОНСТАНТИН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ЮС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ЛЕРЬЯ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АЛЕР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ЕРОНИМЪ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ППОЛИТЪ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ППОЛИТ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ППОЛИТ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ЛИМЕНТ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НТЕЛЕЙМ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ЕРОНИМ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ЕЛИЗА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ЛИМЕН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АЛЕКСЕ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АДОЛЬ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АСИЛ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ЕМЁ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ИГОРЪ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СКИЛЛЪ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ЗИНОВ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КЛИМЕНТ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ОНУФР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ЕНЕДИКТ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ЕФИМ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ЛИМЕНТ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ЛЕВ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ОНУФР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ЛЕКСАНД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КТО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ИХА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ТО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ВЛАДИМИ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ЛЕКСАНД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ПАВЕ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ЮЛИ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ЕЛИКС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ЛЕВ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МИХАИЛ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СИЛЬВЕСТ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АЗИМИ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АЛЕКСАНДР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ЛЕОНИД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МАРТИ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МИХАИЛ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ФЕЛИКС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АН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ИФ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ЁТР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ЛЕВ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ПЁТ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КЕСАР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ЛЮБОМИ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ЛАДИСЛАВЪ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ГАВРИЛА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ОСИФ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ИКЕНТ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ЛАДИМИ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КАЗИМИ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КСАВЕР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АВЕ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ЛА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ЛЕОНТИ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НТОНЪ/АНТОНІ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ГОРЪ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АВЕЛ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ФАНАСИ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ВАСИЛ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ЕРМ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ЮЛИ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ОНСТАНТИ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КОНСТАНТИ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В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ТРОФАН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МИХАИЛ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НИКОЛА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ПЛА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ЕОФ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ЯКОВ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ЛИМЕНТ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ЛАТ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ЯКОВ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КЛИМЕНТ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Л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НТО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СТАФ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ПАВЕ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ГРИГОР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ТО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ЕВСТАФ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ГНАТ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КОНСТАНТИ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ЮЛИ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ЕНЕДИКТ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ЭДУАРД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МИХАИЛ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ЭДУАРД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УКЬЯ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ИХАИ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НИКОЛА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ЭДУАРД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ЁТ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ПЁТ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ДОЛЬ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НТО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ТЕП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АКА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АНДР</text:p>
          </table:table-cell>
          <table:table-cell office:value-type="float" office:value="1921">
            <text:p>1921</text:p>
          </table:table-cell>
        </table:table-row>
        <table:table-row>
          <table:table-cell>
            <text:p>ИВА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ЯКОВ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РАНЦИСК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ПАВЕЛ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ЛЕВ</text:p>
          </table:table-cell>
          <table:table-cell office:value-type="float" office:value="1844">
            <text:p>1844</text:p>
          </table:table-cell>
        </table:table-row>
        <table:table-row>
          <table:table-cell>
            <text:p>ЛЕОНТИЙ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ВИКЕНТ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ДМИТР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ЕВГЕН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ОНСТАНТИ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ЛЕВ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РОМ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АОКИМ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ИХА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ИХАИ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ТЕП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ДРЕ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СЕРГЕ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ПАВЕЛ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АДОЛЬФ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ЛОНГ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ОМА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ЛЕКС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ГРИГОР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МАР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ЛА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ЕМЁ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НТО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Т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Ъ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ВИКЕН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ГНАТ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ППОЛИТЪ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АФАТ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ОНСТАНТИ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ЛУК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ИХ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ОНУФР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АВЕ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АНТЕЛЕЙМ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ПЛАТ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ТЕПА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МИХАИ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ЁДО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ТЕП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НИКОЛАЙ</text:p>
          </table:table-cell>
          <table:table-cell office:value-type="float" office:value="1896">
            <text:p>1896</text:p>
          </table:table-cell>
        </table:table-row>
        <table:table-row>
          <table:table-cell>
            <text:p>ПЛАТО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РКАД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РОМА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ГРИГОР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ГЕОРГ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ЕРАФИМ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ИМИ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ЁТ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ГНАТ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АСИЛ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ЛАДИМИ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ЕВГЕНИЙ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ТИТ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ОЛА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ДОМИНИКЪ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РАНЦИСК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ПРОХО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СЕНОФОНТ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ВАЛЕН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АСИЛ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ВАС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РАНЦИСК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РАНЦИСК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ЕВГЕН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ЕВГЕН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ЕВАЛАМП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ВЛАДИМИ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ТЕПАН</text:p>
          </table:table-cell>
          <table:table-cell office:value-type="float" office:value="1939">
            <text:p>1939</text:p>
          </table:table-cell>
        </table:table-row>
        <table:table-row>
          <table:table-cell>
            <text:p>ЦЕЛЕСТИНЪ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ННОК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АР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ЛЕРЬЯ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АСИЛ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ЁДО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ЁД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Ю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ЮЛИ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ЮЛ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ДОЛЬФ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МОС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НТО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БОРИС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ИКЕН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ИКТО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КАЗИМИ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ЕП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ТИТ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ЁДО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ОСАФАТ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ГАВРИЛА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Т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ЛАДИМИ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ДАНИІЛЪ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ИВА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ЛАДИМИР</text:p>
          </table:table-cell>
          <table:table-cell office:value-type="float" office:value="1896">
            <text:p>1896</text:p>
          </table:table-cell>
        </table:table-row>
        <table:table-row>
          <table:table-cell>
            <text:p>СЕРГЕ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ЯКОВ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ЯКОВ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ГРИГОР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КОНСТАНТИ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ПАВЕ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КЕНТИЙ</text:p>
          </table:table-cell>
          <table:table-cell office:value-type="float" office:value="1939">
            <text:p>1939</text:p>
          </table:table-cell>
        </table:table-row>
        <table:table-row>
          <table:table-cell>
            <text:p>ФЕЛИКС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К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ГРИГОР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ПЁТ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ЛЕКСАНД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ЛЕКСЕ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СИФ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ЛЕКСАНД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ГРИГОР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ЁТ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АЛЕРЬЯ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ТЕП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ЕНЕДИКТ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ЛАДИМИ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МИХАИ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ОНУФР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ПЁТР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ПОЛИКАРП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ОЛИКАРП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ЛЕКСАНД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АС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ЛАДИМИ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ЛЬЯ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ЕЛЕСТИН</text:p>
          </table:table-cell>
          <table:table-cell office:value-type="float" office:value="1939">
            <text:p>1939</text:p>
          </table:table-cell>
        </table:table-row>
        <table:table-row>
          <table:table-cell>
            <text:p>ЛУК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АТВЕ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АВ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АВЕЛ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ПЁТР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АНДРЕ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АТВЕ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АТВЕ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ГРИГОР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ОАННИКИ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ФЛО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РАНЦИСК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ОСИФ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ППОЛИТЪ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АОКИМ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ЛАТО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ЯКОВ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ЛАДИМИ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ЯКОВ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АЛЕ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АТО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АТО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АТОЛ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ЕП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ЛАДИМИ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ВА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ПАВЕ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ГНАТ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КЛИМЕН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ЮЛИ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АЗИМИР</text:p>
          </table:table-cell>
          <table:table-cell office:value-type="float" office:value="1939">
            <text:p>1939</text:p>
          </table:table-cell>
        </table:table-row>
        <table:table-row>
          <table:table-cell>
            <text:p>КУЗЬМ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ЕМЁ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УЗЬМА</text:p>
          </table:table-cell>
          <table:table-cell office:value-type="float" office:value="1844">
            <text:p>1844</text:p>
          </table:table-cell>
        </table:table-row>
        <table:table-row>
          <table:table-cell>
            <text:p>ЗИНОВ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РАНЦИСК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ОНСТАН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АНО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КОНСТАНТИ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РАНЦИСК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АНО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ЛАТО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БОРИС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СИЛ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АЦЛАВ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ФЁДОР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Е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АНД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АНД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ЛЕКСЕ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ИГНАТ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ЯКОВ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ЛЕВ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ЛЕОНТ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СЕРГ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ИКЕНТ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КОНСТАН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МИХАИЛ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ОСИФ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КОНСТАНТИ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ЛАТО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ИКТО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ЛА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АСТАС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ЛОНГИ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СТЕП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ДАМ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ФАБИА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ЛАДИМИ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ЁТ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ЁТ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ДАМ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ДРЕ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СИЛ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ГАСПА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СИФ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САФАТ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АР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ЛИМЕНТ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ОНУФР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ЁТ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ЕРОНИ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АФА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ОЛИМП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ЛАДИМИ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АВСТ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ЛЕКСАНД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НИКОЛА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ОСИФ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Т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НТО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ГРИГОРИ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ИКТО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ЕМЕЛЬЯ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ЛЬЯ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ЁДОР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ВЛАДИМИ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ВТОНОМ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РСЕН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ЛАДИМИ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ЦЛАВ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АОКИ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АР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ИРИЛ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СИФ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ПЁТ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ЁТ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ПЛАТО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СТЕП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ЮЛИ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ДОМИНИКЪ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БОРИС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ЕПИФА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АСИЛИ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МОС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ГЕОРГ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ЁТ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АРАПІОНЪ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СИФ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ПАВЕ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ЕРАПИ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ДРЕ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АНТО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АСИЛ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В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ХЛОДВИГ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МИХАИЛ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ПЛА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РОМ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ЕМЁ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Л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УПРИЯ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НИКОЛА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МИХАИЛ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ЛАДИМИР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ИВАН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ЛОНГИ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ХЛОДВИГ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ХЛОДВИГ</text:p>
          </table:table-cell>
          <table:table-cell office:value-type="float" office:value="1939">
            <text:p>1939</text:p>
          </table:table-cell>
        </table:table-row>
        <table:table-row>
          <table:table-cell>
            <text:p>ЛУК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АВЕ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ОНГ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АСИЛ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ОМА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ПАВЕ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ВТОНОМ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ЛАДИМИ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ВАЦЛАВ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ЮЛИ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ЛАДИМИ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ЯКОВ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ЕРМИЛ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КОНСТАНТИ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СТАНИСЛАВ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ТЕП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ОНСТАНТИ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ОСИФ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ДРЕ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ТЕП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СТЕП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ПАВ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АР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ДАМ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КЛЕОНИК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ОЛА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ФАДЕ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ВИКТ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МЕЛЕ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ФАВСТ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ДРЕ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ЛЕКСАНД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ДРЕ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ДРЕ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ДАЛЬБЕРТ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ЛЕКСАНД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ЛЕКСЕ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ИКТО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ЛАДИМИ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ППОЛИТЪ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НИКОЛА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АНТО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ПАВЕЛ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СЕРГ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СИЛИЙ</text:p>
          </table:table-cell>
          <table:table-cell office:value-type="float" office:value="1939">
            <text:p>1939</text:p>
          </table:table-cell>
        </table:table-row>
        <table:table-row>
          <table:table-cell>
            <text:p>КАЗИМИ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Е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ЛАРИО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ДМИТРИ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ГРИГОР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КОНСТАН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ИХАИЛ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НИКОЛА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ДРЕ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ТЕПА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ДАМ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ГНА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АЗИМИ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ФЕЛИКС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AНИКИТА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ТЕП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ЮЛИ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СТАНИСЛАВ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АВГУСТИНЪ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ЛЕКСЕ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ЛАДИМИ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ГЕОРГ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ЛИМЕНТ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КОНСТАНТИ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МАРК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АНОР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НИКОЛА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834">
            <text:p>1834</text:p>
          </table:table-cell>
        </table:table-row>
        <table:table-row>
          <table:table-cell>
            <text:p>ПАВ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ДРЕ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ДАНИЛА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АТІ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ЛЕКСАНДР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НИКОЛА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ЛЕКСАНД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БОГУСЛАВЪ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ГЕНРИХ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СИФ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КАЛЛИСТРАТ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НИКОДИМ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ЕДОС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ПАВЕ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ИКЕНТ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ЁТ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АДЕ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ДРЕ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ГНАТ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ФАТІ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ДРЕ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ФАНАСИЙ</text:p>
          </table:table-cell>
          <table:table-cell office:value-type="float" office:value="1903">
            <text:p>1903</text:p>
          </table:table-cell>
        </table:table-row>
        <table:table-row>
          <table:table-cell>
            <text:p>АФАНАССІ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ДОРОФЕ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ФАТІ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ИЛОФЕ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ЗАХА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БОРИС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ЗАХА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ЗАХА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СИЛ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АСИЛ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ИКЕН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ВАСИЛ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ГЕРВАС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АЗИМИ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ТИТ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ЮЛИ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921">
            <text:p>1921</text:p>
          </table:table-cell>
        </table:table-row>
        <table:table-row>
          <table:table-cell>
            <text:p>КОНСТАН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ОДЕСТ</text:p>
          </table:table-cell>
          <table:table-cell office:value-type="float" office:value="1921">
            <text:p>1921</text:p>
          </table:table-cell>
        </table:table-row>
        <table:table-row>
          <table:table-cell>
            <text:p>ВАСИЛ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ГНАТ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КОНСТАН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ЛЕВ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ТИТ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ГНА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ГНА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ЛЕВ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ЛУКА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АРК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СТАНИСЛАВ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СТАНИСЛАВ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ТИТ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ДМИТРИЙ</text:p>
          </table:table-cell>
          <table:table-cell office:value-type="float" office:value="1896">
            <text:p>1896</text:p>
          </table:table-cell>
        </table:table-row>
        <table:table-row>
          <table:table-cell>
            <text:p>НИКОЛА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АНДРЕ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ЯКОВ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НДРЕЙ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ВГУСТ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АВКСЕН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ВКСЕН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ДАЛЬБЕРТ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ДАМ<text:s/>АЛЕКСАНДЕ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ДА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ДАМ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ДАМ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ДАМ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ДАМ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ДАМ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ДАМ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ДАМ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ДАМ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ДАМ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ДАМ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ДАМ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ДАМ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ДАМ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АДАМ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АДАМ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ДАМ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ДАМ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ДАМ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ДАМ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ДАМ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ДАМ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ДОЛЬФ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АДРИ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ДРИАН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АИФАЛ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АЛЕКС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ЛЕКСАНД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ЛЕКСАНД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ЛЕКСАНД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ЛЕКСАНД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ЛЕКСАНД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ЛЕКСАНД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ЛЕКСАНД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ЛЕКСАНД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ЛЕКСАНД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ЛЕКСАНДР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АЛЕКСАНДР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ЛЕКСАНДР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ЛЕКСЕ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Е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Е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ЛЕКСЕЙ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ЛЕКСЕ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Е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МБРОС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МБРОС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ДРЕ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ДРЕ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ДРЕ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ДРЕ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ДРЕ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ДРЕ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ДРЕ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НДРЕ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ДРЕ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ДРЕ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НДРЕ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НДРЕ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НДРЕ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ДРЕ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ДРЕ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ДРЕ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ДРЕ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ДРЕЙ</text:p>
          </table:table-cell>
          <table:table-cell office:value-type="float" office:value="1849">
            <text:p>1849</text:p>
          </table:table-cell>
        </table:table-row>
        <table:table-row>
          <table:table-cell>
            <text:p>АНДРЕ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НДРЕ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НДРЕ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НДРЕ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НДРЕ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НДРЕ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НДРЕ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ДРЕ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ДРЕ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ДРЕ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ДРЕЙ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АНДРЕ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ДРЕ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ДРЕ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ДРЕ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ЗЕЛЬМ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НТ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НТО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НТО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НТО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НТО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ТО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ТО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НТО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НТО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НТО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Т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Т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Т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Т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Т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АНТО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АНТО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АНТО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ТОН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НТОН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НТОН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НТОН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НТОН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НТОН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ТОН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ТОН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ТОН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НТОН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ИЙ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АНТОН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НТОН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НТОН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НТОН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ТОН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ТОН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НТОН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НТОН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НТОНИЙ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НТОН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НТОНИЙ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АНТОНИЙ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АНТОНИЙ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АНТОНИЙ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АНТОН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ТОН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ТОН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ИЙ</text:p>
          </table:table-cell>
          <table:table-cell office:value-type="float" office:value="1868">
            <text:p>1868</text:p>
          </table:table-cell>
        </table:table-row>
        <table:table-row>
          <table:table-cell>
            <text:p>АПОЛИНАР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ППОЛОНИЙ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РИСТРАХ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ФАНАС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ФАНАС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ФАНАС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ФАНАС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ФАНАС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БОГУСЛА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ЛЕНТИ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АЛЕРИ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АЛЕРИ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РФОЛОМЕ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АРФОЛОМЕ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РФОЛОМЕ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РФОЛОМЕ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АСИЛ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АС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АСИЛ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АСИЛ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АСИЛ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АСИЛ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АСИЛ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СИЛИЙ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ВАСИЛ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АСИЛ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АСИЛ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АСИЛ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АСИЛ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АСИЛ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АСИЛ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АСИЛ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АСИЛ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АСИЛ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ВАСИЛ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АСИЛ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АСИЛ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АСИЛ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АСИЛ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АСИЛ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АСИЛ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АСИЛ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СИЛ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СИЛ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СИЛ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СИЛ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СИЛ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СИЛ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СИЛ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СИЛ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СИЛ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СИЛИЙ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ЕНЕДИКТ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ЕНЕДИК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ЕНЕДИКТ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ВЕНЕДИКТ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ЕНЕДИКТ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ЕНЕДИКТ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ИК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К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К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К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К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КЕНТ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ИКЕН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КЕНТ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ИКЕНТ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ИКЕНТ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ИКЕНТ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ИКЕНТ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ИКЕНТ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ИКЕНТ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ИКЕНТ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ИКЕНТ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ВИКЕН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ИКЕН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ИКЕНТ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ИКЕН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ИКЕН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ИКЕНТИЙ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ВИКЕНТ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ИКЕНТ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ИКЕН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ИКТО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ИКТО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ИКТ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КТ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КТ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КТО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ИКТОР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ВИКТОР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ВИКТ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ИКТ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ИКТ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ИЛЬГЕЛЬ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ЛАДИМИ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ВЛАДЫСЛА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ЛАДЫСЛАВ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ЛАДЫСЛАВ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ДАЛЬБЕРТ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ВОНИФАТ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СЕВОЛОД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ГАВРИ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ГАВРИ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ГАВРИИ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ГАВРИ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ГАВРИИЛ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ГАВРИ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ГАВРИ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ГАВРИИЛ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ГАВРИЛА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ГЕДЕО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ГЕОГР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ГЕОРГ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ГЕОРГ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ГЕОРГ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ГЕОРГ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ГЕОРГ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ГЕОРГ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ГЕОРГ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ГЕОРГ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ГЕОРГИЙ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ГЕОРГИЙ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ГЕОРГ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РИГОР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ГРИГОР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ГРИГОР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ГРИГОР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ГРИГОР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ГРИГОР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ГРИГОР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ГРИГОР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ГРИГОР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ГРИГОР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ГРИГОРИЙ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ГРИГОР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ГРИГОР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ГРИГОР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ГРИГОР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РИГОР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РИГОР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АВИД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АНИИ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ДАНИ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АНИ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АН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ДАНИЛА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ДАНИЛА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ДЕМЕНТ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ДЕМЕНТИЙ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ДЕМЬЯ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ИОНИС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ДМИТР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ДМИТР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ДМИТР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ДМИТР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ДМИТРИЙ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ДМИТР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ДМИТР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МИТР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МИТР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ОМИНИК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ДОМИНИК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ДОМИНИК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ДОМИНИК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ДОМИНИК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ДОМИНИК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ОМИНИК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ОМИНИК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ДОРОФЕ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ЕВГЕН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ЕВСЕ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ЕВСТАФ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ЕВСТАФ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ЕВФИМИЙ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ЕВФРЕМ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ЕГО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ЕЛЕ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ЕМИЛЯ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САМУ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ЗАХАР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АКОВ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АКОВ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АКОВ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ЯНУАР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7">
            <text:p>1837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ГНАТ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ГНАТ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ГНА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ГНА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ГНА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ГНА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ГНАТ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ГНАТ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ГНА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ГНА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ГНА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ГНАТ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ГНАТ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ГНАТ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ГНАТ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ГНАТ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ГНАТ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ГНА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ГНА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ГНА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ГНА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ГНА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ГНА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ГНА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ГНАТ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ГНАТ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ГНАТ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ГНА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ГНА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ГНА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ГНАТИЙ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ИГНАТ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ГНЕСТ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ЕРОНИМ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ЕРОНИМ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ЕРОНИМ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ЕРОНИМ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ЕРОНИМ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ЕРОНИМ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ЛАРИ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ЛЬЯ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ЛЬЯ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ЛЬЯ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ЛЬЯ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АКИМ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АКИМ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АКИМ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АКИМ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ОАКИМ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КОВ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КОВ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КОВ</text:p>
          </table:table-cell>
          <table:table-cell office:value-type="float" office:value="1868">
            <text:p>1868</text:p>
          </table:table-cell>
        </table:table-row>
        <table:table-row>
          <table:table-cell>
            <text:p>ИОАН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ОАН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ОАН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АН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АН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АН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АН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АН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АН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АН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АН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АН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АН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АН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АН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АН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АН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АН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АН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ОАН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ОАН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ОАН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ОАН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АН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АН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АН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АН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АН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АН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АН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АН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ОАН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ОАН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АН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АН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АН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ОАН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ОАН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ОАН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ОАН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ОАН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ОАН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ОАН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ОАН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АН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АН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АН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АН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АН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АН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АН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АН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АН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АН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АН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ИОАН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ИОАН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АН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АН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АН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АН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АН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АН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АН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АН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АН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АН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ОАНН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ИОАН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ИОАНН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ИОАНН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ИОАН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АН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АН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АН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АН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АН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АН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ИОАН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АСА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СА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А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АФ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ОСАФ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ОСА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АФА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АФАТ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АФАТ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ОСИФ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ОСИФ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ИОСИФ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СИФ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СИФ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ОСИФ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ОСИФ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СИФ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СИФ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ИОСИФ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СИФ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СИФ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ОСИФ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ОСИФ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ИППОЛИТ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ППОЛИТ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ППОЛИТ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СИДО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СИДО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УЛИ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УЛИ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УЛИ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УЛИА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УЛИ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УЛИ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УЛИ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УСТИ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УСТИ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УСТИ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ИУСТИ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УСТИ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УСТИН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ИУС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УС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УС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УС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УС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УС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ЙАКИМ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АЗИМИ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АЗИМИ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КАЗИМИ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КАЗИМИР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КАЗИМИ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АЗИМИ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АЗИМИ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АЗИМИ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КАЗИМИР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КАЗИМИР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КАР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КАР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АРЛ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КАРЛ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КАР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АР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КАР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АР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АРП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КАРП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КИПРИ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КИПРИ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ИПРИА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КИПРИ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КИПРИ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ИРИЛ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ИРИЛ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ИРИЛ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ИРИЛ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ИРИЛ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ИРИЛЛ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КИРИЛ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КЛИМЕНТ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КЛИМЕНТ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КЛИМЕНТ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КЛИМЕНТ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ЛИМЕН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ЛИТ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КОЗЬМА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КОНДРАТ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КОНСТАН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ОНСТАНТИ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КОНСТАНТИ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КОНСТАН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КОНСТАНТИ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ОНСТАНТИ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КОНСТАН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ОНСТАН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ОНСТАНТИН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КОНСТАНТИ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КОНСТАНТИН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КОНСТАНТИН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КОНСТАНТИН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КОНСТАНТИ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КСЕНОФОНТ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АВРЕНТ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ЛАВРЕНТ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ЛАВРЕН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ЕВ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ЛЕ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ЛЕВ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ЛЕ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ЕВ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ЛЕВ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ЛЕВ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ЛЕВ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ЛЕВ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ЛЕВ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ЛЕВ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ЛЕВ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ЛЕВ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ЛЕВ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В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В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В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В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В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ЛЕВ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ЛЕОНТ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ЛЕОНАРД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ЛЕОНТ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ЛЕОНТ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ЛЕОН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ЛУДВИК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УДОВИК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ЛУДОВИК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ЛУКА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ЛУКА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ЛУКА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ЛУКА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ЛУКА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ЛУКА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ЛУКА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ЛУКА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УКЬЯН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ЛЮДВИК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ЛЮДВИК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ХЛОДВИГ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ХЛОДВИГ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МАКАР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АКСИМ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МАКСИМ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АКСИМ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АКСИМ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АКСИМИЛИА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МАКСИМИЛИ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АКСИМИЛИА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МАРТИ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МАРТИ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МАРТИ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МАРТИ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МАРТИ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АРТИ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АРТИ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МАР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АРТИН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МАРТИН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МАР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АТВЕ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АТВЕ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АТВЕ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АТВЕ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АТВЕ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АТВЕ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АТВЕ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МАТВЕ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АТВЕ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АТВЕ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МАТВЕ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ЕЛЕНТ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МЕФОД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ТРОФ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МИХАИ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МИХ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МИХА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МИХА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МИХА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МИХА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МИХАИЛ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МИХАИЛ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МИХА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ИХАИ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МИХАИ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МИХАИ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МИХАИЛ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МИХАИЛ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МИХ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МИХАИЛ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МИХАИ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ИХАИЛ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МИХАИЛ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МИХАИЛ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МИХАИЛ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МИХАИЛ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МОИСЕ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ЕСТО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ЕСТОР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НИКАНО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АНО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ИТА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ИТА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ДИМ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НИКОДИМ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НИКОЛА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НИКОЛА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НИКОЛА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НИКОЛА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НИКОЛА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НИКОЛА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НИКОЛА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НИКОЛА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НИКОЛА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ОЛАЙ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НИКОЛА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НИКОЛА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ОЛАЙ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ОЛИМПИЙ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ОНУФР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ОНУФР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ОНУФР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ОНУФР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ОСИП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ОСИП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ОСИП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ОСИП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ОСИП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ОСИП</text:p>
          </table:table-cell>
          <table:table-cell office:value-type="float" office:value="1849">
            <text:p>1849</text:p>
          </table:table-cell>
        </table:table-row>
        <table:table-row>
          <table:table-cell>
            <text:p>ОСИП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ОСИП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ОСИП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ОСИП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ОСИП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ОСИП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ОСИП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ОСИП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ОСИП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ОСИП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ОСИП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ОСИП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ОСИП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ОСИП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ОСИП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ОСИП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ОСИП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ОСИП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ОСИП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ОСИП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ОСИП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ПАВ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АВЕ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АВЕ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АВЕ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АВЕЛ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ПАВЕ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АВЕ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АВЕ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АВЕ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АВЕЛ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ПАВЕ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АВЕ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ПАВЕ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АВЕ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АВЕ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АВЕЛ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ПАВЕ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ПАВЕ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ПАВЕ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ПАВЕ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ПАВЕ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ПАНТЕЛЕИМ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РФЕН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ПЕТ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ЕТ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ЕТ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ЕТ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ЕТ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ЕТ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ЕТР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ПЕТ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ЕТ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ЕТ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ЕТ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ПЕТ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ЕТ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ЕТ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ЕТ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ПЕТ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ПЕТ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ПЕТ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ЕТ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ПЕТ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ПЕТ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ЕТ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ЕТ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ЕТ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ЕТ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ЕТ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ЕТ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ПЕТ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ПЕТР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ПЕТ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ПЕТР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ПЕТ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ЕТ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ЕТ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ЕТ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ЕТ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ЕТ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ЕТР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ПЕТ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ПЕТ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ПЕТ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ПЛАКИД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ПЛАТО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ЛАТ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ЛАТО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ПЛАТО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ПОЛИКАРП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ПОРФИР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РАФА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РАФА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РОМ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РОМ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РОМ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РОМ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РОМ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РОМ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РОМУАЛЬД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РОМУАЛЬД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РОМУАЛЬД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САВВА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АВВА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САМСО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АМУ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ЕВАСТИ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ЕМЕ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ЕМЕ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СЕМЕ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СЕМЕ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СЕМЕ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ЕМЕ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СЕМЕ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СЕМЕ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ЕМЕ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ЕМЕ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ЕМЕ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ЕРАФИМ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СИЛЬВЕСТ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ИЛЬВЕСТ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ИЛЬВЕСТ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СИЛЬВЕСТ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ИЛЬВЕСТ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ИЛЬВЕСТР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СИЛЬВЕСТР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СИМЕ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ИМЕ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ИМЕО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ИМЕО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СИМЕ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ИМЕ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ИМЕО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СИМЕО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СИМЕ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СИМЕ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СИМЕ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СИМЕ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СИМЕ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ИМЕ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ИМЕО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СИМЕО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СИМЕОН</text:p>
          </table:table-cell>
          <table:table-cell office:value-type="float" office:value="1849">
            <text:p>1849</text:p>
          </table:table-cell>
        </table:table-row>
        <table:table-row>
          <table:table-cell>
            <text:p>СИМЕ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ИМЕ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ИМЕО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СИМЕ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ИМЕ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ИМЕ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ОФРОН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ТАНИСЛА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АНИСЛА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АНИСЛА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АНИСЛАВ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ТАНИСЛАВ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ТАНИСЛА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ТАНИСЛАВ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СТАНИСЛАВ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ТАНИСЛАВ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СТАНИСЛАВ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СТАНИСЛАВ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СТАНИСЛАВ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ТАНИСЛАВ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ТАНИСЛАВ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ТЕП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СТЕП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СТЕП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ТЕП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ТЕПА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СТЕП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СТЕП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СТЕП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СТЕП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ТЕП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СТЕПАН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СТЕП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ЕП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ЕПАН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СТЕПА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СТЕФ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СТЕФ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СТЕФ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ЕФ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ЕФ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ЕФ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ЕФ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ТЕФ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ТЕФ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ТЕФА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СТЕФА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СТЕФ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ТЕФ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ТЕФ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СТЕФ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СТЕФ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СТЕФ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СТЕФ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СТЕФ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ТЕФ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ТЕФ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ТЕФ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ТЕФ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СТЕФ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ТЕФ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СТЕФАН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СТЕФ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ЕФ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ЕФ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ЕФ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ТЕФА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СТЕФ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ТЕЛЕСФО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ТИМОФЕ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ТИТ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ТИТ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ФАБИА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ФАВСТ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АВСТ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АВСТ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ФАВСТ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ФАВСТИ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ФАДЕ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АДЕ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АДЕ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АДЕ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ФАДЕ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АДЕ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АДЕ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АДЕ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АДЕ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АДЕ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АДЕ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АДЕЙ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ФАДЕ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АДЕ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ФАДЕ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ЕДОС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ЕЛИКС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ЕЛИКС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ЕЛИКС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ЕЛИКС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ЕЛИКС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ЕЛИКС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ЕЛИКС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ФЕЛИКС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ЕЛИЦ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ЕЛИЦИ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ЕОДОР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ФЕОДО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ЕОДО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ЕОД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ЕОД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ЕОД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ЕОДО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ЕОДОР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ФЕОД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ЕОД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ЕОД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ЕОДО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ЕОДО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ЕОДО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ФЕОДО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ФЕОДО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ЕОДО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ЕОДО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ЕОДО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ФЕОДО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ФЕОДО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ФЕОДО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ЕОДО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ФЕОДО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ФЕОДОР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ФЕОДОР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ФЕОДОР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ФЕОДО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ЕОДО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ЕОДО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ЕОДОР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ФЕОД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ЕОД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ЕОД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ЕОД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ЕОДОС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ЕОФ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ЕОФИ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ЕОФИ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ФЕОФИЛ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ФЕОФ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ЕОФ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ЕРДИНАНД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ИЛИПП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ИЛИПП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ФИЛИПП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ФИЛИПП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ИЛИПП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ФИЛИПП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ИЛИПП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ФЛ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ЛОР</text:p>
          </table:table-cell>
          <table:table-cell office:value-type="float" office:value="1849">
            <text:p>1849</text:p>
          </table:table-cell>
        </table:table-row>
        <table:table-row>
          <table:table-cell>
            <text:p>ФЛО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ФЛО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Л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Л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Л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ЛОРИ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ЛОРИ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ОМА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ОМА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ОМА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ФОМ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ОМ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ОМА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ОМА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ОМА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ФОМА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ФОМА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ФОМА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ФОМА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ОМА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ОМА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ОМА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РАНТИШЕК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РАНЦ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РАНЦ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РАНЦ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ФРАНЦ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РАНЦ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РАНЦ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РАНЦ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РАНЦ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РАНЦ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РАНЦ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ФРАНЦ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РАНЦ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РАНЦ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РАНЦ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РАНЦ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РАНЦ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РАНЦ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РАНЦИСК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ЭДУАРД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ЮЛИ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ЮЛИ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ЮЛИ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ЮЛИАН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ЮР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ЮС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ЮС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ЮС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ЮСТИ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ЮСТИН</text:p>
          </table:table-cell>
          <table:table-cell office:value-type="float" office:value="1849">
            <text:p>1849</text:p>
          </table:table-cell>
        </table:table-row>
        <table:table-row>
          <table:table-cell>
            <text:p>ЮС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АКИН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ЯКОВ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ЯКО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ЯКОВ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ЯКОВ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ЯКОВ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ЯКО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ЯКОВ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ЯКОВ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ЯКОВ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ЯКОВ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ЯКОВ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ЯКОВ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ЯКОВ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ЯКОВ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ЯКОВ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ЯКОВ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ЯКОВ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ЯКОВ</text:p>
          </table:table-cell>
          <table:table-cell office:value-type="float" office:value="1902">
            <text:p>1902</text:p>
          </table:table-cell>
        </table:table-row>
      </table:table>
    </office:spreadsheet>
  </office:body>
</office:document-content>
</file>